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7000002D770FE3C7F8F7FFF0F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Wingdings 3" svg:font-family="'Wingdings 3'" style:font-family-generic="roman" style:font-pitch="variable" style:font-charset="x-symbol"/>
  </office:font-face-decls>
  <office:automatic-styles>
    <style:style style:name="Tableau8" style:family="table">
      <style:table-properties style:width="13.751cm" fo:margin-left="2.942cm" table:align="left"/>
    </style:style>
    <style:style style:name="Tableau8.A" style:family="table-column">
      <style:table-column-properties style:column-width="4.136cm"/>
    </style:style>
    <style:style style:name="Tableau8.B" style:family="table-column">
      <style:table-column-properties style:column-width="0.416cm"/>
    </style:style>
    <style:style style:name="Tableau8.C" style:family="table-column">
      <style:table-column-properties style:column-width="9.199cm"/>
    </style:style>
    <style:style style:name="Tableau8.A1" style:family="table-cell">
      <style:table-cell-properties fo:padding-left="0.191cm" fo:padding-right="0.191cm" fo:padding-top="0.049cm" fo:padding-bottom="0cm" fo:border="none" style:writing-mode="lr-tb"/>
    </style:style>
    <style:style style:name="Tableau8.A2" style:family="table-cell">
      <style:table-cell-properties fo:padding-left="0.191cm" fo:padding-right="0.191cm" fo:padding-top="0.049cm" fo:padding-bottom="0cm" fo:border-left="3pt solid #d60093" fo:border-right="none" fo:border-top="none" fo:border-bottom="none" style:writing-mode="lr-tb"/>
    </style:style>
    <style:style style:name="Tableau8.B2" style:family="table-cell">
      <style:table-cell-properties style:vertical-align="middle" fo:padding-left="0.191cm" fo:padding-right="0.191cm" fo:padding-top="0.049cm" fo:padding-bottom="0cm" fo:border="none" style:writing-mode="lr-tb"/>
    </style:style>
    <style:style style:name="Tableau9" style:family="table">
      <style:table-properties style:width="17.004cm" fo:margin-left="-0.31cm" table:align="left"/>
    </style:style>
    <style:style style:name="Tableau9.A" style:family="table-column">
      <style:table-column-properties style:column-width="1.33cm"/>
    </style:style>
    <style:style style:name="Tableau9.B" style:family="table-column">
      <style:table-column-properties style:column-width="15.674cm"/>
    </style:style>
    <style:style style:name="Tableau9.A1" style:family="table-cell">
      <style:table-cell-properties fo:background-color="#d60093" fo:padding-left="0.191cm" fo:padding-right="0.191cm" fo:padding-top="0.049cm" fo:padding-bottom="0cm" fo:border="none" style:writing-mode="lr-tb">
        <style:background-image/>
      </style:table-cell-properties>
    </style:style>
    <style:style style:name="Tableau9.2" style:family="table-row">
      <style:table-row-properties style:min-row-height="0.101cm" style:use-optimal-row-height="false"/>
    </style:style>
    <style:style style:name="Tableau9.A2" style:family="table-cell">
      <style:table-cell-properties fo:padding-left="0.191cm" fo:padding-right="0.191cm" fo:padding-top="0.049cm" fo:padding-bottom="0cm" fo:border-left="none" fo:border-right="none" fo:border-top="none" fo:border-bottom="1.5pt solid #d60093" style:writing-mode="lr-tb"/>
    </style:style>
    <style:style style:name="Tableau9.3" style:family="table-row">
      <style:table-row-properties style:min-row-height="1cm" style:use-optimal-row-height="false"/>
    </style:style>
    <style:style style:name="Tableau9.A3" style:family="table-cell">
      <style:table-cell-properties style:vertical-align="middle" fo:padding-left="0.191cm" fo:padding-right="0.191cm" fo:padding-top="0.049cm" fo:padding-bottom="0cm" fo:border-left="none" fo:border-right="none" fo:border-top="2.25pt solid #d60093" fo:border-bottom="none" style:writing-mode="lr-tb"/>
    </style:style>
    <style:style style:name="Tableau9.4" style:family="table-row">
      <style:table-row-properties style:min-row-height="2.499cm" style:use-optimal-row-height="false"/>
    </style:style>
    <style:style style:name="Tableau9.A4" style:family="table-cell">
      <style:table-cell-properties fo:padding-left="0.191cm" fo:padding-right="0.191cm" fo:padding-top="0.049cm" fo:padding-bottom="0cm" fo:border-left="none" fo:border-right="none" fo:border-top="1.5pt solid #d60093" fo:border-bottom="0.5pt solid #d9d9d9" style:writing-mode="lr-tb"/>
    </style:style>
    <style:style style:name="Tableau9.5" style:family="table-row">
      <style:table-row-properties style:min-row-height="0.801cm" style:use-optimal-row-height="false"/>
    </style:style>
    <style:style style:name="Tableau9.A5" style:family="table-cell">
      <style:table-cell-properties fo:padding-left="0.191cm" fo:padding-right="0.191cm" fo:padding-top="0.049cm" fo:padding-bottom="0cm" fo:border-left="0.5pt solid #d9d9d9" fo:border-right="0.5pt solid #d9d9d9" fo:border-top="0.5pt solid #d9d9d9" fo:border-bottom="none" style:writing-mode="lr-tb"/>
    </style:style>
    <style:style style:name="Tableau9.A6" style:family="table-cell">
      <style:table-cell-properties fo:padding-left="0.191cm" fo:padding-right="0.191cm" fo:padding-top="0.049cm" fo:padding-bottom="0cm" fo:border-left="0.5pt solid #d9d9d9" fo:border-right="0.5pt solid #d9d9d9" fo:border-top="none" fo:border-bottom="none" style:writing-mode="lr-tb"/>
    </style:style>
    <style:style style:name="Tableau9.A7" style:family="table-cell">
      <style:table-cell-properties style:vertical-align="middle" fo:padding-left="0.191cm" fo:padding-right="0.191cm" fo:padding-top="0.049cm" fo:padding-bottom="0cm" fo:border-left="0.5pt solid #d9d9d9" fo:border-right="none" fo:border-top="none" fo:border-bottom="none" style:writing-mode="lr-tb"/>
    </style:style>
    <style:style style:name="Tableau9.B7" style:family="table-cell">
      <style:table-cell-properties fo:padding-left="0.191cm" fo:padding-right="0.191cm" fo:padding-top="0.049cm" fo:padding-bottom="0cm" fo:border-left="none" fo:border-right="0.5pt solid #d9d9d9" fo:border-top="none" fo:border-bottom="none" style:writing-mode="lr-tb"/>
    </style:style>
    <style:style style:name="Tableau9.B8" style:family="table-cell">
      <style:table-cell-properties fo:padding-left="0.191cm" fo:padding-right="0.191cm" fo:padding-top="0.049cm" fo:padding-bottom="0cm" fo:border-left="none" fo:border-right="0.5pt solid #d9d9d9" fo:border-top="none" fo:border-bottom="none" style:writing-mode="lr-tb"/>
    </style:style>
    <style:style style:name="Tableau9.9" style:family="table-row">
      <style:table-row-properties style:min-row-height="0.3cm" style:use-optimal-row-height="false"/>
    </style:style>
    <style:style style:name="Tableau9.A9" style:family="table-cell">
      <style:table-cell-properties style:vertical-align="middle" fo:padding-left="0.191cm" fo:padding-right="0.191cm" fo:padding-top="0.049cm" fo:padding-bottom="0cm" fo:border-left="0.5pt solid #d9d9d9" fo:border-right="0.5pt solid #d9d9d9" fo:border-top="none" fo:border-bottom="0.5pt solid #d9d9d9" style:writing-mode="lr-tb"/>
    </style:style>
    <style:style style:name="Tableau10" style:family="table">
      <style:table-properties style:width="17.505cm" fo:margin-left="-0.06cm" table:align="left"/>
    </style:style>
    <style:style style:name="Tableau10.A" style:family="table-column">
      <style:table-column-properties style:column-width="5.752cm"/>
    </style:style>
    <style:style style:name="Tableau10.B" style:family="table-column">
      <style:table-column-properties style:column-width="11.753cm"/>
    </style:style>
    <style:style style:name="Tableau10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0.2" style:family="table-row">
      <style:table-row-properties style:min-row-height="0.035cm" style:use-optimal-row-height="false"/>
    </style:style>
    <style:style style:name="Tableau10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0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au10.4" style:family="table-row">
      <style:table-row-properties style:min-row-height="14.504cm" style:use-optimal-row-height="false"/>
    </style:style>
    <style:style style:name="Tableau10.A4" style:family="table-cell">
      <style:table-cell-properties style:vertical-align="middle" fo:padding-left="0.191cm" fo:padding-right="0.191cm" fo:padding-top="0.101cm" fo:padding-bottom="0cm" fo:border-left="0.5pt solid #d9d9d9" fo:border-right="0.5pt solid #d9d9d9" fo:border-top="none" fo:border-bottom="0.5pt solid #d9d9d9" style:writing-mode="lr-tb"/>
    </style:style>
    <style:style style:name="Tableau10.5" style:family="table-row">
      <style:table-row-properties style:min-row-height="1.713cm" style:use-optimal-row-height="false"/>
    </style:style>
    <style:style style:name="Tableau10.A5" style:family="table-cell">
      <style:table-cell-properties style:vertical-align="bottom"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0.6" style:family="table-row">
      <style:table-row-properties style:min-row-height="1.101cm" style:use-optimal-row-height="false"/>
    </style:style>
    <style:style style:name="Tableau10.A6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11" style:family="table">
      <style:table-properties style:width="17.253cm" fo:margin-left="-0.06cm" table:align="left"/>
    </style:style>
    <style:style style:name="Tableau11.A" style:family="table-column">
      <style:table-column-properties style:column-width="0.501cm"/>
    </style:style>
    <style:style style:name="Tableau11.B" style:family="table-column">
      <style:table-column-properties style:column-width="15.002cm"/>
    </style:style>
    <style:style style:name="Tableau11.C" style:family="table-column">
      <style:table-column-properties style:column-width="0.751cm"/>
    </style:style>
    <style:style style:name="Tableau11.D" style:family="table-column">
      <style:table-column-properties style:column-width="0.998cm"/>
    </style:style>
    <style:style style:name="Tableau11.A1" style:family="table-cell">
      <style:table-cell-properties fo:padding-left="0.191cm" fo:padding-right="0.191cm" fo:padding-top="0.101cm" fo:padding-bottom="0cm" fo:border-left="none" fo:border-right="none" fo:border-top="none" fo:border-bottom="3pt solid #d60093" style:writing-mode="lr-tb"/>
    </style:style>
    <style:style style:name="Tableau11.A2" style:family="table-cell">
      <style:table-cell-properties fo:padding-left="0.191cm" fo:padding-right="0.191cm" fo:padding-top="0.101cm" fo:padding-bottom="0cm" fo:border-left="none" fo:border-right="none" fo:border-top="3pt solid #d60093" fo:border-bottom="none" style:writing-mode="lr-tb"/>
    </style:style>
    <style:style style:name="Tableau11.A3" style:family="table-cell">
      <style:table-cell-properties fo:background-color="#f2f2f2" fo:padding-left="0.191cm" fo:padding-right="0.191cm" fo:padding-top="0.101cm" fo:padding-bottom="0cm" fo:border-left="2.25pt solid #d60093" fo:border-right="none" fo:border-top="none" fo:border-bottom="none" style:writing-mode="lr-tb">
        <style:background-image/>
      </style:table-cell-properties>
    </style:style>
    <style:style style:name="Tableau11.C3" style:family="table-cell">
      <style:table-cell-properties style:vertical-align="middle" fo:background-color="#f2f2f2" fo:padding-left="0.191cm" fo:padding-right="0.191cm" fo:padding-top="0.101cm" fo:padding-bottom="0cm" fo:border-left="none" fo:border-right="1pt solid #bfbfbf" fo:border-top="none" fo:border-bottom="none" style:writing-mode="lr-tb">
        <style:background-image/>
      </style:table-cell-properties>
    </style:style>
    <style:style style:name="Tableau11.D3" style:family="table-cell">
      <style:table-cell-properties style:vertical-align="middle" fo:background-color="#f2f2f2" fo:padding-left="0.191cm" fo:padding-right="0.191cm" fo:padding-top="0.101cm" fo:padding-bottom="0cm" fo:border-left="1pt solid #bfbfbf" fo:border-right="1pt solid #bfbfbf" fo:border-top="1pt solid #bfbfbf" fo:border-bottom="none" style:writing-mode="lr-tb">
        <style:background-image/>
      </style:table-cell-properties>
    </style:style>
    <style:style style:name="Tableau11.A4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11.B4" style:family="table-cell">
      <style:table-cell-properties fo:padding-left="0.191cm" fo:padding-right="0.191cm" fo:padding-top="0.101cm" fo:padding-bottom="0cm" fo:border="none" style:writing-mode="lr-tb"/>
    </style:style>
    <style:style style:name="Tableau11.C4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1.D4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11.A5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11.B5" style:family="table-cell">
      <style:table-cell-properties fo:padding-left="0.191cm" fo:padding-right="0.191cm" fo:padding-top="0.101cm" fo:padding-bottom="0cm" fo:border="none" style:writing-mode="lr-tb"/>
    </style:style>
    <style:style style:name="Tableau11.C5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1.D5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11.A6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11.B6" style:family="table-cell">
      <style:table-cell-properties fo:padding-left="0.191cm" fo:padding-right="0.191cm" fo:padding-top="0.101cm" fo:padding-bottom="0cm" fo:border="none" style:writing-mode="lr-tb"/>
    </style:style>
    <style:style style:name="Tableau11.C6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1.D6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11.7" style:family="table-row">
      <style:table-row-properties style:min-row-height="0.3cm" style:use-optimal-row-height="false"/>
    </style:style>
    <style:style style:name="Tableau11.A7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11.B7" style:family="table-cell">
      <style:table-cell-properties fo:padding-left="0.191cm" fo:padding-right="0.191cm" fo:padding-top="0.101cm" fo:padding-bottom="0cm" fo:border="none" style:writing-mode="lr-tb"/>
    </style:style>
    <style:style style:name="Tableau11.C7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11.D7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 style:writing-mode="lr-tb"/>
    </style:style>
    <style:style style:name="Tableau11.D8" style:family="table-cell">
      <style:table-cell-properties style:vertical-align="middle" fo:background-color="#f2f2f2" fo:padding-left="0.191cm" fo:padding-right="0.191cm" fo:padding-top="0.101cm" fo:padding-bottom="0cm" fo:border="1pt solid #bfbfbf" style:writing-mode="lr-tb">
        <style:background-image/>
      </style:table-cell-properties>
    </style:style>
    <style:style style:name="Tableau11.A9" style:family="table-cell">
      <style:table-cell-properties style:vertical-align="middle" fo:padding-left="0.191cm" fo:padding-right="0.191cm" fo:padding-top="0.101cm" fo:padding-bottom="0cm" fo:border-left="none" fo:border-right="1pt solid #f2f2f2" fo:border-top="0.5pt solid #ffffff" fo:border-bottom="none" style:writing-mode="lr-tb"/>
    </style:style>
    <style:style style:name="Tableau11.B9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11.C9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1.D9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11.A10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11.B10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11.C10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1.D10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11.A11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11.B11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11.C11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1.D11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11.A12" style:family="table-cell">
      <style:table-cell-properties fo:padding-left="0.191cm" fo:padding-right="0.191cm" fo:padding-top="0.101cm" fo:padding-bottom="0cm" fo:border="none" style:writing-mode="lr-tb"/>
    </style:style>
    <style:style style:name="Tableau11.B12" style:family="table-cell">
      <style:table-cell-properties fo:padding-left="0.191cm" fo:padding-right="0.191cm" fo:padding-top="0.101cm" fo:padding-bottom="0cm" fo:border="none" style:writing-mode="lr-tb"/>
    </style:style>
    <style:style style:name="Tableau11.C12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11.D12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 style:writing-mode="lr-tb"/>
    </style:style>
    <style:style style:name="Tableau11.A14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11.B14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11.C14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1.D14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11.A15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11.B15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11.C15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1.D15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11.A16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11.B16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11.C16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1.D16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11.A17" style:family="table-cell">
      <style:table-cell-properties fo:padding-left="0.191cm" fo:padding-right="0.191cm" fo:padding-top="0.101cm" fo:padding-bottom="0cm" fo:border="none" style:writing-mode="lr-tb"/>
    </style:style>
    <style:style style:name="Tableau11.B17" style:family="table-cell">
      <style:table-cell-properties fo:padding-left="0.191cm" fo:padding-right="0.191cm" fo:padding-top="0.101cm" fo:padding-bottom="0cm" fo:border="none" style:writing-mode="lr-tb"/>
    </style:style>
    <style:style style:name="Tableau11.C17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11.D17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 style:writing-mode="lr-tb"/>
    </style:style>
    <style:style style:name="Tableau11.A19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11.B19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11.C19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1.D19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11.A20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11.B20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11.C20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1.D20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11.A21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11.B21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11.C21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1.D21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11.A22" style:family="table-cell">
      <style:table-cell-properties fo:padding-left="0.191cm" fo:padding-right="0.191cm" fo:padding-top="0.101cm" fo:padding-bottom="0cm" fo:border="none" style:writing-mode="lr-tb"/>
    </style:style>
    <style:style style:name="Tableau11.B22" style:family="table-cell">
      <style:table-cell-properties fo:padding-left="0.191cm" fo:padding-right="0.191cm" fo:padding-top="0.101cm" fo:padding-bottom="0cm" fo:border="none" style:writing-mode="lr-tb"/>
    </style:style>
    <style:style style:name="Tableau11.C22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11.D22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 style:writing-mode="lr-tb"/>
    </style:style>
    <style:style style:name="Tableau11.A23" style:family="table-cell">
      <style:table-cell-properties style:vertical-align="middle"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11.C23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1.D23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11.A24" style:family="table-cell">
      <style:table-cell-properties style:vertical-align="middle"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11.C24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1.D24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11.A25" style:family="table-cell">
      <style:table-cell-properties style:vertical-align="middle"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11.C25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1.D25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11.A26" style:family="table-cell">
      <style:table-cell-properties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11.C26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1.D26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12" style:family="table">
      <style:table-properties style:width="18.254cm" fo:margin-left="-0.561cm" table:align="left"/>
    </style:style>
    <style:style style:name="Tableau12.A" style:family="table-column">
      <style:table-column-properties style:column-width="4.253cm"/>
    </style:style>
    <style:style style:name="Tableau12.B" style:family="table-column">
      <style:table-column-properties style:column-width="1cm"/>
    </style:style>
    <style:style style:name="Tableau12.C" style:family="table-column">
      <style:table-column-properties style:column-width="1.016cm"/>
    </style:style>
    <style:style style:name="Tableau12.D" style:family="table-column">
      <style:table-column-properties style:column-width="2.263cm"/>
    </style:style>
    <style:style style:name="Tableau12.E" style:family="table-column">
      <style:table-column-properties style:column-width="8.722cm"/>
    </style:style>
    <style:style style:name="Tableau12.1" style:family="table-row">
      <style:table-row-properties style:min-row-height="0.7cm" style:use-optimal-row-height="false"/>
    </style:style>
    <style:style style:name="Tableau12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12.2" style:family="table-row">
      <style:table-row-properties style:min-row-height="0.644cm" style:use-optimal-row-height="false"/>
    </style:style>
    <style:style style:name="Tableau12.A2" style:family="table-cell">
      <style:table-cell-properties style:border-line-width-bottom="0.071cm 0.071cm 0.071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2.C2" style:family="table-cell">
      <style:table-cell-properties style:border-line-width-bottom="0.071cm 0.071cm 0.071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2.A3" style:family="table-cell">
      <style:table-cell-properties style:border-line-width-top="0.071cm 0.071cm 0.071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2.A4" style:family="table-cell">
      <style:table-cell-properties fo:padding-left="0.191cm" fo:padding-right="0.191cm" fo:padding-top="0.101cm" fo:padding-bottom="0cm" fo:border="none" style:writing-mode="lr-tb"/>
    </style:style>
    <style:style style:name="Tableau12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2.6" style:family="table-row">
      <style:table-row-properties style:min-row-height="0.026cm" style:use-optimal-row-height="false"/>
    </style:style>
    <style:style style:name="Tableau12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2.7" style:family="table-row">
      <style:table-row-properties style:min-row-height="0.25cm" style:use-optimal-row-height="false"/>
    </style:style>
    <style:style style:name="Tableau12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2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2.A9" style:family="table-cell">
      <style:table-cell-properties fo:padding-left="0.191cm" fo:padding-right="0.191cm" fo:padding-top="0.101cm" fo:padding-bottom="0cm" fo:border="none" style:writing-mode="lr-tb"/>
    </style:style>
    <style:style style:name="Tableau12.A10" style:family="table-cell">
      <style:table-cell-properties fo:padding-left="0.191cm" fo:padding-right="0.191cm" fo:padding-top="0.101cm" fo:padding-bottom="0cm" fo:border="none" style:writing-mode="lr-tb"/>
    </style:style>
    <style:style style:name="Tableau12.A1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2.A1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2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2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2.A15" style:family="table-cell">
      <style:table-cell-properties fo:padding-left="0.191cm" fo:padding-right="0.191cm" fo:padding-top="0.101cm" fo:padding-bottom="0cm" fo:border="none" style:writing-mode="lr-tb"/>
    </style:style>
    <style:style style:name="Tableau12.A16" style:family="table-cell">
      <style:table-cell-properties fo:padding-left="0.191cm" fo:padding-right="0.191cm" fo:padding-top="0.101cm" fo:padding-bottom="0cm" fo:border="none" style:writing-mode="lr-tb"/>
    </style:style>
    <style:style style:name="Tableau12.A1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2.A1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2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2.A20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2.A21" style:family="table-cell">
      <style:table-cell-properties fo:padding-left="0.191cm" fo:padding-right="0.191cm" fo:padding-top="0.101cm" fo:padding-bottom="0cm" fo:border="none" style:writing-mode="lr-tb"/>
    </style:style>
    <style:style style:name="Tableau12.A22" style:family="table-cell">
      <style:table-cell-properties fo:padding-left="0.191cm" fo:padding-right="0.191cm" fo:padding-top="0.101cm" fo:padding-bottom="0cm" fo:border="none" style:writing-mode="lr-tb"/>
    </style:style>
    <style:style style:name="Tableau12.A2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2.A24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12.E24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12.25" style:family="table-row">
      <style:table-row-properties style:min-row-height="0.669cm" style:use-optimal-row-height="false"/>
    </style:style>
    <style:style style:name="Tableau12.A25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12.E25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2.26" style:family="table-row">
      <style:table-row-properties style:min-row-height="0.896cm" style:use-optimal-row-height="false"/>
    </style:style>
    <style:style style:name="Tableau12.A26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12.D26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2.27" style:family="table-row">
      <style:table-row-properties style:min-row-height="0.766cm" style:use-optimal-row-height="false"/>
    </style:style>
    <style:style style:name="Tableau12.A2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2.A28" style:family="table-cell">
      <style:table-cell-properties fo:padding-left="0.191cm" fo:padding-right="0.191cm" fo:padding-top="0.101cm" fo:padding-bottom="0cm" fo:border="none" style:writing-mode="lr-tb"/>
    </style:style>
    <style:style style:name="Tableau12.A29" style:family="table-cell">
      <style:table-cell-properties fo:padding-left="0.191cm" fo:padding-right="0.191cm" fo:padding-top="0.101cm" fo:padding-bottom="0cm" fo:border="none" style:writing-mode="lr-tb"/>
    </style:style>
    <style:style style:name="Tableau12.A3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2.A3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2.A32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2.A3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3" style:family="table">
      <style:table-properties style:width="18.254cm" fo:margin-left="-0.561cm" table:align="left"/>
    </style:style>
    <style:style style:name="Tableau13.A" style:family="table-column">
      <style:table-column-properties style:column-width="4.253cm"/>
    </style:style>
    <style:style style:name="Tableau13.B" style:family="table-column">
      <style:table-column-properties style:column-width="1cm"/>
    </style:style>
    <style:style style:name="Tableau13.C" style:family="table-column">
      <style:table-column-properties style:column-width="1.016cm"/>
    </style:style>
    <style:style style:name="Tableau13.D" style:family="table-column">
      <style:table-column-properties style:column-width="2.263cm"/>
    </style:style>
    <style:style style:name="Tableau13.E" style:family="table-column">
      <style:table-column-properties style:column-width="8.722cm"/>
    </style:style>
    <style:style style:name="Tableau13.1" style:family="table-row">
      <style:table-row-properties style:min-row-height="0.7cm" style:use-optimal-row-height="false"/>
    </style:style>
    <style:style style:name="Tableau13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13.2" style:family="table-row">
      <style:table-row-properties style:min-row-height="0.644cm" style:use-optimal-row-height="false"/>
    </style:style>
    <style:style style:name="Tableau13.A2" style:family="table-cell">
      <style:table-cell-properties style:border-line-width-bottom="0.071cm 0.071cm 0.071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3.C2" style:family="table-cell">
      <style:table-cell-properties style:border-line-width-bottom="0.071cm 0.071cm 0.071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3.A3" style:family="table-cell">
      <style:table-cell-properties style:border-line-width-top="0.071cm 0.071cm 0.071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3.A4" style:family="table-cell">
      <style:table-cell-properties fo:padding-left="0.191cm" fo:padding-right="0.191cm" fo:padding-top="0.101cm" fo:padding-bottom="0cm" fo:border="none" style:writing-mode="lr-tb"/>
    </style:style>
    <style:style style:name="Tableau13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3.6" style:family="table-row">
      <style:table-row-properties style:min-row-height="0.026cm" style:use-optimal-row-height="false"/>
    </style:style>
    <style:style style:name="Tableau13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3.7" style:family="table-row">
      <style:table-row-properties style:min-row-height="0.25cm" style:use-optimal-row-height="false"/>
    </style:style>
    <style:style style:name="Tableau13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3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3.A9" style:family="table-cell">
      <style:table-cell-properties fo:padding-left="0.191cm" fo:padding-right="0.191cm" fo:padding-top="0.101cm" fo:padding-bottom="0cm" fo:border="none" style:writing-mode="lr-tb"/>
    </style:style>
    <style:style style:name="Tableau13.A10" style:family="table-cell">
      <style:table-cell-properties fo:padding-left="0.191cm" fo:padding-right="0.191cm" fo:padding-top="0.101cm" fo:padding-bottom="0cm" fo:border="none" style:writing-mode="lr-tb"/>
    </style:style>
    <style:style style:name="Tableau13.A1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3.A1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3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3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3.A15" style:family="table-cell">
      <style:table-cell-properties fo:padding-left="0.191cm" fo:padding-right="0.191cm" fo:padding-top="0.101cm" fo:padding-bottom="0cm" fo:border="none" style:writing-mode="lr-tb"/>
    </style:style>
    <style:style style:name="Tableau13.A16" style:family="table-cell">
      <style:table-cell-properties fo:padding-left="0.191cm" fo:padding-right="0.191cm" fo:padding-top="0.101cm" fo:padding-bottom="0cm" fo:border="none" style:writing-mode="lr-tb"/>
    </style:style>
    <style:style style:name="Tableau13.A1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3.A1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3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3.A20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3.A21" style:family="table-cell">
      <style:table-cell-properties fo:padding-left="0.191cm" fo:padding-right="0.191cm" fo:padding-top="0.101cm" fo:padding-bottom="0cm" fo:border="none" style:writing-mode="lr-tb"/>
    </style:style>
    <style:style style:name="Tableau13.A22" style:family="table-cell">
      <style:table-cell-properties fo:padding-left="0.191cm" fo:padding-right="0.191cm" fo:padding-top="0.101cm" fo:padding-bottom="0cm" fo:border="none" style:writing-mode="lr-tb"/>
    </style:style>
    <style:style style:name="Tableau13.A2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3.A24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13.E24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13.25" style:family="table-row">
      <style:table-row-properties style:min-row-height="0.669cm" style:use-optimal-row-height="false"/>
    </style:style>
    <style:style style:name="Tableau13.A25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13.E25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3.26" style:family="table-row">
      <style:table-row-properties style:min-row-height="0.896cm" style:use-optimal-row-height="false"/>
    </style:style>
    <style:style style:name="Tableau13.A26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13.D26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3.27" style:family="table-row">
      <style:table-row-properties style:min-row-height="0.766cm" style:use-optimal-row-height="false"/>
    </style:style>
    <style:style style:name="Tableau13.A2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3.A28" style:family="table-cell">
      <style:table-cell-properties fo:padding-left="0.191cm" fo:padding-right="0.191cm" fo:padding-top="0.101cm" fo:padding-bottom="0cm" fo:border="none" style:writing-mode="lr-tb"/>
    </style:style>
    <style:style style:name="Tableau13.A29" style:family="table-cell">
      <style:table-cell-properties fo:padding-left="0.191cm" fo:padding-right="0.191cm" fo:padding-top="0.101cm" fo:padding-bottom="0cm" fo:border="none" style:writing-mode="lr-tb"/>
    </style:style>
    <style:style style:name="Tableau13.A3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3.A3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3.A32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3.A3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4" style:family="table">
      <style:table-properties style:width="18.254cm" fo:margin-left="-0.561cm" table:align="left"/>
    </style:style>
    <style:style style:name="Tableau14.A" style:family="table-column">
      <style:table-column-properties style:column-width="4.253cm"/>
    </style:style>
    <style:style style:name="Tableau14.B" style:family="table-column">
      <style:table-column-properties style:column-width="1cm"/>
    </style:style>
    <style:style style:name="Tableau14.C" style:family="table-column">
      <style:table-column-properties style:column-width="1.016cm"/>
    </style:style>
    <style:style style:name="Tableau14.D" style:family="table-column">
      <style:table-column-properties style:column-width="2.263cm"/>
    </style:style>
    <style:style style:name="Tableau14.E" style:family="table-column">
      <style:table-column-properties style:column-width="8.722cm"/>
    </style:style>
    <style:style style:name="Tableau14.1" style:family="table-row">
      <style:table-row-properties style:min-row-height="0.7cm" style:use-optimal-row-height="false"/>
    </style:style>
    <style:style style:name="Tableau14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14.2" style:family="table-row">
      <style:table-row-properties style:min-row-height="0.644cm" style:use-optimal-row-height="false"/>
    </style:style>
    <style:style style:name="Tableau14.A2" style:family="table-cell">
      <style:table-cell-properties style:border-line-width-bottom="0.071cm 0.071cm 0.071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4.C2" style:family="table-cell">
      <style:table-cell-properties style:border-line-width-bottom="0.071cm 0.071cm 0.071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4.A3" style:family="table-cell">
      <style:table-cell-properties style:border-line-width-top="0.071cm 0.071cm 0.071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4.A4" style:family="table-cell">
      <style:table-cell-properties fo:padding-left="0.191cm" fo:padding-right="0.191cm" fo:padding-top="0.101cm" fo:padding-bottom="0cm" fo:border="none" style:writing-mode="lr-tb"/>
    </style:style>
    <style:style style:name="Tableau14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4.6" style:family="table-row">
      <style:table-row-properties style:min-row-height="0.026cm" style:use-optimal-row-height="false"/>
    </style:style>
    <style:style style:name="Tableau14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4.7" style:family="table-row">
      <style:table-row-properties style:min-row-height="0.25cm" style:use-optimal-row-height="false"/>
    </style:style>
    <style:style style:name="Tableau14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4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4.A9" style:family="table-cell">
      <style:table-cell-properties fo:padding-left="0.191cm" fo:padding-right="0.191cm" fo:padding-top="0.101cm" fo:padding-bottom="0cm" fo:border="none" style:writing-mode="lr-tb"/>
    </style:style>
    <style:style style:name="Tableau14.A10" style:family="table-cell">
      <style:table-cell-properties fo:padding-left="0.191cm" fo:padding-right="0.191cm" fo:padding-top="0.101cm" fo:padding-bottom="0cm" fo:border="none" style:writing-mode="lr-tb"/>
    </style:style>
    <style:style style:name="Tableau14.A1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4.A1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4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4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4.A15" style:family="table-cell">
      <style:table-cell-properties fo:padding-left="0.191cm" fo:padding-right="0.191cm" fo:padding-top="0.101cm" fo:padding-bottom="0cm" fo:border="none" style:writing-mode="lr-tb"/>
    </style:style>
    <style:style style:name="Tableau14.A16" style:family="table-cell">
      <style:table-cell-properties fo:padding-left="0.191cm" fo:padding-right="0.191cm" fo:padding-top="0.101cm" fo:padding-bottom="0cm" fo:border="none" style:writing-mode="lr-tb"/>
    </style:style>
    <style:style style:name="Tableau14.A1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4.A1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4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4.A20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4.A21" style:family="table-cell">
      <style:table-cell-properties fo:padding-left="0.191cm" fo:padding-right="0.191cm" fo:padding-top="0.101cm" fo:padding-bottom="0cm" fo:border="none" style:writing-mode="lr-tb"/>
    </style:style>
    <style:style style:name="Tableau14.A22" style:family="table-cell">
      <style:table-cell-properties fo:padding-left="0.191cm" fo:padding-right="0.191cm" fo:padding-top="0.101cm" fo:padding-bottom="0cm" fo:border="none" style:writing-mode="lr-tb"/>
    </style:style>
    <style:style style:name="Tableau14.A2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4.A24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14.E24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14.25" style:family="table-row">
      <style:table-row-properties style:min-row-height="0.669cm" style:use-optimal-row-height="false"/>
    </style:style>
    <style:style style:name="Tableau14.A25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14.E25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4.26" style:family="table-row">
      <style:table-row-properties style:min-row-height="0.896cm" style:use-optimal-row-height="false"/>
    </style:style>
    <style:style style:name="Tableau14.A26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14.D26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4.27" style:family="table-row">
      <style:table-row-properties style:min-row-height="0.766cm" style:use-optimal-row-height="false"/>
    </style:style>
    <style:style style:name="Tableau14.A2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4.A28" style:family="table-cell">
      <style:table-cell-properties fo:padding-left="0.191cm" fo:padding-right="0.191cm" fo:padding-top="0.101cm" fo:padding-bottom="0cm" fo:border="none" style:writing-mode="lr-tb"/>
    </style:style>
    <style:style style:name="Tableau14.A29" style:family="table-cell">
      <style:table-cell-properties fo:padding-left="0.191cm" fo:padding-right="0.191cm" fo:padding-top="0.101cm" fo:padding-bottom="0cm" fo:border="none" style:writing-mode="lr-tb"/>
    </style:style>
    <style:style style:name="Tableau14.A3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4.A3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4.A32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4.A3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5" style:family="table">
      <style:table-properties style:width="17.002cm" fo:margin-left="0.191cm" table:align="left"/>
    </style:style>
    <style:style style:name="Tableau15.A" style:family="table-column">
      <style:table-column-properties style:column-width="4.503cm"/>
    </style:style>
    <style:style style:name="Tableau15.B" style:family="table-column">
      <style:table-column-properties style:column-width="8.001cm"/>
    </style:style>
    <style:style style:name="Tableau15.C" style:family="table-column">
      <style:table-column-properties style:column-width="4.498cm"/>
    </style:style>
    <style:style style:name="Tableau15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5.2" style:family="table-row">
      <style:table-row-properties style:min-row-height="0.035cm" style:use-optimal-row-height="false"/>
    </style:style>
    <style:style style:name="Tableau15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5.3" style:family="table-row">
      <style:table-row-properties style:min-row-height="1.401cm" style:use-optimal-row-height="false"/>
    </style:style>
    <style:style style:name="Tableau15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au15.A4" style:family="table-cell">
      <style:table-cell-properties fo:background-color="#f2f2f2" fo:padding-left="0.191cm" fo:padding-right="0.191cm" fo:padding-top="0.101cm" fo:padding-bottom="0cm" fo:border-left="0.5pt solid #bfbfbf" fo:border-right="0.5pt solid #d9d9d9" fo:border-top="0.5pt solid #bfbfbf" fo:border-bottom="0.5pt solid #bfbfbf" style:writing-mode="lr-tb">
        <style:background-image/>
      </style:table-cell-properties>
    </style:style>
    <style:style style:name="Tableau15.B4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0.5pt solid #d9d9d9" fo:border-top="0.5pt solid #bfbfbf" fo:border-bottom="0.5pt solid #bfbfbf" style:writing-mode="lr-tb">
        <style:background-image/>
      </style:table-cell-properties>
    </style:style>
    <style:style style:name="Tableau15.C4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0.5pt solid #bfbfbf" fo:border-top="0.5pt solid #bfbfbf" fo:border-bottom="0.5pt solid #bfbfbf" style:writing-mode="lr-tb">
        <style:background-image/>
      </style:table-cell-properties>
    </style:style>
    <style:style style:name="Tableau15.5" style:family="table-row">
      <style:table-row-properties style:min-row-height="0.9cm" style:use-optimal-row-height="false"/>
    </style:style>
    <style:style style:name="Tableau15.A5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bfbfbf" fo:border-bottom="0.5pt solid #d9d9d9" style:writing-mode="lr-tb"/>
    </style:style>
    <style:style style:name="Tableau15.B5" style:family="table-cell">
      <style:table-cell-properties style:vertical-align="middle" fo:padding-left="0.191cm" fo:padding-right="0.191cm" fo:padding-top="0.101cm" fo:padding-bottom="0cm" fo:border-left="0.5pt solid #d9d9d9" fo:border-right="0.5pt solid #d9d9d9" fo:border-top="0.5pt solid #bfbfbf" fo:border-bottom="0.5pt solid #d9d9d9" style:writing-mode="lr-tb"/>
    </style:style>
    <style:style style:name="Tableau15.C5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bfbfbf" fo:border-bottom="0.5pt solid #d9d9d9" style:writing-mode="lr-tb"/>
    </style:style>
    <style:style style:name="Tableau15.A6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5.B6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5.C6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5.A7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5.B7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5.C7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5.A8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5.B8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5.C8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5.A9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5.B9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5.C9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5.A10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5.B10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5.C10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5.A11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5.B11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5.C11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5.A12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5.B12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5.C12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5.A13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5.B13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5.C13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5.A14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bfbfbf" style:writing-mode="lr-tb"/>
    </style:style>
    <style:style style:name="Tableau15.B14" style:family="table-cell">
      <style:table-cell-properties style:vertical-align="middle" fo:padding-left="0.191cm" fo:padding-right="0.191cm" fo:padding-top="0.101cm" fo:padding-bottom="0cm" fo:border-left="0.5pt solid #d9d9d9" fo:border-right="0.5pt solid #d9d9d9" fo:border-top="0.5pt solid #d9d9d9" fo:border-bottom="0.5pt solid #bfbfbf" style:writing-mode="lr-tb"/>
    </style:style>
    <style:style style:name="Tableau15.C14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bfbfbf" style:writing-mode="lr-tb"/>
    </style:style>
    <style:style style:name="Tableau16" style:family="table">
      <style:table-properties style:width="17.503cm" fo:margin-left="-0.06cm" table:align="left"/>
    </style:style>
    <style:style style:name="Tableau16.A" style:family="table-column">
      <style:table-column-properties style:column-width="17.503cm"/>
    </style:style>
    <style:style style:name="Tableau16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6.2" style:family="table-row">
      <style:table-row-properties style:min-row-height="0.035cm" style:use-optimal-row-height="false"/>
    </style:style>
    <style:style style:name="Tableau16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6.3" style:family="table-row">
      <style:table-row-properties style:min-row-height="1cm" style:use-optimal-row-height="false"/>
    </style:style>
    <style:style style:name="Tableau16.A3" style:family="table-cell">
      <style:table-cell-properties fo:padding-left="0.191cm" fo:padding-right="0.191cm" fo:padding-top="0.101cm" fo:padding-bottom="0cm" fo:border-left="none" fo:border-right="none" fo:border-top="2.25pt solid #d60093" fo:border-bottom="none" style:writing-mode="lr-tb"/>
    </style:style>
    <style:style style:name="Tableau17" style:family="table">
      <style:table-properties style:width="17.503cm" fo:margin-left="-0.06cm" table:align="left"/>
    </style:style>
    <style:style style:name="Tableau17.A" style:family="table-column">
      <style:table-column-properties style:column-width="17.503cm"/>
    </style:style>
    <style:style style:name="Tableau17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7.2" style:family="table-row">
      <style:table-row-properties style:min-row-height="0.035cm" style:use-optimal-row-height="false"/>
    </style:style>
    <style:style style:name="Tableau17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7.3" style:family="table-row">
      <style:table-row-properties style:min-row-height="1.401cm" style:use-optimal-row-height="false"/>
    </style:style>
    <style:style style:name="Tableau17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au17.A4" style:family="table-cell">
      <style:table-cell-properties fo:background-color="#f2f2f2" fo:padding-left="0.191cm" fo:padding-right="0.191cm" fo:padding-top="0.101cm" fo:padding-bottom="0cm" fo:border="0.5pt solid #bfbfbf" style:writing-mode="lr-tb">
        <style:background-image/>
      </style:table-cell-properties>
    </style:style>
    <style:style style:name="Tableau17.5" style:family="table-row">
      <style:table-row-properties style:min-row-height="1.199cm" style:use-optimal-row-height="false"/>
    </style:style>
    <style:style style:name="Tableau17.A5" style:family="table-cell">
      <style:table-cell-properties style:vertical-align="middle" fo:padding-left="0.191cm" fo:padding-right="0.191cm" fo:padding-top="0.101cm" fo:padding-bottom="0cm" fo:border="0.5pt solid #bfbfbf" style:writing-mode="lr-tb"/>
    </style:style>
    <style:style style:name="Tableau17.A14" style:family="table-cell">
      <style:table-cell-properties style:vertical-align="middle" fo:padding-left="0.191cm" fo:padding-right="0.191cm" fo:padding-top="0.101cm" fo:padding-bottom="0cm" fo:border-left="0.5pt solid #bfbfbf" fo:border-right="0.5pt solid #bfbfbf" fo:border-top="0.5pt solid #bfbfbf" fo:border-bottom="0.5pt solid #d9d9d9" style:writing-mode="lr-tb"/>
    </style:style>
    <style:style style:name="Tableau18" style:family="table">
      <style:table-properties style:width="18.254cm" fo:margin-left="-0.561cm" table:align="left"/>
    </style:style>
    <style:style style:name="Tableau18.A" style:family="table-column">
      <style:table-column-properties style:column-width="18.254cm"/>
    </style:style>
    <style:style style:name="Tableau18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8.2" style:family="table-row">
      <style:table-row-properties style:min-row-height="0.035cm" style:use-optimal-row-height="false"/>
    </style:style>
    <style:style style:name="Tableau18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8.3" style:family="table-row">
      <style:table-row-properties style:min-row-height="1.401cm" style:use-optimal-row-height="false"/>
    </style:style>
    <style:style style:name="Tableau18.A3" style:family="table-cell">
      <style:table-cell-properties fo:padding-left="0.191cm" fo:padding-right="0.191cm" fo:padding-top="0.101cm" fo:padding-bottom="0cm" fo:border-left="none" fo:border-right="none" fo:border-top="2.25pt solid #d60093" fo:border-bottom="none" style:writing-mode="lr-tb"/>
    </style:style>
    <style:style style:name="P1" style:family="paragraph" style:parent-style-name="Normal">
      <style:paragraph-properties fo:margin-top="0cm" fo:margin-bottom="0cm" style:contextual-spacing="false" fo:line-height="100%" fo:text-align="justify" style:justify-single-word="false"/>
    </style:style>
    <style:style style:name="P2" style:family="paragraph" style:parent-style-name="Normal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Normal">
      <style:paragraph-properties fo:margin-left="0cm" fo:margin-right="0.309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1.499cm"/>
        </style:tab-stops>
      </style:paragraph-properties>
    </style:style>
    <style:style style:name="P4" style:family="paragraph" style:parent-style-name="Normal">
      <style:paragraph-properties fo:margin-top="0cm" fo:margin-bottom="0cm" style:contextual-spacing="false" fo:line-height="100%" fo:text-align="end" style:justify-single-word="false"/>
    </style:style>
    <style:style style:name="P5" style:family="paragraph" style:parent-style-name="Normal">
      <style:paragraph-properties fo:margin-left="0cm" fo:margin-right="0.309cm" fo:margin-top="0cm" fo:margin-bottom="0cm" style:contextual-spacing="false" fo:line-height="100%" fo:text-align="end" style:justify-single-word="false" fo:text-indent="0cm" style:auto-text-indent="false">
        <style:tab-stops>
          <style:tab-stop style:position="1.499cm"/>
        </style:tab-stops>
      </style:paragraph-properties>
    </style:style>
    <style:style style:name="P6" style:family="paragraph" style:parent-style-name="Normal">
      <style:paragraph-properties fo:margin-left="0cm" fo:margin-right="0.309cm" fo:margin-top="0cm" fo:margin-bottom="0.212cm" style:contextual-spacing="false" fo:line-height="100%" fo:text-align="end" style:justify-single-word="false" fo:text-indent="0cm" style:auto-text-indent="false"/>
    </style:style>
    <style:style style:name="P7" style:family="paragraph" style:parent-style-name="Normal">
      <style:paragraph-properties fo:margin-top="0.212cm" fo:margin-bottom="0.212cm" style:contextual-spacing="false" fo:line-height="100%" fo:text-align="end" style:justify-single-word="false">
        <style:tab-stops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Normal">
      <style:paragraph-properties fo:margin-top="0cm" fo:margin-bottom="0cm" style:contextual-spacing="false" fo:line-height="100%"/>
    </style:style>
    <style:style style:name="P9" style:family="paragraph" style:parent-style-name="Normal">
      <style:paragraph-properties fo:margin-top="0cm" fo:margin-bottom="0cm" style:contextual-spacing="false" fo:line-height="100%" fo:keep-with-next="always"/>
    </style:style>
    <style:style style:name="P10" style:family="paragraph" style:parent-style-name="Normal">
      <style:paragraph-properties fo:margin-left="-0.074cm" fo:margin-right="0cm" fo:margin-top="0cm" fo:margin-bottom="0cm" style:contextual-spacing="false" fo:line-height="100%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0.811cm" fo:margin-right="0cm" fo:margin-top="0cm" fo:margin-bottom="0.212cm" style:contextual-spacing="false" fo:line-height="100%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0.229cm" fo:margin-right="0cm" fo:margin-top="0cm" fo:margin-bottom="0cm" style:contextual-spacing="false" fo:line-height="100%" fo:text-indent="0cm" style:auto-text-indent="false" fo:keep-with-next="always">
        <style:tab-stops/>
      </style:paragraph-properties>
    </style:style>
    <style:style style:name="P13" style:family="paragraph" style:parent-style-name="Normal">
      <style:paragraph-properties fo:margin-left="0cm" fo:margin-right="0.309cm" fo:margin-top="0cm" fo:margin-bottom="0.212cm" style:contextual-spacing="false" fo:line-height="100%" fo:text-indent="0cm" style:auto-text-indent="false"/>
    </style:style>
    <style:style style:name="P14" style:family="paragraph" style:parent-style-name="Normal">
      <style:paragraph-properties fo:margin-left="0cm" fo:margin-right="-0.191cm" fo:margin-top="0cm" fo:margin-bottom="0cm" style:contextual-spacing="false" fo:line-height="100%" fo:text-indent="0cm" style:auto-text-indent="false"/>
    </style:style>
    <style:style style:name="P15" style:family="paragraph" style:parent-style-name="Normal">
      <style:paragraph-properties fo:margin-top="0cm" fo:margin-bottom="0.212cm" style:contextual-spacing="false" fo:line-height="100%"/>
    </style:style>
    <style:style style:name="P16" style:family="paragraph" style:parent-style-name="Normal">
      <style:paragraph-properties fo:margin-top="0cm" fo:margin-bottom="0.212cm" style:contextual-spacing="false" fo:line-height="100%" fo:keep-with-next="always"/>
    </style:style>
    <style:style style:name="P17" style:family="paragraph" style:parent-style-name="Normal">
      <style:paragraph-properties fo:margin-top="0.212cm" fo:margin-bottom="0cm" style:contextual-spacing="false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Normal">
      <style:paragraph-properties fo:margin-top="0.176cm" fo:margin-bottom="0.212cm" style:contextual-spacing="false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Normal">
      <style:paragraph-properties fo:margin-left="0cm" fo:margin-right="0.06cm" fo:margin-top="0cm" fo:margin-bottom="0cm" style:contextual-spacing="false" fo:line-height="100%" fo:text-indent="0cm" style:auto-text-indent="false"/>
    </style:style>
    <style:style style:name="P20" style:family="paragraph" style:parent-style-name="Normal">
      <style:paragraph-properties fo:margin-top="0.212cm" fo:margin-bottom="0.212cm" style:contextual-spacing="false" fo:line-height="100%"/>
    </style:style>
    <style:style style:name="P21" style:family="paragraph" style:parent-style-name="Normal">
      <style:paragraph-properties fo:margin-top="0.212cm" fo:margin-bottom="0.212cm" style:contextual-spacing="false" fo:line-height="100%" fo:keep-with-next="always"/>
    </style:style>
    <style:style style:name="P22" style:family="paragraph" style:parent-style-name="Normal">
      <style:paragraph-properties fo:margin-left="0cm" fo:margin-right="0.309cm" fo:margin-top="0cm" fo:margin-bottom="0cm" style:contextual-spacing="false" fo:line-height="100%" fo:text-indent="0cm" style:auto-text-indent="false">
        <style:tab-stops>
          <style:tab-stop style:position="1.499cm"/>
        </style:tab-stops>
      </style:paragraph-properties>
    </style:style>
    <style:style style:name="P23" style:family="paragraph" style:parent-style-name="Normal">
      <style:paragraph-properties fo:margin-top="0cm" fo:margin-bottom="0cm" style:contextual-spacing="false" fo:line-height="100%"/>
      <style:text-properties fo:font-variant="small-caps" style:font-name="Arial" fo:font-size="10pt" style:font-size-asian="10pt" style:font-name-complex="Arial" style:font-size-complex="10pt"/>
    </style:style>
    <style:style style:name="P24" style:family="paragraph" style:parent-style-name="Normal">
      <style:paragraph-properties fo:margin-top="0cm" fo:margin-bottom="0cm" style:contextual-spacing="false" fo:text-align="end" style:justify-single-word="false"/>
      <style:text-properties fo:font-variant="small-caps" style:font-name="Arial" fo:font-size="10pt" style:font-size-asian="10pt" style:font-name-complex="Arial" style:font-size-complex="16pt"/>
    </style:style>
    <style:style style:name="P25" style:family="paragraph" style:parent-style-name="Normal">
      <style:paragraph-properties fo:margin-top="0cm" fo:margin-bottom="0cm" style:contextual-spacing="false" fo:line-height="100%"/>
      <style:text-properties fo:font-variant="small-caps" style:font-name="Arial" fo:font-size="1pt" style:font-size-asian="1pt" style:font-name-complex="Arial" style:font-size-complex="1pt"/>
    </style:style>
    <style:style style:name="P26" style:family="paragraph" style:parent-style-name="Normal">
      <style:paragraph-properties fo:margin-top="0cm" fo:margin-bottom="0cm" style:contextual-spacing="false" fo:line-height="100%"/>
      <style:text-properties fo:font-variant="small-caps" style:font-name="Arial" fo:font-size="18pt" style:font-size-asian="18pt" style:font-name-complex="Arial" style:font-size-complex="18pt"/>
    </style:style>
    <style:style style:name="P27" style:family="paragraph" style:parent-style-name="Normal">
      <style:paragraph-properties fo:margin-top="0cm" fo:margin-bottom="0cm" style:contextual-spacing="false" fo:line-height="100%"/>
      <style:text-properties fo:font-variant="small-caps" fo:color="#404040" loext:opacity="100%" fo:font-size="18pt" fo:font-weight="bold" style:font-size-asian="18pt" style:font-weight-asian="bold" style:font-name-complex="Calibri1" style:font-size-complex="18pt"/>
    </style:style>
    <style:style style:name="P28" style:family="paragraph" style:parent-style-name="Normal">
      <style:paragraph-properties fo:margin-top="0cm" fo:margin-bottom="0cm" style:contextual-spacing="false" fo:text-align="center" style:justify-single-word="false"/>
      <style:text-properties fo:font-variant="small-caps" fo:color="#404040" loext:opacity="100%" fo:font-size="48pt" fo:font-weight="bold" style:font-size-asian="48pt" style:font-weight-asian="bold" style:font-name-complex="Calibri1" style:font-size-complex="48pt"/>
    </style:style>
    <style:style style:name="P29" style:family="paragraph" style:parent-style-name="Normal">
      <style:paragraph-properties fo:margin-top="0cm" fo:margin-bottom="0cm" style:contextual-spacing="false"/>
      <style:text-properties fo:font-variant="small-caps" fo:color="#404040" loext:opacity="100%" fo:font-size="20pt" fo:font-weight="bold" style:font-size-asian="20pt" style:font-weight-asian="bold" style:font-name-complex="Calibri1" style:font-size-complex="14pt"/>
    </style:style>
    <style:style style:name="P30" style:family="paragraph" style:parent-style-name="Normal">
      <style:paragraph-properties fo:margin-top="0cm" fo:margin-bottom="0cm" style:contextual-spacing="false" fo:text-align="center" style:justify-single-word="false"/>
      <style:text-properties fo:font-variant="small-caps" fo:color="#404040" loext:opacity="100%" fo:font-size="20pt" fo:font-weight="bold" style:font-size-asian="20pt" style:font-weight-asian="bold" style:font-name-complex="Calibri1" style:font-size-complex="20pt"/>
    </style:style>
    <style:style style:name="P31" style:family="paragraph" style:parent-style-name="Normal">
      <style:paragraph-properties fo:margin-top="0cm" fo:margin-bottom="0cm" style:contextual-spacing="false"/>
      <style:text-properties fo:font-variant="small-caps" fo:color="#404040" loext:opacity="100%" fo:font-size="14pt" fo:font-weight="bold" style:font-size-asian="14pt" style:font-weight-asian="bold" style:font-name-complex="Calibri1" style:font-size-complex="14pt"/>
    </style:style>
    <style:style style:name="P32" style:family="paragraph" style:parent-style-name="Normal">
      <style:paragraph-properties fo:margin-top="0cm" fo:margin-bottom="0cm" style:contextual-spacing="false" fo:text-align="center" style:justify-single-word="false"/>
      <style:text-properties fo:font-variant="small-caps" fo:color="#404040" loext:opacity="100%" fo:font-size="14pt" fo:font-weight="bold" style:font-size-asian="14pt" style:font-weight-asian="bold" style:font-name-complex="Calibri1" style:font-size-complex="14pt"/>
    </style:style>
    <style:style style:name="P33" style:family="paragraph" style:parent-style-name="Footer">
      <style:paragraph-properties fo:margin-left="-0.751cm" fo:margin-right="1.198cm" fo:text-indent="0cm" style:auto-text-indent="false">
        <style:tab-stops>
          <style:tab-stop style:position="11.728cm"/>
          <style:tab-stop style:position="17.254cm" style:type="right"/>
          <style:tab-stop style:position="18.004cm" style:type="right"/>
        </style:tab-stops>
      </style:paragraph-properties>
    </style:style>
    <style:style style:name="P34" style:family="paragraph" style:parent-style-name="Normal">
      <style:text-properties fo:color="#404040" loext:opacity="100%" fo:font-size="14pt" fo:font-weight="bold" style:font-size-asian="14pt" style:font-weight-asian="bold" style:font-name-complex="Calibri1" style:font-size-complex="14pt"/>
    </style:style>
    <style:style style:name="P3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404040" loext:opacity="100%" fo:font-size="14pt" fo:font-weight="bold" style:font-size-asian="14pt" style:font-weight-asian="bold" style:font-name-complex="Calibri1" style:font-size-complex="14pt"/>
    </style:style>
    <style:style style:name="P36" style:family="paragraph" style:parent-style-name="Normal">
      <style:paragraph-properties fo:margin-top="0cm" fo:margin-bottom="0.212cm" style:contextual-spacing="false" fo:line-height="100%"/>
      <style:text-properties fo:color="#404040" loext:opacity="100%" fo:font-size="14pt" fo:font-weight="bold" style:font-size-asian="14pt" style:font-weight-asian="bold" style:font-name-complex="Calibri1" style:font-size-complex="14pt"/>
    </style:style>
    <style:style style:name="P37" style:family="paragraph" style:parent-style-name="Normal">
      <style:paragraph-properties fo:margin-top="0cm" fo:margin-bottom="0cm" style:contextual-spacing="false" fo:line-height="100%"/>
      <style:text-properties fo:color="#404040" loext:opacity="100%" fo:font-size="14pt" fo:font-weight="bold" style:font-size-asian="14pt" style:font-weight-asian="bold" style:font-name-complex="Calibri1" style:font-size-complex="14pt"/>
    </style:style>
    <style:style style:name="P3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404040" loext:opacity="100%" fo:font-size="14pt" fo:font-style="italic" style:font-size-asian="14pt" style:font-style-asian="italic" style:font-name-complex="Calibri1" style:font-size-complex="14pt"/>
    </style:style>
    <style:style style:name="P3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404040" loext:opacity="100%" fo:font-size="14pt" style:font-size-asian="14pt" style:language-asian="fr" style:country-asian="FR" style:font-name-complex="Calibri1" style:font-size-complex="14pt"/>
    </style:style>
    <style:style style:name="P40" style:family="paragraph" style:parent-style-name="Normal">
      <style:paragraph-properties fo:margin-top="0cm" fo:margin-bottom="0cm" style:contextual-spacing="false" fo:line-height="100%"/>
      <style:text-properties fo:color="#404040" loext:opacity="100%" style:language-asian="fr" style:country-asian="FR" style:font-name-complex="Calibri1"/>
    </style:style>
    <style:style style:name="P41" style:family="paragraph" style:parent-style-name="Normal">
      <style:paragraph-properties fo:margin-top="0cm" fo:margin-bottom="0cm" style:contextual-spacing="false" fo:line-height="100%"/>
      <style:text-properties fo:color="#404040" loext:opacity="100%" fo:font-size="16pt" style:font-size-asian="16pt" style:font-name-complex="Calibri1" style:font-size-complex="16pt"/>
    </style:style>
    <style:style style:name="P42" style:family="paragraph" style:parent-style-name="Normal">
      <style:paragraph-properties fo:break-before="page"/>
      <style:text-properties fo:color="#404040" loext:opacity="100%" fo:font-size="16pt" style:font-size-asian="16pt" style:font-name-complex="Calibri1" style:font-size-complex="16pt"/>
    </style:style>
    <style:style style:name="P43" style:family="paragraph" style:parent-style-name="Normal">
      <style:paragraph-properties fo:margin-top="0cm" fo:margin-bottom="0cm" style:contextual-spacing="false" fo:line-height="100%"/>
      <style:text-properties fo:color="#404040" loext:opacity="100%" fo:font-size="10pt" style:font-size-asian="10pt" style:font-name-complex="Calibri1" style:font-size-complex="10pt"/>
    </style:style>
    <style:style style:name="P44" style:family="paragraph" style:parent-style-name="Normal">
      <style:paragraph-properties fo:margin-left="0cm" fo:margin-right="0.309cm" fo:margin-top="0cm" fo:margin-bottom="0cm" style:contextual-spacing="false" fo:line-height="100%" fo:text-align="justify" style:justify-single-word="false" fo:orphans="0" fo:widows="0" fo:text-indent="0cm" style:auto-text-indent="false" style:text-autospace="none"/>
      <style:text-properties fo:color="#404040" loext:opacity="100%" fo:font-size="10pt" style:font-size-asian="10pt" style:font-name-complex="Calibri1" style:font-size-complex="10pt"/>
    </style:style>
    <style:style style:name="P45" style:family="paragraph" style:parent-style-name="Normal">
      <style:paragraph-properties fo:margin-top="0cm" fo:margin-bottom="0.212cm" style:contextual-spacing="false" fo:text-align="justify" style:justify-single-word="false"/>
      <style:text-properties fo:color="#404040" loext:opacity="100%" fo:font-size="10pt" style:font-size-asian="10pt" style:font-name-complex="Calibri1" style:font-size-complex="10pt"/>
    </style:style>
    <style:style style:name="P46" style:family="paragraph" style:parent-style-name="Normal">
      <style:paragraph-properties fo:margin-left="0cm" fo:margin-right="0.309cm" fo:margin-top="0cm" fo:margin-bottom="0cm" style:contextual-spacing="false" fo:line-height="100%" fo:text-indent="0cm" style:auto-text-indent="false">
        <style:tab-stops>
          <style:tab-stop style:position="1.499cm"/>
        </style:tab-stops>
      </style:paragraph-properties>
      <style:text-properties fo:color="#404040" loext:opacity="100%" fo:font-size="10pt" fo:font-weight="bold" style:font-size-asian="10pt" style:font-weight-asian="bold" style:font-name-complex="Calibri1" style:font-size-complex="10pt"/>
    </style:style>
    <style:style style:name="P47" style:family="paragraph" style:parent-style-name="Normal">
      <style:paragraph-properties fo:margin-left="0.811cm" fo:margin-right="0cm" fo:margin-top="0cm" fo:margin-bottom="0.212cm" style:contextual-spacing="false" fo:line-height="100%" fo:text-indent="0cm" style:auto-text-indent="false">
        <style:tab-stops/>
      </style:paragraph-properties>
      <style:text-properties fo:color="#404040" loext:opacity="100%" style:font-name-complex="Calibri1"/>
    </style:style>
    <style:style style:name="P48" style:family="paragraph" style:parent-style-name="Normal">
      <style:paragraph-properties fo:margin-left="0.811cm" fo:margin-right="0cm" fo:margin-top="0cm" fo:margin-bottom="0.212cm" style:contextual-spacing="false" fo:line-height="100%" fo:orphans="0" fo:widows="0" fo:text-indent="0cm" style:auto-text-indent="false" style:text-autospace="none">
        <style:tab-stops/>
      </style:paragraph-properties>
      <style:text-properties fo:color="#404040" loext:opacity="100%" style:font-name-complex="Calibri1"/>
    </style:style>
    <style:style style:name="P49" style:family="paragraph" style:parent-style-name="Normal">
      <style:paragraph-properties fo:margin-left="1.251cm" fo:margin-right="0cm" fo:margin-top="0cm" fo:margin-bottom="0.212cm" style:contextual-spacing="false" fo:line-height="100%" fo:orphans="0" fo:widows="0" fo:text-indent="0cm" style:auto-text-indent="false" style:text-autospace="none">
        <style:tab-stops/>
      </style:paragraph-properties>
      <style:text-properties fo:color="#404040" loext:opacity="100%" style:font-name-complex="Calibri1"/>
    </style:style>
    <style:style style:name="P50" style:family="paragraph" style:parent-style-name="Normal">
      <style:paragraph-properties fo:margin-top="0.212cm" fo:margin-bottom="0cm" style:contextual-spacing="false" fo:line-height="100%" fo:text-align="end" style:justify-single-word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-complex="Calibri1"/>
    </style:style>
    <style:style style:name="P51" style:family="paragraph" style:parent-style-name="Normal">
      <style:paragraph-properties fo:margin-left="-0.192cm" fo:margin-right="0cm" fo:margin-top="0.212cm" fo:margin-bottom="0cm" style:contextual-spacing="false" fo:line-height="100%" fo:text-align="end" style:justify-single-word="false" fo:text-indent="0cm" style:auto-text-indent="false">
        <style:tab-stops>
          <style:tab-stop style:position="0.252cm"/>
          <style:tab-stop style:position="16.194cm" style:type="right" style:leader-style="dotted" style:leader-text="."/>
        </style:tab-stops>
      </style:paragraph-properties>
      <style:text-properties fo:color="#404040" loext:opacity="100%" style:font-name-complex="Calibri1"/>
    </style:style>
    <style:style style:name="P52" style:family="paragraph" style:parent-style-name="Normal">
      <style:paragraph-properties fo:margin-left="-0.192cm" fo:margin-right="0cm" fo:margin-top="0.176cm" fo:margin-bottom="0.212cm" style:contextual-spacing="false" fo:line-height="100%" fo:text-align="end" style:justify-single-word="false" fo:text-indent="0cm" style:auto-text-indent="false">
        <style:tab-stops>
          <style:tab-stop style:position="0.252cm"/>
          <style:tab-stop style:position="16.194cm" style:type="right" style:leader-style="dotted" style:leader-text="."/>
        </style:tab-stops>
      </style:paragraph-properties>
      <style:text-properties fo:color="#404040" loext:opacity="100%" style:font-name-complex="Calibri1"/>
    </style:style>
    <style:style style:name="P53" style:family="paragraph" style:parent-style-name="Normal">
      <style:paragraph-properties fo:margin-top="0cm" fo:margin-bottom="0.212cm" style:contextual-spacing="false" fo:line-height="100%">
        <style:tab-stops>
          <style:tab-stop style:position="1cm"/>
          <style:tab-stop style:position="16.002cm" style:type="right" style:leader-style="dotted" style:leader-text="."/>
        </style:tab-stops>
      </style:paragraph-properties>
      <style:text-properties fo:color="#404040" loext:opacity="100%" style:font-name-complex="Calibri1"/>
    </style:style>
    <style:style style:name="P54" style:family="paragraph" style:parent-style-name="Normal">
      <style:paragraph-properties fo:break-before="page"/>
      <style:text-properties fo:color="#404040" loext:opacity="100%" style:font-name-complex="Calibri1"/>
    </style:style>
    <style:style style:name="P55" style:family="paragraph" style:parent-style-name="Normal">
      <style:text-properties fo:color="#404040" loext:opacity="100%" style:font-name-complex="Calibri1"/>
    </style:style>
    <style:style style:name="P56" style:family="paragraph" style:parent-style-name="Normal">
      <style:paragraph-properties fo:margin-top="0cm" fo:margin-bottom="0cm" style:contextual-spacing="false"/>
      <style:text-properties fo:color="#404040" loext:opacity="100%" style:font-name-complex="Calibri1"/>
    </style:style>
    <style:style style:name="P57" style:family="paragraph" style:parent-style-name="Normal">
      <style:paragraph-properties fo:margin-top="0cm" fo:margin-bottom="0cm" style:contextual-spacing="false" fo:break-before="page"/>
      <style:text-properties fo:color="#404040" loext:opacity="100%" style:font-name-complex="Calibri1"/>
    </style:style>
    <style:style style:name="P58" style:family="paragraph" style:parent-style-name="Paragraphe_20_de_20_liste">
      <style:paragraph-properties fo:margin-left="1.259cm" fo:margin-right="0.31cm" fo:margin-top="0.423cm" fo:margin-bottom="0cm" style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fo:color="#404040" loext:opacity="100%" fo:font-size="8pt" style:font-size-asian="8pt" style:font-name-complex="Calibri1" style:font-size-complex="10pt"/>
    </style:style>
    <style:style style:name="P59" style:family="paragraph" style:parent-style-name="Paragraphe_20_de_20_liste">
      <style:paragraph-properties fo:margin-left="0cm" fo:margin-right="0.309cm" fo:margin-top="0cm" fo:margin-bottom="0.212cm" style:contextual-spacing="false" fo:line-height="100%" fo:text-align="justify" style:justify-single-word="false" fo:orphans="0" fo:widows="0" fo:text-indent="0cm" style:auto-text-indent="false" style:text-autospace="none"/>
      <style:text-properties fo:color="#404040" loext:opacity="100%" fo:font-size="8pt" style:font-size-asian="8pt" style:font-name-complex="Calibri1" style:font-size-complex="10pt"/>
    </style:style>
    <style:style style:name="P60" style:family="paragraph" style:parent-style-name="Normal">
      <style:paragraph-properties fo:margin-left="-0.192cm" fo:margin-right="0cm" fo:margin-top="0cm" fo:margin-bottom="0cm" style:contextual-spacing="false" fo:line-height="100%" fo:text-align="end" style:justify-single-word="false" fo:text-indent="0cm" style:auto-text-indent="false">
        <style:tab-stops/>
      </style:paragraph-properties>
      <style:text-properties fo:color="#404040" loext:opacity="100%" fo:font-size="12pt" fo:font-weight="bold" style:font-size-asian="12pt" style:font-weight-asian="bold" style:font-name-complex="Calibri1" style:font-size-complex="12pt"/>
    </style:style>
    <style:style style:name="P61" style:family="paragraph" style:parent-style-name="Normal">
      <style:paragraph-properties fo:margin-top="0cm" fo:margin-bottom="0cm" style:contextual-spacing="false" fo:line-height="100%" fo:orphans="0" fo:widows="0"/>
      <style:text-properties fo:color="#404040" loext:opacity="100%" fo:font-size="12pt" style:font-size-asian="12pt" style:font-name-complex="Calibri1"/>
    </style:style>
    <style:style style:name="P62" style:family="paragraph" style:parent-style-name="Normal">
      <style:paragraph-properties fo:margin-top="0cm" fo:margin-bottom="0cm" style:contextual-spacing="false"/>
      <style:text-properties fo:color="#404040" loext:opacity="100%" fo:font-size="12pt" style:font-size-asian="12pt" style:font-name-complex="Calibri1" style:font-size-complex="12pt"/>
    </style:style>
    <style:style style:name="P63" style:family="paragraph" style:parent-style-name="Normal">
      <style:paragraph-properties fo:margin-top="0cm" fo:margin-bottom="0cm" style:contextual-spacing="false" fo:line-height="200%"/>
      <style:text-properties fo:color="#404040" loext:opacity="100%" fo:font-size="12pt" style:font-size-asian="12pt" style:font-name-complex="Calibri1" style:font-size-complex="12pt"/>
    </style:style>
    <style:style style:name="P64" style:family="paragraph" style:parent-style-name="Normal">
      <style:paragraph-properties fo:line-height="150%"/>
      <style:text-properties fo:color="#404040" loext:opacity="100%" fo:font-size="12pt" style:font-size-asian="12pt" style:font-name-complex="Calibri1" style:font-size-complex="12pt"/>
    </style:style>
    <style:style style:name="P65" style:family="paragraph" style:parent-style-name="Normal">
      <style:paragraph-properties fo:line-height="150%">
        <style:tab-stops>
          <style:tab-stop style:position="7.752cm" style:type="right" style:leader-style="dotted" style:leader-text="."/>
          <style:tab-stop style:position="16.002cm" style:type="right" style:leader-style="dotted" style:leader-text="."/>
        </style:tab-stops>
      </style:paragraph-properties>
      <style:text-properties fo:color="#404040" loext:opacity="100%" fo:font-size="12pt" style:font-size-asian="12pt" style:font-name-complex="Calibri1" style:font-size-complex="12pt"/>
    </style:style>
    <style:style style:name="P66" style:family="paragraph" style:parent-style-name="Normal">
      <style:paragraph-properties fo:margin-top="0cm" fo:margin-bottom="0cm" style:contextual-spacing="false" fo:line-height="100%">
        <style:tab-stops>
          <style:tab-stop style:position="0.06cm"/>
          <style:tab-stop style:position="6.212cm"/>
          <style:tab-stop style:position="16.002cm" style:type="right" style:leader-style="dotted" style:leader-text="."/>
        </style:tab-stops>
      </style:paragraph-properties>
      <style:text-properties fo:color="#404040" loext:opacity="100%" fo:font-size="6pt" style:font-size-asian="6pt" style:font-name-complex="Calibri1" style:font-size-complex="6pt"/>
    </style:style>
    <style:style style:name="P67" style:family="paragraph" style:parent-style-name="Normal">
      <style:paragraph-properties fo:margin-top="0cm" fo:margin-bottom="0cm" style:contextual-spacing="false" fo:line-height="100%" fo:text-align="end" style:justify-single-word="false"/>
      <style:text-properties fo:color="#404040" loext:opacity="100%" fo:font-size="6pt" style:font-size-asian="6pt" style:font-name-complex="Calibri1" style:font-size-complex="6pt"/>
    </style:style>
    <style:style style:name="P68" style:family="paragraph" style:parent-style-name="Normal">
      <style:paragraph-properties fo:margin-top="0cm" fo:margin-bottom="0cm" style:contextual-spacing="false" fo:line-height="100%" fo:text-align="end" style:justify-single-word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fo:font-size="6pt" style:font-size-asian="6pt" style:font-name-complex="Calibri1" style:font-size-complex="6pt"/>
    </style:style>
    <style:style style:name="P69" style:family="paragraph" style:parent-style-name="Normal">
      <style:paragraph-properties fo:margin-left="-0.192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0.252cm"/>
          <style:tab-stop style:position="16.194cm" style:type="right" style:leader-style="dotted" style:leader-text="."/>
        </style:tab-stops>
      </style:paragraph-properties>
      <style:text-properties fo:color="#404040" loext:opacity="100%" fo:font-size="6pt" style:font-size-asian="6pt" style:font-name-complex="Calibri1" style:font-size-complex="6pt"/>
    </style:style>
    <style:style style:name="P70" style:family="paragraph" style:parent-style-name="Normal">
      <style:paragraph-properties fo:margin-top="0cm" fo:margin-bottom="0cm" style:contextual-spacing="false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fo:font-size="6pt" style:font-size-asian="6pt" style:font-name-complex="Calibri1" style:font-size-complex="6pt"/>
    </style:style>
    <style:style style:name="P71" style:family="paragraph" style:parent-style-name="Normal">
      <style:paragraph-properties fo:margin-top="0cm" fo:margin-bottom="0cm" style:contextual-spacing="false" fo:line-height="100%"/>
      <style:text-properties fo:color="#404040" loext:opacity="100%" fo:font-size="6pt" style:font-size-asian="6pt" style:font-name-complex="Calibri1" style:font-size-complex="8pt"/>
    </style:style>
    <style:style style:name="P72" style:family="paragraph" style:parent-style-name="Normal">
      <style:paragraph-properties fo:margin-top="0cm" fo:margin-bottom="0cm" style:contextual-spacing="false" fo:line-height="100%" fo:keep-with-next="always"/>
      <style:text-properties fo:color="#404040" loext:opacity="100%" fo:font-size="6pt" style:font-size-asian="6pt" style:font-name-complex="Calibri1" style:font-size-complex="8pt"/>
    </style:style>
    <style:style style:name="P73" style:family="paragraph" style:parent-style-name="Normal">
      <style:paragraph-properties fo:margin-left="-0.192cm" fo:margin-right="0cm" fo:margin-top="0cm" fo:margin-bottom="0cm" style:contextual-spacing="false" fo:line-height="100%" fo:text-align="end" style:justify-single-word="false" fo:text-indent="0cm" style:auto-text-indent="false">
        <style:tab-stops/>
      </style:paragraph-properties>
      <style:text-properties fo:color="#404040" loext:opacity="100%" fo:font-size="6pt" style:font-size-asian="6pt" style:language-asian="fr" style:country-asian="FR" style:font-name-complex="Calibri1" style:font-size-complex="6pt"/>
    </style:style>
    <style:style style:name="P74" style:family="paragraph" style:parent-style-name="Normal">
      <style:paragraph-properties fo:margin-top="0cm" fo:margin-bottom="0cm" style:contextual-spacing="false" fo:line-height="100%" fo:keep-with-next="always"/>
      <style:text-properties fo:color="#404040" loext:opacity="100%" fo:font-size="6pt" fo:font-weight="bold" style:font-size-asian="6pt" style:font-weight-asian="bold" style:font-name-complex="Calibri1" style:font-size-complex="8pt"/>
    </style:style>
    <style:style style:name="P75" style:family="paragraph" style:parent-style-name="Normal">
      <style:paragraph-properties fo:margin-top="0cm" fo:margin-bottom="0cm" style:contextual-spacing="false" fo:line-height="100%"/>
      <style:text-properties fo:color="#404040" loext:opacity="100%" fo:font-size="6pt" fo:font-weight="bold" style:font-size-asian="6pt" style:font-weight-asian="bold" style:font-name-complex="Calibri1" style:font-size-complex="8pt"/>
    </style:style>
    <style:style style:name="P76" style:family="paragraph" style:parent-style-name="Normal">
      <style:paragraph-properties fo:margin-top="0cm" fo:margin-bottom="0cm" style:contextual-spacing="false" fo:line-height="100%" fo:keep-with-next="always"/>
      <style:text-properties fo:color="#404040" loext:opacity="100%" fo:font-size="6pt" fo:font-weight="bold" style:font-size-asian="6pt" style:font-weight-asian="bold" style:font-name-complex="Calibri1"/>
    </style:style>
    <style:style style:name="P77" style:family="paragraph" style:parent-style-name="Normal">
      <style:paragraph-properties fo:margin-top="0.176cm" fo:margin-bottom="0.212cm" style:contextual-spacing="false" fo:line-height="100%" fo:text-align="end" style:justify-single-word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fo:font-weight="bold" style:font-weight-asian="bold" style:font-name-complex="Calibri1"/>
    </style:style>
    <style:style style:name="P78" style:family="paragraph" style:parent-style-name="Normal">
      <style:paragraph-properties fo:margin-top="0cm" fo:margin-bottom="0cm" style:contextual-spacing="false" fo:line-height="100%"/>
      <style:text-properties fo:color="#404040" loext:opacity="100%" fo:font-weight="bold" style:font-weight-asian="bold" style:font-name-complex="Calibri1"/>
    </style:style>
    <style:style style:name="P79" style:family="paragraph" style:parent-style-name="Normal">
      <style:paragraph-properties fo:margin-top="0cm" fo:margin-bottom="0cm" style:contextual-spacing="false" fo:line-height="100%" fo:keep-with-next="always"/>
      <style:text-properties fo:color="#404040" loext:opacity="100%" fo:font-weight="bold" style:font-weight-asian="bold" style:font-name-complex="Calibri1"/>
    </style:style>
    <style:style style:name="P80" style:family="paragraph" style:parent-style-name="Normal">
      <style:paragraph-properties fo:margin-top="0.106cm" fo:margin-bottom="0.106cm" style:contextual-spacing="false" fo:line-height="100%" fo:keep-with-next="always"/>
      <style:text-properties fo:color="#404040" loext:opacity="100%" fo:font-size="1pt" fo:font-weight="bold" style:font-size-asian="1pt" style:font-weight-asian="bold" style:font-name-complex="Calibri1"/>
    </style:style>
    <style:style style:name="P81" style:family="paragraph" style:parent-style-name="Normal">
      <style:paragraph-properties fo:margin-top="0cm" fo:margin-bottom="0cm" style:contextual-spacing="false"/>
      <style:text-properties fo:color="#404040" loext:opacity="100%" fo:font-size="20pt" style:font-size-asian="20pt" style:font-name-complex="Calibri1" style:font-size-complex="16pt"/>
    </style:style>
    <style:style style:name="P82" style:family="paragraph" style:parent-style-name="Footer">
      <style:paragraph-properties fo:margin-left="-0.25cm" fo:margin-right="-0.302cm" fo:text-indent="0cm" style:auto-text-indent="false">
        <style:tab-stops>
          <style:tab-stop style:position="1.251cm" style:type="right"/>
          <style:tab-stop style:position="18.004cm" style:type="right"/>
        </style:tab-stops>
      </style:paragraph-properties>
    </style:style>
    <style:style style:name="P83" style:family="paragraph" style:parent-style-name="Header">
      <style:text-properties fo:font-size="8pt" style:font-size-asian="8pt"/>
    </style:style>
    <style:style style:name="P84" style:family="paragraph" style:parent-style-name="Normal">
      <style:paragraph-properties fo:margin-top="0cm" fo:margin-bottom="0cm" style:contextual-spacing="false" fo:line-height="100%"/>
      <style:text-properties fo:color="#d60093" loext:opacity="100%" fo:font-size="12pt" fo:font-style="italic" style:font-size-asian="12pt" style:font-style-asian="italic" style:font-name-complex="Calibri1" style:font-size-complex="12pt"/>
    </style:style>
    <style:style style:name="P85" style:family="paragraph" style:parent-style-name="Normal">
      <style:paragraph-properties fo:margin-left="-0.074cm" fo:margin-right="0cm" fo:margin-top="0cm" fo:margin-bottom="0cm" style:contextual-spacing="false" fo:line-height="100%" fo:text-indent="0cm" style:auto-text-indent="false">
        <style:tab-stops/>
      </style:paragraph-properties>
      <style:text-properties fo:color="#d60093" loext:opacity="100%" style:font-name="Wingdings 3" fo:font-size="6pt" style:font-size-asian="6pt" style:language-asian="fr" style:country-asian="FR" style:font-name-complex="Calibri1" style:font-size-complex="6pt"/>
    </style:style>
    <style:style style:name="P86" style:family="paragraph" style:parent-style-name="Normal">
      <style:paragraph-properties fo:margin-top="0cm" fo:margin-bottom="0cm" style:contextual-spacing="false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d60093" loext:opacity="100%" fo:font-size="6pt" style:font-size-asian="6pt" style:language-asian="fr" style:country-asian="FR" style:font-name-complex="Calibri1" style:font-size-complex="6pt"/>
    </style:style>
    <style:style style:name="P87" style:family="paragraph" style:parent-style-name="Normal">
      <style:paragraph-properties fo:margin-left="0cm" fo:margin-right="0.06cm" fo:margin-top="0cm" fo:margin-bottom="0cm" style:contextual-spacing="false" fo:line-height="100%" fo:text-align="end" style:justify-single-word="false" fo:text-indent="0cm" style:auto-text-indent="false"/>
      <style:text-properties fo:color="#d60093" loext:opacity="100%" fo:font-size="18pt" fo:font-weight="bold" style:font-size-asian="18pt" style:font-weight-asian="bold" style:font-name-complex="Calibri1" style:font-size-complex="18pt"/>
    </style:style>
    <style:style style:name="P8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ffff" loext:opacity="100%" fo:font-size="20pt" fo:font-weight="bold" style:font-size-asian="20pt" style:font-weight-asian="bold" style:font-name-complex="Calibri1" style:font-size-complex="20pt"/>
    </style:style>
    <style:style style:name="P8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ffff" loext:opacity="100%" fo:font-size="1pt" fo:font-weight="bold" style:font-size-asian="1pt" style:font-weight-asian="bold" style:font-name-complex="Calibri1" style:font-size-complex="1pt"/>
    </style:style>
    <style:style style:name="P90" style:family="paragraph" style:parent-style-name="Normal">
      <style:paragraph-properties fo:break-before="page"/>
    </style:style>
    <style:style style:name="P91" style:family="paragraph" style:parent-style-name="Normal">
      <style:paragraph-properties fo:margin-left="0cm" fo:margin-right="0.309cm" fo:margin-top="0cm" fo:margin-bottom="0cm" style:contextual-spacing="false" fo:line-height="100%" fo:text-align="end" style:justify-single-word="false" fo:text-indent="0cm" style:auto-text-indent="false">
        <style:tab-stops>
          <style:tab-stop style:position="1.499cm"/>
        </style:tab-stops>
      </style:paragraph-properties>
      <style:text-properties fo:color="#7f7f7f" loext:opacity="100%" fo:font-size="9pt" fo:font-style="italic" style:font-size-asian="9pt" style:font-style-asian="italic" style:font-name-complex="Calibri1" style:font-size-complex="9pt"/>
    </style:style>
    <style:style style:name="P92" style:family="paragraph" style:parent-style-name="Normal">
      <style:paragraph-properties fo:margin-top="0cm" fo:margin-bottom="0cm" style:contextual-spacing="false" fo:line-height="100%" fo:keep-with-next="always"/>
      <style:text-properties fo:font-size="6pt" style:font-size-asian="6pt"/>
    </style:style>
    <style:style style:name="P93" style:family="paragraph" style:parent-style-name="Normal">
      <style:paragraph-properties fo:margin-top="0cm" fo:margin-bottom="0cm" style:contextual-spacing="false"/>
    </style:style>
    <style:style style:name="P94" style:family="paragraph" style:parent-style-name="Normal">
      <style:paragraph-properties fo:margin-top="0cm" fo:margin-bottom="0cm" style:contextual-spacing="false" fo:line-height="200%">
        <style:tab-stops>
          <style:tab-stop style:position="15.753cm" style:type="right" style:leader-style="dotted" style:leader-text="."/>
        </style:tab-stops>
      </style:paragraph-properties>
    </style:style>
    <style:style style:name="P95" style:family="paragraph" style:parent-style-name="Normal">
      <style:paragraph-properties fo:line-height="150%"/>
    </style:style>
    <style:style style:name="P96" style:family="paragraph" style:parent-style-name="Normal">
      <style:paragraph-properties fo:line-height="150%">
        <style:tab-stops>
          <style:tab-stop style:position="9.753cm" style:type="right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97" style:family="paragraph" style:parent-style-name="Normal">
      <style:paragraph-properties fo:text-align="justify" style:justify-single-word="false"/>
    </style:style>
    <style:style style:name="P98" style:family="paragraph" style:parent-style-name="Normal" style:list-style-name="L2">
      <style:paragraph-properties fo:margin-left="0cm" fo:margin-right="0.309cm" fo:margin-top="0cm" fo:margin-bottom="0.212cm" style:contextual-spacing="false" fo:line-height="100%" fo:text-align="justify" style:justify-single-word="false" fo:text-indent="0cm" style:auto-text-indent="false"/>
    </style:style>
    <style:style style:name="P9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paragraph-rsid="000d3d66"/>
    </style:style>
    <style:style style:name="P100" style:family="paragraph" style:parent-style-name="Normal">
      <style:paragraph-properties fo:margin-top="0cm" fo:margin-bottom="0cm" style:contextual-spacing="false" fo:line-height="100%"/>
      <style:text-properties officeooo:paragraph-rsid="000d3d66"/>
    </style:style>
    <style:style style:name="P101" style:family="paragraph" style:parent-style-name="Normal" style:master-page-name="MP0">
      <style:paragraph-properties style:page-number="auto" fo:break-before="page"/>
      <style:text-properties fo:color="#404040" loext:opacity="100%" fo:font-size="14pt" fo:font-weight="bold" style:font-size-asian="14pt" style:font-weight-asian="bold" style:font-name-complex="Calibri1" style:font-size-complex="14pt"/>
    </style:style>
    <style:style style:name="P102" style:family="paragraph" style:parent-style-name="Normal">
      <style:text-properties fo:color="#404040" loext:opacity="100%" fo:font-size="14pt" fo:font-weight="bold" style:font-size-asian="14pt" style:font-weight-asian="bold" style:font-name-complex="Calibri1" style:font-size-complex="14pt"/>
    </style:style>
    <style:style style:name="P103" style:family="paragraph" style:parent-style-name="Normal" style:list-style-name="L2">
      <style:paragraph-properties fo:margin-left="0cm" fo:margin-right="0.309cm" fo:margin-top="0cm" fo:margin-bottom="0.212cm" style:contextual-spacing="false" fo:line-height="100%" fo:text-align="justify" style:justify-single-word="false" fo:text-indent="0cm" style:auto-text-indent="false"/>
      <style:text-properties fo:color="#404040" loext:opacity="100%" fo:font-size="10pt" style:font-size-asian="10pt" style:font-name-complex="Calibri1" style:font-size-complex="10pt"/>
    </style:style>
    <style:style style:name="P104" style:family="paragraph" style:parent-style-name="Normal" style:master-page-name="MP1">
      <style:paragraph-properties style:page-number="auto" fo:break-before="page"/>
    </style:style>
    <style:style style:name="P105" style:family="paragraph" style:parent-style-name="Normal">
      <style:text-properties officeooo:paragraph-rsid="000d3d66"/>
    </style:style>
    <style:style style:name="P106" style:family="paragraph" style:parent-style-name="Paragraphe_20_de_20_liste" style:list-style-name="L1">
      <style:paragraph-properties fo:margin-left="1.259cm" fo:margin-right="0.31cm" fo:margin-top="0cm" fo:margin-bottom="0cm" style:contextual-spacing="false" fo:line-height="100%" fo:text-align="justify" style:justify-single-word="false" fo:orphans="0" fo:widows="0" fo:text-indent="-0.63cm" style:auto-text-indent="false" style:text-autospace="none">
        <style:tab-stops/>
      </style:paragraph-properties>
      <style:text-properties fo:color="#404040" loext:opacity="100%" fo:font-size="10pt" style:font-size-asian="10pt" style:font-name-complex="Calibri1" style:font-size-complex="10pt"/>
    </style:style>
    <style:style style:name="P107" style:family="paragraph" style:parent-style-name="Paragraphe_20_de_20_liste" style:list-style-name="L1">
      <style:paragraph-properties fo:margin-left="0cm" fo:margin-right="0.309cm" fo:margin-top="0cm" fo:margin-bottom="0.212cm" style:contextual-spacing="false" fo:line-height="100%" fo:text-align="justify" style:justify-single-word="false" fo:orphans="0" fo:widows="0" fo:text-indent="0cm" style:auto-text-indent="false" style:text-autospace="none"/>
      <style:text-properties fo:color="#404040" loext:opacity="100%" fo:font-size="10pt" style:font-size-asian="10pt" style:font-name-complex="Calibri1" style:font-size-complex="10pt"/>
    </style:style>
    <style:style style:name="P108" style:family="paragraph" style:parent-style-name="Paragraphe_20_de_20_liste" style:list-style-name="L1">
      <style:paragraph-properties fo:margin-left="0cm" fo:margin-right="0.309cm" fo:margin-top="0cm" fo:margin-bottom="0.212cm" style:contextual-spacing="false" fo:line-height="100%" fo:text-align="justify" style:justify-single-word="false" fo:orphans="0" fo:widows="0" fo:text-indent="0cm" style:auto-text-indent="false" style:text-autospace="none"/>
    </style:style>
    <style:style style:name="P109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style:font-name="Arial" style:language-asian="fr" style:country-asian="FR" style:font-name-complex="Arial"/>
    </style:style>
    <style:style style:name="T2" style:family="text">
      <style:text-properties fo:font-variant="small-caps" fo:color="#595959" loext:opacity="100%" fo:font-size="36pt" fo:font-weight="bold" style:font-size-asian="36pt" style:font-weight-asian="bold" style:font-name-complex="Calibri1" style:font-size-complex="36pt"/>
    </style:style>
    <style:style style:name="T3" style:family="text">
      <style:text-properties fo:font-variant="small-caps" fo:color="#595959" loext:opacity="100%" fo:font-size="24pt" style:font-size-asian="24pt" style:font-name-complex="Calibri1" style:font-size-complex="24pt"/>
    </style:style>
    <style:style style:name="T4" style:family="text">
      <style:text-properties fo:font-variant="small-caps" fo:color="#595959" loext:opacity="100%" fo:font-size="24pt" fo:font-weight="bold" style:font-size-asian="24pt" style:font-weight-asian="bold" style:font-name-complex="Calibri1" style:font-size-complex="24pt"/>
    </style:style>
    <style:style style:name="T5" style:family="text">
      <style:text-properties fo:font-variant="small-caps" fo:color="#595959" loext:opacity="100%" style:text-position="14% 100%" fo:font-size="22pt" style:font-size-asian="22pt" style:font-name-complex="Calibri1" style:font-size-complex="22pt"/>
    </style:style>
    <style:style style:name="T6" style:family="text">
      <style:text-properties fo:font-variant="small-caps" fo:color="#595959" loext:opacity="100%" style:text-position="21% 100%" fo:font-size="14pt" style:font-size-asian="14pt" style:font-name-complex="Calibri1" style:font-size-complex="14pt"/>
    </style:style>
    <style:style style:name="T7" style:family="text">
      <style:text-properties fo:font-variant="small-caps" fo:color="#404040" loext:opacity="100%" fo:font-size="20pt" fo:font-weight="bold" style:font-size-asian="20pt" style:language-asian="fr" style:country-asian="FR" style:font-weight-asian="bold" style:font-name-complex="Calibri1" style:font-size-complex="20pt"/>
    </style:style>
    <style:style style:name="T8" style:family="text">
      <style:text-properties fo:font-variant="small-caps" fo:color="#ffffff" loext:opacity="100%" fo:font-size="20pt" fo:font-weight="bold" style:font-size-asian="20pt" style:font-weight-asian="bold" style:font-name-complex="Calibri1" style:font-size-complex="20pt"/>
    </style:style>
    <style:style style:name="T9" style:family="text">
      <style:text-properties fo:color="#ffffff" loext:opacity="100%" style:font-name="Wingdings 3" fo:font-size="24pt" style:font-size-asian="24pt" style:font-name-complex="Calibri1" style:font-size-complex="24pt"/>
    </style:style>
    <style:style style:name="T10" style:family="text">
      <style:text-properties fo:color="#ffffff" loext:opacity="100%" fo:font-size="10pt" fo:font-weight="bold" style:font-size-asian="10pt" style:font-weight-asian="bold" style:font-name-complex="Calibri1" style:font-size-complex="10pt"/>
    </style:style>
    <style:style style:name="T11" style:family="text">
      <style:text-properties fo:color="#ffffff" loext:opacity="100%" fo:font-size="20pt" fo:font-weight="bold" style:font-size-asian="20pt" style:font-weight-asian="bold" style:font-name-complex="Calibri1" style:font-size-complex="20pt"/>
    </style:style>
    <style:style style:name="T12" style:family="text">
      <style:text-properties fo:color="#7f7f7f" loext:opacity="100%"/>
    </style:style>
    <style:style style:name="T13" style:family="text">
      <style:text-properties fo:color="#7f7f7f" loext:opacity="100%" fo:font-size="8pt" fo:font-weight="bold" style:font-size-asian="8pt" style:language-asian="fr" style:country-asian="FR" style:font-weight-asian="bold" style:font-name-complex="Calibri1" style:font-size-complex="10pt"/>
    </style:style>
    <style:style style:name="T14" style:family="text">
      <style:text-properties fo:color="#7f7f7f" loext:opacity="100%" fo:font-size="9pt" style:font-size-asian="9pt"/>
    </style:style>
    <style:style style:name="T15" style:family="text">
      <style:text-properties fo:color="#7f7f7f" loext:opacity="100%" fo:font-size="9pt" style:font-size-asian="9pt" style:font-size-complex="9pt"/>
    </style:style>
    <style:style style:name="T16" style:family="text">
      <style:text-properties fo:color="#7f7f7f" loext:opacity="100%" fo:font-size="9pt" fo:font-style="italic" style:font-size-asian="9pt" style:font-style-asian="italic" style:font-name-complex="Calibri1" style:font-size-complex="9pt"/>
    </style:style>
    <style:style style:name="T17" style:family="text">
      <style:text-properties fo:color="#7f7f7f" loext:opacity="100%" fo:font-size="10pt" style:font-size-asian="10pt" style:font-size-complex="9pt"/>
    </style:style>
    <style:style style:name="T18" style:family="text">
      <style:text-properties fo:color="#7f7f7f" loext:opacity="100%" fo:font-size="10pt" style:font-size-asian="10pt" style:font-size-complex="10pt"/>
    </style:style>
    <style:style style:name="T19" style:family="text">
      <style:text-properties fo:color="#7f7f7f" loext:opacity="100%" fo:font-size="10pt" fo:font-style="italic" style:font-size-asian="10pt" style:font-style-asian="italic" style:font-name-complex="Calibri1" style:font-size-complex="10pt"/>
    </style:style>
    <style:style style:name="T20" style:family="text">
      <style:text-properties fo:color="#7f7f7f" loext:opacity="100%" style:font-size-complex="9pt"/>
    </style:style>
    <style:style style:name="T21" style:family="text">
      <style:text-properties fo:color="#7f7f7f" loext:opacity="100%" fo:font-size="12pt" style:font-size-asian="12pt"/>
    </style:style>
    <style:style style:name="T22" style:family="text">
      <style:text-properties fo:color="#d60093" loext:opacity="100%" fo:font-size="12pt" fo:font-style="italic" style:font-size-asian="12pt" style:font-style-asian="italic" style:font-name-complex="Calibri1" style:font-size-complex="12pt"/>
    </style:style>
    <style:style style:name="T23" style:family="text">
      <style:text-properties fo:color="#d60093" loext:opacity="100%" style:font-name="Wingdings 3" fo:font-size="6pt" style:font-size-asian="6pt" style:language-asian="fr" style:country-asian="FR" style:font-name-complex="Calibri1" style:font-size-complex="6pt"/>
    </style:style>
    <style:style style:name="T24" style:family="text">
      <style:text-properties fo:color="#d60093" loext:opacity="100%" style:font-name="Wingdings 3" fo:font-size="24pt" style:font-size-asian="24pt" style:font-name-complex="Calibri1" style:font-size-complex="24pt"/>
    </style:style>
    <style:style style:name="T25" style:family="text">
      <style:text-properties fo:color="#d60093" loext:opacity="100%" fo:font-size="24pt" fo:font-weight="bold" style:font-size-asian="24pt" style:font-weight-asian="bold" style:font-name-complex="Calibri1" style:font-size-complex="24pt"/>
    </style:style>
    <style:style style:name="T26" style:family="text">
      <style:text-properties fo:color="#d60093" loext:opacity="100%" fo:font-size="18pt" fo:font-weight="bold" style:font-size-asian="18pt" style:font-weight-asian="bold" style:font-name-complex="Calibri1" style:font-size-complex="18pt"/>
    </style:style>
    <style:style style:name="T27" style:family="text">
      <style:text-properties fo:color="#595959" loext:opacity="100%" fo:font-size="12pt" fo:font-style="italic" fo:background-color="#d3d3d3" loext:char-shading-value="0" style:font-size-asian="12pt" style:font-style-asian="italic"/>
    </style:style>
    <style:style style:name="T28" style:family="text">
      <style:text-properties fo:color="#595959" loext:opacity="100%" fo:font-size="12pt" fo:font-style="italic" officeooo:rsid="000d3d66" fo:background-color="#d3d3d3" loext:char-shading-value="0" style:font-size-asian="12pt" style:font-style-asian="italic"/>
    </style:style>
    <style:style style:name="T29" style:family="text">
      <style:text-properties fo:color="#595959" loext:opacity="100%" fo:font-style="italic" fo:background-color="#d3d3d3" loext:char-shading-value="0" style:font-style-asian="italic"/>
    </style:style>
    <style:style style:name="T30" style:family="text">
      <style:text-properties fo:color="#595959" loext:opacity="100%" fo:font-style="italic" officeooo:rsid="000d3d66" fo:background-color="#d3d3d3" loext:char-shading-value="0" style:font-style-asian="italic"/>
    </style:style>
    <style:style style:name="T31" style:family="text">
      <style:text-properties fo:color="#595959" loext:opacity="100%" fo:font-size="14pt" fo:font-style="italic" fo:background-color="#d3d3d3" loext:char-shading-value="0" style:font-size-asian="14pt" style:font-style-asian="italic" style:font-size-complex="16pt"/>
    </style:style>
    <style:style style:name="T32" style:family="text">
      <style:text-properties fo:color="#595959" loext:opacity="100%" fo:font-size="14pt" fo:font-style="italic" officeooo:rsid="000d3d66" fo:background-color="#d3d3d3" loext:char-shading-value="0" style:font-size-asian="14pt" style:font-style-asian="italic" style:font-size-complex="16pt"/>
    </style:style>
    <style:style style:name="T33" style:family="text">
      <style:text-properties fo:color="#404040" loext:opacity="100%" style:font-name="MS Gothic" style:font-name-asian="MS Gothic" style:language-asian="fr" style:country-asian="FR" style:font-name-complex="Calibri1"/>
    </style:style>
    <style:style style:name="T34" style:family="text">
      <style:text-properties fo:color="#404040" loext:opacity="100%" style:font-name="MS Gothic" officeooo:rsid="000d3d66" style:font-name-asian="MS Gothic" style:language-asian="fr" style:country-asian="FR" style:font-name-complex="Calibri1"/>
    </style:style>
    <style:style style:name="T35" style:family="text">
      <style:text-properties fo:color="#404040" loext:opacity="100%" fo:font-size="16pt" style:font-size-asian="16pt" style:font-name-complex="Calibri1" style:font-size-complex="16pt"/>
    </style:style>
    <style:style style:name="T36" style:family="text">
      <style:text-properties fo:color="#404040" loext:opacity="100%" style:font-name-complex="Calibri1"/>
    </style:style>
    <style:style style:name="T37" style:family="text">
      <style:text-properties fo:color="#404040" loext:opacity="100%" fo:font-weight="bold" style:font-weight-asian="bold" style:font-name-complex="Calibri1"/>
    </style:style>
    <style:style style:name="T38" style:family="text">
      <style:text-properties fo:color="#404040" loext:opacity="100%" fo:font-size="10pt" style:font-size-asian="10pt" style:font-name-complex="Calibri1" style:font-size-complex="10pt"/>
    </style:style>
    <style:style style:name="T39" style:family="text">
      <style:text-properties fo:color="#404040" loext:opacity="100%" fo:font-size="10pt" fo:font-weight="bold" style:font-size-asian="10pt" style:font-weight-asian="bold" style:font-name-complex="Calibri1" style:font-size-complex="10pt"/>
    </style:style>
    <style:style style:name="T40" style:family="text">
      <style:text-properties fo:color="#404040" loext:opacity="100%" fo:font-size="10pt" fo:font-style="italic" style:font-size-asian="10pt" style:font-style-asian="italic" style:font-name-complex="Calibri1" style:font-size-complex="10pt"/>
    </style:style>
    <style:style style:name="T41" style:family="text">
      <style:text-properties fo:color="#404040" loext:opacity="100%" fo:font-size="12pt" fo:font-weight="bold" style:font-size-asian="12pt" style:font-weight-asian="bold" style:font-name-complex="Calibri1" style:font-size-complex="12pt"/>
    </style:style>
    <style:style style:name="T42" style:family="text">
      <style:text-properties fo:color="#404040" loext:opacity="100%" fo:font-size="12pt" fo:font-style="italic" fo:font-weight="bold" style:font-size-asian="12pt" style:font-style-asian="italic" style:font-weight-asian="bold" style:font-name-complex="Calibri1" style:font-size-complex="12pt"/>
    </style:style>
    <style:style style:name="T43" style:family="text">
      <style:text-properties fo:color="#404040" loext:opacity="100%" fo:font-size="12pt" style:font-size-asian="12pt" style:language-asian="fr" style:country-asian="FR" style:font-name-complex="Calibri1" style:font-size-complex="12pt"/>
    </style:style>
    <style:style style:name="T44" style:family="text">
      <style:text-properties fo:color="#404040" loext:opacity="100%" fo:font-size="12pt" style:font-size-asian="12pt" style:font-name-complex="Calibri1" style:font-size-complex="12pt"/>
    </style:style>
    <style:style style:name="T45" style:family="text">
      <style:text-properties fo:color="#404040" loext:opacity="100%" fo:font-size="12pt" fo:background-color="#bfbfbf" loext:char-shading-value="0" style:font-size-asian="12pt" style:font-size-complex="12pt"/>
    </style:style>
    <style:style style:name="T46" style:family="text">
      <style:text-properties fo:color="#404040" loext:opacity="100%" fo:font-size="12pt" officeooo:rsid="000d3d66" fo:background-color="#bfbfbf" loext:char-shading-value="0" style:font-size-asian="12pt" style:font-size-complex="12pt"/>
    </style:style>
    <style:style style:name="T47" style:family="text">
      <style:text-properties fo:color="#404040" loext:opacity="100%" fo:font-size="14pt" fo:font-weight="bold" style:font-size-asian="14pt" style:font-weight-asian="bold" style:font-size-complex="14pt"/>
    </style:style>
    <style:style style:name="T48" style:family="text">
      <style:text-properties fo:color="#404040" loext:opacity="100%" fo:font-size="14pt" fo:font-style="italic" style:font-size-asian="14pt" style:font-style-asian="italic" style:font-name-complex="Calibri1" style:font-size-complex="14pt"/>
    </style:style>
    <style:style style:name="T49" style:family="text">
      <style:text-properties fo:color="#404040" loext:opacity="100%" fo:font-style="italic" fo:font-weight="bold" style:font-style-asian="italic" style:font-weight-asian="bold" style:font-name-complex="Calibri1"/>
    </style:style>
    <style:style style:name="T50" style:family="text">
      <style:text-properties fo:color="#404040" loext:opacity="100%" fo:font-style="italic" style:font-style-asian="italic" style:font-name-complex="Calibri1"/>
    </style:style>
    <style:style style:name="T51" style:family="text">
      <style:text-properties fo:font-size="14pt" fo:font-weight="bold" style:font-size-asian="14pt" style:font-weight-asian="bold" style:font-name-complex="Calibri1" style:font-size-complex="14pt"/>
    </style:style>
    <style:style style:name="T52" style:family="text">
      <style:text-properties fo:color="#000000" loext:opacity="100%" fo:font-style="italic" style:font-style-asian="italic"/>
    </style:style>
    <style:style style:name="T53" style:family="text">
      <style:text-properties fo:background-color="#bfbfbf" loext:char-shading-value="0"/>
    </style:style>
    <style:style style:name="T54" style:family="text">
      <style:text-properties fo:color="#bfbfbf" loext:opacity="100%" fo:font-size="12pt" style:font-size-asian="12pt" style:font-name-complex="Calibri1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7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5LVL1" loext:num-list-format="%1%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d9d9d9" svg:stroke-opacity="100%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1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Line2570817255456">
          <table:table-cell table:style-name="Tableau8.A1" office:value-type="string">
            <text:p text:style-name="P84"/>
          </table:table-cell>
          <table:table-cell table:style-name="Tableau8.A1" office:value-type="string">
            <text:p text:style-name="P40"/>
          </table:table-cell>
          <table:table-cell table:style-name="Tableau8.A1" office:value-type="string">
            <text:p text:style-name="P40"/>
          </table:table-cell>
        </table:table-row>
        <table:table-row table:style-name="TableLine2570817258624">
          <table:table-cell table:style-name="Tableau8.A2" office:value-type="string">
            <text:p text:style-name="P8"><text:span text:style-name="Police_20_par_20_défaut"><text:span text:style-name="T22">Nom de naissance</text:span></text:span></text:p>
          </table:table-cell>
          <table:table-cell table:style-name="Tableau8.B2" office:value-type="string">
            <text:p text:style-name="P85"></text:p>
          </table:table-cell>
          <table:table-cell table:style-name="Tableau8.A1" office:value-type="string">
            <text:p text:style-name="P100"><text:span text:style-name="Texte_20_de_20_l_27_espace_20_réservé"><text:span text:style-name="T28">YOUSSOUFA</text:span></text:span></text:p>
          </table:table-cell>
        </table:table-row>
        <table:table-row table:style-name="TableLine2570817264384">
          <table:table-cell table:style-name="Tableau8.A2" office:value-type="string">
            <text:p text:style-name="P8"><text:span text:style-name="Police_20_par_20_défaut"><text:span text:style-name="T22">Nom d’usage</text:span></text:span></text:p>
          </table:table-cell>
          <table:table-cell table:style-name="Tableau8.B2" office:value-type="string">
            <text:p text:style-name="P10"><text:span text:style-name="Police_20_par_20_défaut"><text:span text:style-name="T23"></text:span></text:span></text:p>
          </table:table-cell>
          <table:table-cell table:style-name="Tableau8.A1" office:value-type="string">
            <text:p text:style-name="P100"><text:span text:style-name="Texte_20_de_20_l_27_espace_20_réservé"><text:span text:style-name="T30">YOUSSOUFA</text:span></text:span></text:p>
          </table:table-cell>
        </table:table-row>
        <table:table-row table:style-name="TableLine2570817268992">
          <table:table-cell table:style-name="Tableau8.A2" office:value-type="string">
            <text:p text:style-name="P8"><text:span text:style-name="Police_20_par_20_défaut"><text:span text:style-name="T22">Prénom</text:span></text:span></text:p>
          </table:table-cell>
          <table:table-cell table:style-name="Tableau8.B2" office:value-type="string">
            <text:p text:style-name="P10"><text:span text:style-name="Police_20_par_20_défaut"><text:span text:style-name="T23"></text:span></text:span></text:p>
          </table:table-cell>
          <table:table-cell table:style-name="Tableau8.A1" office:value-type="string">
            <text:p text:style-name="P100"><text:span text:style-name="Texte_20_de_20_l_27_espace_20_réservé"><text:span text:style-name="T28">Hachim</text:span></text:span></text:p>
          </table:table-cell>
        </table:table-row>
        <table:table-row table:style-name="TableLine2570817273024">
          <table:table-cell table:style-name="Tableau8.A2" office:value-type="string">
            <text:p text:style-name="P8"><text:span text:style-name="Police_20_par_20_défaut"><text:span text:style-name="T22">Adresse</text:span></text:span></text:p>
          </table:table-cell>
          <table:table-cell table:style-name="Tableau8.B2" office:value-type="string">
            <text:p text:style-name="P10"><text:span text:style-name="Police_20_par_20_défaut"><text:span text:style-name="T23"></text:span></text:span></text:p>
          </table:table-cell>
          <table:table-cell table:style-name="Tableau8.A1" table:number-rows-spanned="2" office:value-type="string">
            <text:p text:style-name="P100"><text:span text:style-name="Texte_20_de_20_l_27_espace_20_réservé"><text:span text:style-name="T28">56 boulevard Louis Villecroze <text:s text:c="34"/>Les Marronniers bâtiment F <text:s text:c="31"/>13014 Marseille</text:span></text:span></text:p>
          </table:table-cell>
        </table:table-row>
        <table:table-row table:style-name="TableLine2570817270144">
          <table:table-cell table:style-name="Tableau8.A2" office:value-type="string">
            <text:p text:style-name="P84"/>
          </table:table-cell>
          <table:table-cell table:style-name="Tableau8.B2" office:value-type="string">
            <text:p text:style-name="P85"/>
          </table:table-cell>
          <table:covered-table-cell table:style-name="Tableau8.A1"/>
        </table:table-row>
      </table:table>
      <text:p text:style-name="P34"/>
      <text:p text:style-name="P34"/>
      <text:p text:style-name="P34"/>
      <table:table table:name="Tableau9" table:style-name="Tableau9">
        <table:table-column table:style-name="Tableau9.A"/>
        <table:table-column table:style-name="Tableau9.B"/>
        <table:table-row table:style-name="TableLine2570817281664">
          <table:table-cell table:style-name="Tableau9.A1" table:number-columns-spanned="2" office:value-type="string">
            <text:p text:style-name="P88">Titre professionnel visé</text:p>
          </table:table-cell>
          <table:covered-table-cell/>
        </table:table-row>
        <table:table-row table:style-name="Tableau9.2">
          <table:table-cell table:style-name="Tableau9.A2" table:number-columns-spanned="2" office:value-type="string">
            <text:p text:style-name="P89"/>
          </table:table-cell>
          <table:covered-table-cell/>
        </table:table-row>
        <table:table-row table:style-name="Tableau9.3">
          <table:table-cell table:style-name="Tableau9.A3" table:number-columns-spanned="2" office:value-type="string">
            <text:p text:style-name="P99"><text:span text:style-name="Texte_20_de_20_l_27_espace_20_réservé"><text:span text:style-name="T32">Développeur Web Web Mobile</text:span></text:span></text:p>
          </table:table-cell>
          <table:covered-table-cell/>
        </table:table-row>
        <table:table-row table:style-name="Tableau9.4">
          <table:table-cell table:style-name="Tableau9.A4" table:number-columns-spanned="2" office:value-type="string">
            <text:p text:style-name="P40"/>
          </table:table-cell>
          <table:covered-table-cell/>
        </table:table-row>
        <table:table-row table:style-name="Tableau9.5">
          <table:table-cell table:style-name="Tableau9.A5" table:number-columns-spanned="2" office:value-type="string">
            <text:p text:style-name="P27">Modalité d’accès :</text:p>
          </table:table-cell>
          <table:covered-table-cell/>
        </table:table-row>
        <table:table-row table:style-name="TableLine2570839041584">
          <table:table-cell table:style-name="Tableau9.A6" table:number-columns-spanned="2" office:value-type="string">
            <text:p text:style-name="P35"/>
          </table:table-cell>
          <table:covered-table-cell/>
        </table:table-row>
        <table:table-row table:style-name="TableLine2570839038704">
          <table:table-cell table:style-name="Tableau9.A7" office:value-type="string">
            <text:p text:style-name="P4"><text:span text:style-name="Police_20_par_20_défaut"><text:span text:style-name="T34">X</text:span></text:span><text:span text:style-name="Police_20_par_20_défaut"><text:span text:style-name="T33">☐</text:span></text:span></text:p>
          </table:table-cell>
          <table:table-cell table:style-name="Tableau9.B7" office:value-type="string">
            <text:p text:style-name="P8"><text:span text:style-name="Police_20_par_20_défaut"><text:span text:style-name="T35">Parcours de formation</text:span></text:span></text:p>
          </table:table-cell>
        </table:table-row>
        <table:table-row table:style-name="TableLine2570839034672">
          <table:table-cell table:style-name="Tableau9.A7" office:value-type="string">
            <text:p text:style-name="P4"><text:span text:style-name="Police_20_par_20_défaut"><text:span text:style-name="T33">☐</text:span></text:span></text:p>
          </table:table-cell>
          <table:table-cell table:style-name="Tableau9.B8" office:value-type="string">
            <text:p text:style-name="P41">Validation des Acquis de l’Expérience (VAE)</text:p>
          </table:table-cell>
        </table:table-row>
        <table:table-row table:style-name="Tableau9.9">
          <table:table-cell table:style-name="Tableau9.A9" table:number-columns-spanned="2" office:value-type="string">
            <text:p text:style-name="P43"/>
          </table:table-cell>
          <table:covered-table-cell/>
        </table:table-row>
      </table:table>
      <text:p text:style-name="P34"/>
      <text:p text:style-name="P34"/>
      <text:p text:style-name="P104"><text:span text:style-name="Police_20_par_20_défaut"><text:span text:style-name="T10"><text:s/></text:span></text:span></text:p>
      <table:table table:name="Tableau10" table:style-name="Tableau10">
        <table:table-column table:style-name="Tableau10.A"/>
        <table:table-column table:style-name="Tableau10.B"/>
        <table:table-row table:style-name="TableLine2570839037552">
          <table:table-cell table:style-name="Tableau10.A1" table:number-columns-spanned="2" office:value-type="string">
            <text:p text:style-name="P2"><text:span text:style-name="Police_20_par_20_défaut"><text:span text:style-name="T11">Présentation du dossier</text:span></text:span></text:p>
          </table:table-cell>
          <table:covered-table-cell/>
        </table:table-row>
        <table:table-row table:style-name="Tableau10.2">
          <table:table-cell table:style-name="Tableau10.A2" table:number-columns-spanned="2" office:value-type="string">
            <text:p text:style-name="P89"/>
          </table:table-cell>
          <table:covered-table-cell/>
        </table:table-row>
        <table:table-row table:style-name="Tableau10.2">
          <table:table-cell table:style-name="Tableau10.A3" table:number-columns-spanned="2" office:value-type="string">
            <text:p text:style-name="P40"/>
          </table:table-cell>
          <table:covered-table-cell/>
        </table:table-row>
        <table:table-row table:style-name="Tableau10.4">
          <table:table-cell table:style-name="Tableau10.A4" table:number-columns-spanned="2" office:value-type="string">
            <text:p text:style-name="P47"/>
            <text:p text:style-name="P11"><text:span text:style-name="Police_20_par_20_défaut"><text:span text:style-name="T36">Le dossier professionnel (DP) constitue un élément du système de validation du titre professionnel.<text:line-break/></text:span></text:span><text:span text:style-name="Police_20_par_20_défaut"><text:span text:style-name="T37">Ce titre est délivré par le Ministère chargé de l’emploi.</text:span></text:span></text:p>
            <text:p text:style-name="P11"><text:span text:style-name="Police_20_par_20_défaut"><text:span text:style-name="T36">Le DP appartient au candidat. Il le conserve, l’actualise durant son parcours et le présente </text:span></text:span><text:span text:style-name="Police_20_par_20_défaut"><text:span text:style-name="T37">obligatoirement à chaque session d’examen</text:span></text:span><text:span text:style-name="Police_20_par_20_défaut"><text:span text:style-name="T36">.</text:span></text:span></text:p>
            <text:p text:style-name="P48">Pour rédiger le DP, le candidat peut être aidé par un formateur ou par un accompagnateur VAE. </text:p>
            <text:p text:style-name="P48">Il est consulté par le jury au moment de la session d’examen.</text:p>
            <text:p text:style-name="P49"/>
            <text:p text:style-name="P36">Pour prendre sa décision, le jury dispose : </text:p>
            <text:list xml:id="list4086520180" text:style-name="L1">
              <text:list-item>
                <text:p text:style-name="P106">des résultats de la mise en situation professionnelle complétés, éventuellement, du questionnaire professionnel ou de l’entretien professionnel ou de l’entretien technique ou du questionnement à partir de productions.</text:p>
              </text:list-item>
            </text:list>
            <text:p text:style-name="P58"/>
            <text:list xml:id="list82959786212544" text:continue-numbering="true" text:style-name="L1">
              <text:list-item>
                <text:p text:style-name="P108"><text:span text:style-name="Police_20_par_20_défaut"><text:span text:style-name="T38">du </text:span></text:span><text:span text:style-name="Police_20_par_20_défaut"><text:span text:style-name="T39">Dossier Professionnel</text:span></text:span><text:span text:style-name="Police_20_par_20_défaut"><text:span text:style-name="T38"> (DP) dans lequel le candidat a consigné les preuves de sa pratique professionnelle.</text:span></text:span></text:p>
              </text:list-item>
            </text:list>
            <text:p text:style-name="P59"/>
            <text:list xml:id="list82959830302985" text:continue-numbering="true" text:style-name="L1">
              <text:list-item>
                <text:p text:style-name="P107">des résultats des évaluations passées en cours de formation lorsque le candidat évalué est issu d’un parcours de formation</text:p>
              </text:list-item>
            </text:list>
            <text:p text:style-name="P59"/>
            <text:list xml:id="list82958382877458" text:continue-numbering="true" text:style-name="L1">
              <text:list-item>
                <text:p text:style-name="P107">de l’entretien final (dans le cadre de la session titre).</text:p>
              </text:list-item>
            </text:list>
            <text:p text:style-name="P44"/>
            <text:p text:style-name="P5"><text:span text:style-name="Police_20_par_20_défaut"><text:span text:style-name="T40"><text:tab/></text:span></text:span><text:span text:style-name="Police_20_par_20_défaut"><text:span text:style-name="T19"><text:tab/></text:span></text:span><text:span text:style-name="Police_20_par_20_défaut"><text:span text:style-name="T16">[Arrêté du 22 décembre 2015, relatif aux conditions de délivrance des titres professionnels</text:span></text:span></text:p>
            <text:p text:style-name="P91">du ministère chargé de l’Emploi]</text:p>
            <text:p text:style-name="P36"/>
            <text:p text:style-name="P36">Ce dossier comporte :</text:p>
            <text:list xml:id="list2389084146" text:style-name="L2">
              <text:list-item>
                <text:p text:style-name="P103">pour chaque activité-type du titre visé, un à trois exemples de pratique professionnelle ; </text:p>
              </text:list-item>
              <text:list-item>
                <text:p text:style-name="P103">un tableau à renseigner si le candidat souhaite porter à la connaissance du jury la détention d’un titre, d’un diplôme, d’un certificat de qualification professionnelle (CQP) ou des attestations de formation ;</text:p>
              </text:list-item>
              <text:list-item>
                <text:p text:style-name="P103">une déclaration sur l’honneur à compléter et à signer ;</text:p>
              </text:list-item>
              <text:list-item>
                <text:p text:style-name="P103">des documents illustrant la pratique professionnelle du candidat (facultatif)</text:p>
              </text:list-item>
              <text:list-item>
                <text:p text:style-name="P98"><text:span text:style-name="Police_20_par_20_défaut"><text:span text:style-name="T38">des annexes, si nécessaire.</text:span></text:span></text:p>
              </text:list-item>
            </text:list>
          </table:table-cell>
          <table:covered-table-cell/>
        </table:table-row>
        <table:table-row table:style-name="Tableau10.5">
          <table:table-cell table:style-name="Tableau10.A5" table:number-columns-spanned="2" office:value-type="string">
            <text:p text:style-name="P6"><text:span text:style-name="Police_20_par_20_défaut"><text:span text:style-name="T40">Pour compléter ce dossier, le candidat dispose d’un site web en accès libre sur le site.</text:span></text:span></text:p>
          </table:table-cell>
          <table:covered-table-cell/>
        </table:table-row>
        <text:soft-page-break/>
        <table:table-row table:style-name="Tableau10.6">
          <table:table-cell table:style-name="Tableau10.A6" office:value-type="string">
            <text:p text:style-name="P4"><text:span text:style-name="Police_20_par_20_défaut"><text:span text:style-name="T24"></text:span></text:span></text:p>
          </table:table-cell>
          <table:table-cell table:style-name="Tableau10.A5" office:value-type="string">
            <text:p text:style-name="P13"><text:a xlink:type="simple" xlink:href="http://travail-emploi.gouv.fr/titres-professionnels" office:target-frame-name="_top" xlink:show="replace" text:style-name="Internet_20_link" text:visited-style-name="Visited_20_Internet_20_Link"><text:span text:style-name="Lien_20_hypertexte"><text:span text:style-name="T51">http://travail-emploi.gouv.fr/titres-professionnels</text:span></text:span></text:a></text:p>
          </table:table-cell>
        </table:table-row>
      </table:table>
      <text:p text:style-name="P45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row table:style-name="TableLine2570839038128">
          <table:table-cell table:style-name="Tableau11.A1" table:number-columns-spanned="4" office:value-type="string">
            <text:p text:style-name="P14"><text:span text:style-name="Police_20_par_20_défaut"><text:span text:style-name="T25">Sommaire</text:span></text:span></text:p>
          </table:table-cell>
          <table:covered-table-cell/>
          <table:covered-table-cell/>
          <table:covered-table-cell/>
        </table:table-row>
        <table:table-row table:style-name="TableLine2570839047056">
          <table:table-cell table:style-name="Tableau11.A2" table:number-columns-spanned="3" office:value-type="string">
            <text:p text:style-name="P37"/>
            <text:p text:style-name="P37">Exemples de pratique professionnelle</text:p>
            <text:p text:style-name="P37"/>
          </table:table-cell>
          <table:covered-table-cell/>
          <table:covered-table-cell/>
          <table:table-cell table:style-name="TableBox2570839036400" office:value-type="string">
            <text:p text:style-name="P37"/>
          </table:table-cell>
        </table:table-row>
        <table:table-row table:style-name="TableLine2570839039280">
          <table:table-cell table:style-name="Tableau11.A3" table:number-columns-spanned="2" office:value-type="string">
            <text:p text:style-name="P15"><text:span text:style-name="Police_20_par_20_défaut"><text:span text:style-name="T41">Intitulé de l’activité-type n° 1</text:span></text:span></text:p>
          </table:table-cell>
          <table:covered-table-cell/>
          <table:table-cell table:style-name="Tableau11.C3" office:value-type="string">
            <text:p text:style-name="P4"><text:span text:style-name="Police_20_par_20_défaut"><text:span text:style-name="T41">p.</text:span></text:span></text:p>
          </table:table-cell>
          <table:table-cell table:style-name="Tableau11.D3" office:value-type="string">
            <text:p text:style-name="P60">5</text:p>
          </table:table-cell>
        </table:table-row>
        <table:table-row table:style-name="TableLine2570839047920">
          <table:table-cell table:style-name="Tableau11.A4" office:value-type="string">
            <text:p text:style-name="P40"/>
          </table:table-cell>
          <table:table-cell table:style-name="Tableau11.B4" office:value-type="string">
            <text:p text:style-name="P17"><text:span text:style-name="Police_20_par_20_défaut"><text:span text:style-name="T23"></text:span></text:span><text:span text:style-name="Police_20_par_20_défaut"><text:span text:style-name="T36"> Intitulé de l’exemple n° 1  <text:tab/>p.</text:span></text:span></text:p>
          </table:table-cell>
          <table:table-cell table:style-name="Tableau11.C4" office:value-type="string">
            <text:p text:style-name="P50">p.</text:p>
          </table:table-cell>
          <table:table-cell table:style-name="Tableau11.D4" office:value-type="string">
            <text:p text:style-name="P51"/>
          </table:table-cell>
        </table:table-row>
        <table:table-row table:style-name="TableLine2570839043312">
          <table:table-cell table:style-name="Tableau11.A5" office:value-type="string">
            <text:p text:style-name="P40"/>
          </table:table-cell>
          <table:table-cell table:style-name="Tableau11.B5" office:value-type="string">
            <text:p text:style-name="P17"><text:span text:style-name="Police_20_par_20_défaut"><text:span text:style-name="T23"></text:span></text:span><text:span text:style-name="Police_20_par_20_défaut"><text:span text:style-name="T36"> Intitulé de l’exemple n° 2  <text:tab/>p.</text:span></text:span></text:p>
          </table:table-cell>
          <table:table-cell table:style-name="Tableau11.C5" office:value-type="string">
            <text:p text:style-name="P50">p.</text:p>
          </table:table-cell>
          <table:table-cell table:style-name="Tableau11.D5" office:value-type="string">
            <text:p text:style-name="P51"/>
          </table:table-cell>
        </table:table-row>
        <table:table-row table:style-name="TableLine2570839044464">
          <table:table-cell table:style-name="Tableau11.A6" office:value-type="string">
            <text:p text:style-name="P40"/>
          </table:table-cell>
          <table:table-cell table:style-name="Tableau11.B6" office:value-type="string">
            <text:p text:style-name="P17"><text:span text:style-name="Police_20_par_20_défaut"><text:span text:style-name="T23"></text:span></text:span><text:span text:style-name="Police_20_par_20_défaut"><text:span text:style-name="T36"> Intitulé de l’exemple n° 3  <text:tab/>p</text:span></text:span></text:p>
          </table:table-cell>
          <table:table-cell table:style-name="Tableau11.C6" office:value-type="string">
            <text:p text:style-name="P50">p.</text:p>
          </table:table-cell>
          <table:table-cell table:style-name="Tableau11.D6" office:value-type="string">
            <text:p text:style-name="P51"/>
          </table:table-cell>
        </table:table-row>
        <table:table-row table:style-name="Tableau11.7">
          <table:table-cell table:style-name="Tableau11.A7" office:value-type="string">
            <text:p text:style-name="P86"/>
          </table:table-cell>
          <table:table-cell table:style-name="Tableau11.B7" office:value-type="string">
            <text:p text:style-name="P66"/>
          </table:table-cell>
          <table:table-cell table:style-name="Tableau11.C7" office:value-type="string">
            <text:p text:style-name="P67"/>
          </table:table-cell>
          <table:table-cell table:style-name="Tableau11.D7" office:value-type="string">
            <text:p text:style-name="P73"/>
          </table:table-cell>
        </table:table-row>
        <table:table-row table:style-name="TableLine2570839575200">
          <table:table-cell table:style-name="Tableau11.A3" table:number-columns-spanned="2" office:value-type="string">
            <text:p text:style-name="P15"><text:span text:style-name="Police_20_par_20_défaut"><text:span text:style-name="T41">Intitulé de l’activité-type n° 2</text:span></text:span></text:p>
          </table:table-cell>
          <table:covered-table-cell/>
          <table:table-cell table:style-name="Tableau11.C3" office:value-type="string">
            <text:p text:style-name="P4"><text:span text:style-name="Police_20_par_20_défaut"><text:span text:style-name="T41">p.</text:span></text:span></text:p>
          </table:table-cell>
          <table:table-cell table:style-name="Tableau11.D8" office:value-type="string">
            <text:p text:style-name="P60"/>
          </table:table-cell>
        </table:table-row>
        <table:table-row table:style-name="TableLine2570839582688">
          <table:table-cell table:style-name="Tableau11.A9" office:value-type="string">
            <text:p text:style-name="P40"/>
          </table:table-cell>
          <table:table-cell table:style-name="Tableau11.B9" office:value-type="string">
            <text:p text:style-name="P17"><text:span text:style-name="Police_20_par_20_défaut"><text:span text:style-name="T23"></text:span></text:span><text:span text:style-name="Police_20_par_20_défaut"><text:span text:style-name="T36"> Intitulé de l’exemple n° 1  <text:tab/>p.</text:span></text:span></text:p>
          </table:table-cell>
          <table:table-cell table:style-name="Tableau11.C9" office:value-type="string">
            <text:p text:style-name="P50">p.</text:p>
          </table:table-cell>
          <table:table-cell table:style-name="Tableau11.D9" office:value-type="string">
            <text:p text:style-name="P51"/>
          </table:table-cell>
        </table:table-row>
        <table:table-row table:style-name="TableLine2570839569728">
          <table:table-cell table:style-name="Tableau11.A10" office:value-type="string">
            <text:p text:style-name="P40"/>
          </table:table-cell>
          <table:table-cell table:style-name="Tableau11.B10" office:value-type="string">
            <text:p text:style-name="P17"><text:span text:style-name="Police_20_par_20_défaut"><text:span text:style-name="T23"></text:span></text:span><text:span text:style-name="Police_20_par_20_défaut"><text:span text:style-name="T36"> Intitulé de l’exemple n° 2  <text:tab/>p.</text:span></text:span></text:p>
          </table:table-cell>
          <table:table-cell table:style-name="Tableau11.C10" office:value-type="string">
            <text:p text:style-name="P50">p.</text:p>
          </table:table-cell>
          <table:table-cell table:style-name="Tableau11.D10" office:value-type="string">
            <text:p text:style-name="P51"/>
          </table:table-cell>
        </table:table-row>
        <table:table-row table:style-name="TableLine2570839576064">
          <table:table-cell table:style-name="Tableau11.A11" office:value-type="string">
            <text:p text:style-name="P40"/>
          </table:table-cell>
          <table:table-cell table:style-name="Tableau11.B11" office:value-type="string">
            <text:p text:style-name="P17"><text:span text:style-name="Police_20_par_20_défaut"><text:span text:style-name="T23"></text:span></text:span><text:span text:style-name="Police_20_par_20_défaut"><text:span text:style-name="T36"> Intitulé de l’exemple n° 3  <text:tab/>p</text:span></text:span></text:p>
          </table:table-cell>
          <table:table-cell table:style-name="Tableau11.C11" office:value-type="string">
            <text:p text:style-name="P50">p.</text:p>
          </table:table-cell>
          <table:table-cell table:style-name="Tableau11.D11" office:value-type="string">
            <text:p text:style-name="P51"/>
          </table:table-cell>
        </table:table-row>
        <table:table-row table:style-name="TableLine2570839576352">
          <table:table-cell table:style-name="Tableau11.A12" office:value-type="string">
            <text:p text:style-name="P70"/>
          </table:table-cell>
          <table:table-cell table:style-name="Tableau11.B12" office:value-type="string">
            <text:p text:style-name="P70"/>
          </table:table-cell>
          <table:table-cell table:style-name="Tableau11.C12" office:value-type="string">
            <text:p text:style-name="P68"/>
          </table:table-cell>
          <table:table-cell table:style-name="Tableau11.D12" office:value-type="string">
            <text:p text:style-name="P69"/>
          </table:table-cell>
        </table:table-row>
        <table:table-row table:style-name="TableLine2570839565408">
          <table:table-cell table:style-name="Tableau11.A3" table:number-columns-spanned="2" office:value-type="string">
            <text:p text:style-name="P15"><text:span text:style-name="Police_20_par_20_défaut"><text:span text:style-name="T41">Intitulé de l’activité-type n° 3</text:span></text:span></text:p>
          </table:table-cell>
          <table:covered-table-cell/>
          <table:table-cell table:style-name="Tableau11.C3" office:value-type="string">
            <text:p text:style-name="P4"><text:span text:style-name="Police_20_par_20_défaut"><text:span text:style-name="T41">p.</text:span></text:span></text:p>
          </table:table-cell>
          <table:table-cell table:style-name="Tableau11.D8" office:value-type="string">
            <text:p text:style-name="P60"/>
          </table:table-cell>
        </table:table-row>
        <table:table-row table:style-name="TableLine2570839573184">
          <table:table-cell table:style-name="Tableau11.A14" office:value-type="string">
            <text:p text:style-name="P70"/>
          </table:table-cell>
          <table:table-cell table:style-name="Tableau11.B14" office:value-type="string">
            <text:p text:style-name="P17"><text:span text:style-name="Police_20_par_20_défaut"><text:span text:style-name="T23"></text:span></text:span><text:span text:style-name="Police_20_par_20_défaut"><text:span text:style-name="T36"> Intitulé de l’exemple n° 1  <text:tab/>p.</text:span></text:span></text:p>
          </table:table-cell>
          <table:table-cell table:style-name="Tableau11.C14" office:value-type="string">
            <text:p text:style-name="P50">p.</text:p>
          </table:table-cell>
          <table:table-cell table:style-name="Tableau11.D14" office:value-type="string">
            <text:p text:style-name="P51"/>
          </table:table-cell>
        </table:table-row>
        <table:table-row table:style-name="TableLine2570839573472">
          <table:table-cell table:style-name="Tableau11.A15" office:value-type="string">
            <text:p text:style-name="P70"/>
          </table:table-cell>
          <table:table-cell table:style-name="Tableau11.B15" office:value-type="string">
            <text:p text:style-name="P17"><text:span text:style-name="Police_20_par_20_défaut"><text:span text:style-name="T23"></text:span></text:span><text:span text:style-name="Police_20_par_20_défaut"><text:span text:style-name="T36"> Intitulé de l’exemple n° 2  <text:tab/>p.</text:span></text:span></text:p>
          </table:table-cell>
          <table:table-cell table:style-name="Tableau11.C15" office:value-type="string">
            <text:p text:style-name="P50">p.</text:p>
          </table:table-cell>
          <table:table-cell table:style-name="Tableau11.D15" office:value-type="string">
            <text:p text:style-name="P51"/>
          </table:table-cell>
        </table:table-row>
        <table:table-row table:style-name="TableLine2570839574912">
          <table:table-cell table:style-name="Tableau11.A16" office:value-type="string">
            <text:p text:style-name="P70"/>
          </table:table-cell>
          <table:table-cell table:style-name="Tableau11.B16" office:value-type="string">
            <text:p text:style-name="P17"><text:span text:style-name="Police_20_par_20_défaut"><text:span text:style-name="T23"></text:span></text:span><text:span text:style-name="Police_20_par_20_défaut"><text:span text:style-name="T36"> Intitulé de l’exemple n° 3  <text:tab/>p</text:span></text:span></text:p>
          </table:table-cell>
          <table:table-cell table:style-name="Tableau11.C16" office:value-type="string">
            <text:p text:style-name="P50">p.</text:p>
          </table:table-cell>
          <table:table-cell table:style-name="Tableau11.D16" office:value-type="string">
            <text:p text:style-name="P51"/>
          </table:table-cell>
        </table:table-row>
        <table:table-row table:style-name="TableLine2570839566272">
          <table:table-cell table:style-name="Tableau11.A17" office:value-type="string">
            <text:p text:style-name="P70"/>
          </table:table-cell>
          <table:table-cell table:style-name="Tableau11.B17" office:value-type="string">
            <text:p text:style-name="P70"/>
          </table:table-cell>
          <table:table-cell table:style-name="Tableau11.C17" office:value-type="string">
            <text:p text:style-name="P68"/>
          </table:table-cell>
          <table:table-cell table:style-name="Tableau11.D17" office:value-type="string">
            <text:p text:style-name="P69"/>
          </table:table-cell>
        </table:table-row>
        <table:table-row table:style-name="TableLine2570839565696">
          <table:table-cell table:style-name="Tableau11.A3" table:number-columns-spanned="2" office:value-type="string">
            <text:p text:style-name="P15"><text:span text:style-name="Police_20_par_20_défaut"><text:span text:style-name="T41">Intitulé de l’activité-type n° 4</text:span></text:span></text:p>
          </table:table-cell>
          <table:covered-table-cell/>
          <table:table-cell table:style-name="Tableau11.C3" office:value-type="string">
            <text:p text:style-name="P4"><text:span text:style-name="Police_20_par_20_défaut"><text:span text:style-name="T41">p.</text:span></text:span></text:p>
          </table:table-cell>
          <table:table-cell table:style-name="Tableau11.D8" office:value-type="string">
            <text:p text:style-name="P60"/>
          </table:table-cell>
        </table:table-row>
        <table:table-row table:style-name="TableLine2570839568288">
          <table:table-cell table:style-name="Tableau11.A19" office:value-type="string">
            <text:p text:style-name="P70"/>
          </table:table-cell>
          <table:table-cell table:style-name="Tableau11.B19" office:value-type="string">
            <text:p text:style-name="P17"><text:span text:style-name="Police_20_par_20_défaut"><text:span text:style-name="T23"></text:span></text:span><text:span text:style-name="Police_20_par_20_défaut"><text:span text:style-name="T36"> Intitulé de l’exemple n° 1  <text:tab/>p.</text:span></text:span></text:p>
          </table:table-cell>
          <table:table-cell table:style-name="Tableau11.C19" office:value-type="string">
            <text:p text:style-name="P50">p.</text:p>
          </table:table-cell>
          <table:table-cell table:style-name="Tableau11.D19" office:value-type="string">
            <text:p text:style-name="P51"/>
          </table:table-cell>
        </table:table-row>
        <table:table-row table:style-name="TableLine2570839574336">
          <table:table-cell table:style-name="Tableau11.A20" office:value-type="string">
            <text:p text:style-name="P70"/>
          </table:table-cell>
          <table:table-cell table:style-name="Tableau11.B20" office:value-type="string">
            <text:p text:style-name="P17"><text:span text:style-name="Police_20_par_20_défaut"><text:span text:style-name="T23"></text:span></text:span><text:span text:style-name="Police_20_par_20_défaut"><text:span text:style-name="T36"> Intitulé de l’exemple n° 2  <text:tab/>p.</text:span></text:span></text:p>
          </table:table-cell>
          <table:table-cell table:style-name="Tableau11.C20" office:value-type="string">
            <text:p text:style-name="P50">p.</text:p>
          </table:table-cell>
          <table:table-cell table:style-name="Tableau11.D20" office:value-type="string">
            <text:p text:style-name="P51"/>
          </table:table-cell>
        </table:table-row>
        <table:table-row table:style-name="TableLine2570839595072">
          <table:table-cell table:style-name="Tableau11.A21" office:value-type="string">
            <text:p text:style-name="P70"/>
          </table:table-cell>
          <table:table-cell table:style-name="Tableau11.B21" office:value-type="string">
            <text:p text:style-name="P17"><text:span text:style-name="Police_20_par_20_défaut"><text:span text:style-name="T23"></text:span></text:span><text:span text:style-name="Police_20_par_20_défaut"><text:span text:style-name="T36"> Intitulé de l’exemple n° 3  <text:tab/>p</text:span></text:span></text:p>
          </table:table-cell>
          <table:table-cell table:style-name="Tableau11.C21" office:value-type="string">
            <text:p text:style-name="P50">p.</text:p>
          </table:table-cell>
          <table:table-cell table:style-name="Tableau11.D21" office:value-type="string">
            <text:p text:style-name="P51"/>
          </table:table-cell>
        </table:table-row>
        <table:table-row table:style-name="TableLine2570839592192">
          <table:table-cell table:style-name="Tableau11.A22" office:value-type="string">
            <text:p text:style-name="P70"/>
          </table:table-cell>
          <table:table-cell table:style-name="Tableau11.B22" office:value-type="string">
            <text:p text:style-name="P70"/>
          </table:table-cell>
          <table:table-cell table:style-name="Tableau11.C22" office:value-type="string">
            <text:p text:style-name="P68"/>
          </table:table-cell>
          <table:table-cell table:style-name="Tableau11.D22" office:value-type="string">
            <text:p text:style-name="P69"/>
          </table:table-cell>
        </table:table-row>
        <table:table-row table:style-name="TableLine2570839585568">
          <table:table-cell table:style-name="Tableau11.A23" table:number-columns-spanned="2" office:value-type="string">
            <text:p text:style-name="P18"><text:span text:style-name="Police_20_par_20_défaut"><text:span text:style-name="T41">Titres, diplômes, CQP, attestations de formation </text:span></text:span><text:span text:style-name="Police_20_par_20_défaut"><text:span text:style-name="T40">(facultatif)</text:span></text:span></text:p>
          </table:table-cell>
          <table:covered-table-cell/>
          <table:table-cell table:style-name="Tableau11.C23" office:value-type="string">
            <text:p text:style-name="P77">p.</text:p>
          </table:table-cell>
          <table:table-cell table:style-name="Tableau11.D23" office:value-type="string">
            <text:p text:style-name="P52"/>
          </table:table-cell>
        </table:table-row>
        <table:table-row table:style-name="TableLine2570839589888">
          <table:table-cell table:style-name="Tableau11.A24" table:number-columns-spanned="2" office:value-type="string">
            <text:p text:style-name="P18"><text:span text:style-name="Police_20_par_20_défaut"><text:span text:style-name="T41">Déclaration sur l’honneur</text:span></text:span></text:p>
          </table:table-cell>
          <table:covered-table-cell/>
          <table:table-cell table:style-name="Tableau11.C24" office:value-type="string">
            <text:p text:style-name="P77">p.</text:p>
          </table:table-cell>
          <table:table-cell table:style-name="Tableau11.D24" office:value-type="string">
            <text:p text:style-name="P52"/>
          </table:table-cell>
        </table:table-row>
        <table:table-row table:style-name="TableLine2570839584416">
          <table:table-cell table:style-name="Tableau11.A25" table:number-columns-spanned="2" office:value-type="string">
            <text:p text:style-name="P18"><text:span text:style-name="Police_20_par_20_défaut"><text:span text:style-name="T41">Documents illustrant la pratique professionnelle </text:span></text:span><text:span text:style-name="Police_20_par_20_défaut"><text:span text:style-name="T40">(facultatif)</text:span></text:span></text:p>
          </table:table-cell>
          <table:covered-table-cell/>
          <table:table-cell table:style-name="Tableau11.C25" office:value-type="string">
            <text:p text:style-name="P77">p.</text:p>
          </table:table-cell>
          <table:table-cell table:style-name="Tableau11.D25" office:value-type="string">
            <text:p text:style-name="P52"/>
          </table:table-cell>
        </table:table-row>
        <text:soft-page-break/>
        <table:table-row table:style-name="TableLine2570839588160">
          <table:table-cell table:style-name="Tableau11.A26" table:number-columns-spanned="2" office:value-type="string">
            <text:p text:style-name="P18"><text:span text:style-name="Police_20_par_20_défaut"><text:span text:style-name="T41">Annexes </text:span></text:span><text:span text:style-name="Police_20_par_20_défaut"><text:span text:style-name="T40">(Si le RC le prévoit)</text:span></text:span></text:p>
          </table:table-cell>
          <table:covered-table-cell/>
          <table:table-cell table:style-name="Tableau11.C26" office:value-type="string">
            <text:p text:style-name="P77">p.</text:p>
          </table:table-cell>
          <table:table-cell table:style-name="Tableau11.D26" office:value-type="string">
            <text:p text:style-name="P52"/>
          </table:table-cell>
        </table:table-row>
      </table:table>
      <text:p text:style-name="P53"/>
      <text:p text:style-name="P54"/>
      <text:p text:style-name="P55"/>
      <text:p text:style-name="P28"/>
      <text:p text:style-name="P28"/>
      <text:p text:style-name="P28">Exemples de pratique</text:p>
      <text:p text:style-name="P28">professionnelle</text:p>
      <text:p text:style-name="P56"/>
      <text:p text:style-name="P54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B"/>
        <table:table-row table:style-name="Tableau12.1">
          <table:table-cell table:style-name="Tableau12.A1" office:value-type="string">
            <text:p text:style-name="P87">Activité-type </text:p>
          </table:table-cell>
          <table:table-cell table:style-name="Tableau12.A1" office:value-type="string">
            <text:p text:style-name="P19"><text:span text:style-name="Police_20_par_20_défaut"><text:span text:style-name="T26">1</text:span></text:span></text:p>
          </table:table-cell>
          <table:table-cell table:style-name="Tableau12.A1" table:number-columns-spanned="4" office:value-type="string">
            <text:p text:style-name="P8"><text:span text:style-name="Texte_20_de_20_l_27_espace_20_réservé"><text:span text:style-name="T47">Cliquez ici pour entrer l’intitulé de l’activité</text:span></text:span></text:p>
          </table:table-cell>
          <table:covered-table-cell/>
          <table:covered-table-cell/>
          <table:covered-table-cell/>
        </table:table-row>
        <table:table-row table:style-name="Tableau12.2">
          <table:table-cell table:style-name="Tableau12.A2" table:number-columns-spanned="2" office:value-type="string">
            <text:p text:style-name="P7"><text:span text:style-name="Police_20_par_20_défaut"><text:span text:style-name="T49">Exemple n°1</text:span></text:span><text:span text:style-name="Police_20_par_20_défaut"><text:span text:style-name="T42"> <text:s/></text:span></text:span><text:span text:style-name="Police_20_par_20_défaut"><text:span text:style-name="T23"></text:span></text:span></text:p>
          </table:table-cell>
          <table:covered-table-cell/>
          <table:table-cell table:style-name="Tableau12.C2" table:number-columns-spanned="4" office:value-type="string">
            <text:p text:style-name="P20"><text:span text:style-name="Texte_20_de_20_l_27_espace_20_réservé"><text:span text:style-name="T52">Cliquez ici pour entrer l’intitulé de l’exemple</text:span></text:span></text:p>
          </table:table-cell>
          <table:covered-table-cell/>
          <table:covered-table-cell/>
          <table:covered-table-cell/>
        </table:table-row>
        <table:table-row table:style-name="Tableau12.2">
          <table:table-cell table:style-name="Tableau12.A3" table:number-columns-spanned="6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70839593920">
          <table:table-cell table:style-name="Tableau12.A4" table:number-columns-spanned="6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70839596224">
          <table:table-cell table:style-name="Tableau12.A5" table:number-columns-spanned="6" office:value-type="string">
            <text:p text:style-name="P79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6">
          <table:table-cell table:style-name="Tableau12.A6" table:number-columns-spanned="6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7">
          <table:table-cell table:style-name="Tableau12.A7" table:number-columns-spanned="6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7">
          <table:table-cell table:style-name="Tableau12.A8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70839596800">
          <table:table-cell table:style-name="Tableau12.A9" table:number-columns-spanned="5" office:value-type="string">
            <text:p text:style-name="P75"/>
          </table:table-cell>
          <table:covered-table-cell/>
          <table:covered-table-cell/>
          <table:covered-table-cell/>
          <table:covered-table-cell/>
          <table:table-cell table:style-name="TableBox2570839626704" office:value-type="string">
            <text:p text:style-name="P75"/>
          </table:table-cell>
        </table:table-row>
        <table:table-row table:style-name="TableLine2570839627280">
          <table:table-cell table:style-name="Tableau12.A10" table:number-columns-spanned="6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70839617776">
          <table:table-cell table:style-name="Tableau12.A11" table:number-columns-spanned="6" office:value-type="string">
            <text:p text:style-name="P79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6">
          <table:table-cell table:style-name="Tableau12.A12" table:number-columns-spanned="6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7">
          <table:table-cell table:style-name="Tableau12.A13" table:number-columns-spanned="6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7">
          <table:table-cell table:style-name="Tableau12.A14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70839617488">
          <table:table-cell table:style-name="Tableau12.A15" table:number-columns-spanned="6" office:value-type="string">
            <text:p text:style-name="P9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70839618928">
          <table:table-cell table:style-name="Tableau12.A16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70839626992">
          <table:table-cell table:style-name="Tableau12.A17" table:number-columns-spanned="6" office:value-type="string">
            <text:p text:style-name="P79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6">
          <table:table-cell table:style-name="Tableau12.A18" table:number-columns-spanned="6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7">
          <table:table-cell table:style-name="Tableau12.A19" table:number-columns-spanned="6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7">
          <table:table-cell table:style-name="Tableau12.A20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70839623536">
          <table:table-cell table:style-name="Tableau12.A21" table:number-columns-spanned="5" office:value-type="string">
            <text:p text:style-name="P75"/>
          </table:table-cell>
          <table:covered-table-cell/>
          <table:covered-table-cell/>
          <table:covered-table-cell/>
          <table:covered-table-cell/>
          <table:table-cell table:style-name="TableBox2570839626704" office:value-type="string">
            <text:p text:style-name="P75"/>
          </table:table-cell>
        </table:table-row>
        <table:table-row table:style-name="TableLine2570839616624">
          <table:table-cell table:style-name="Tableau12.A22" table:number-columns-spanned="6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70839628720">
          <table:table-cell table:style-name="Tableau12.A23" table:number-columns-spanned="6" office:value-type="string">
            <text:p text:style-name="P79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6">
          <table:table-cell table:style-name="Tableau12.A24" table:number-columns-spanned="4" office:value-type="string">
            <text:p text:style-name="P76"/>
          </table:table-cell>
          <table:covered-table-cell/>
          <table:covered-table-cell/>
          <table:covered-table-cell/>
          <table:table-cell table:style-name="Tableau12.E24" table:number-columns-spanned="2" office:value-type="string">
            <text:p text:style-name="P76"/>
          </table:table-cell>
          <table:covered-table-cell/>
        </table:table-row>
        <table:table-row table:style-name="Tableau12.25">
          <table:table-cell table:style-name="Tableau12.A25" table:number-columns-spanned="4" office:value-type="string">
            <text:p text:style-name="P16"><text:span text:style-name="Police_20_par_20_défaut"><text:span text:style-name="T36">Nom de l’entreprise, organisme ou association</text:span></text:span><text:span text:style-name="Police_20_par_20_défaut"><text:span text:style-name="T37"> <text:s/></text:span></text:span><text:span text:style-name="Police_20_par_20_défaut"><text:span text:style-name="T23"></text:span></text:span></text:p>
          </table:table-cell>
          <table:covered-table-cell/>
          <table:covered-table-cell/>
          <table:covered-table-cell/>
          <table:table-cell table:style-name="Tableau12.E25" table:number-columns-spanned="2" office:value-type="string">
            <text:p text:style-name="P12"><text:span text:style-name="Texte_20_de_20_l_27_espace_20_réservé"><text:span text:style-name="T29">Cliquez ici pour taper du texte.</text:span></text:span></text:p>
          </table:table-cell>
          <table:covered-table-cell/>
        </table:table-row>
        <table:table-row table:style-name="Tableau12.26">
          <table:table-cell table:style-name="Tableau12.A26" table:number-columns-spanned="3" office:value-type="string">
            <text:p text:style-name="P21"><text:span text:style-name="Police_20_par_20_défaut"><text:span text:style-name="T36">Chantier, atelier, service</text:span></text:span><text:span text:style-name="Police_20_par_20_défaut"><text:span text:style-name="T37"><text:tab/></text:span></text:span><text:span text:style-name="Police_20_par_20_défaut"><text:span text:style-name="T23"></text:span></text:span></text:p>
          </table:table-cell>
          <table:covered-table-cell/>
          <table:covered-table-cell/>
          <table:table-cell table:style-name="Tableau12.D26" table:number-columns-spanned="3" office:value-type="string">
            <text:p text:style-name="P21"><text:span text:style-name="Texte_20_de_20_l_27_espace_20_réservé"><text:span text:style-name="T29">Cliquez ici pour taper du texte.</text:span></text:span></text:p>
          </table:table-cell>
          <table:covered-table-cell/>
          <table:covered-table-cell/>
        </table:table-row>
        <table:table-row table:style-name="Tableau12.27">
          <table:table-cell table:style-name="Tableau12.A27" table:number-columns-spanned="6" office:value-type="string">
            <text:p text:style-name="P21"><text:span text:style-name="Police_20_par_20_défaut"><text:span text:style-name="T36">Période d’exercice</text:span></text:span><text:span text:style-name="Police_20_par_20_défaut"><text:span text:style-name="T37"> <text:s/><text:tab/></text:span></text:span><text:span text:style-name="Police_20_par_20_défaut"><text:span text:style-name="T23"></text:span></text:span><text:span text:style-name="Police_20_par_20_défaut"><text:span text:style-name="T36">Du :<text:tab/></text:span></text:span><text:span text:style-name="Texte_20_de_20_l_27_espace_20_réservé"><text:span text:style-name="T29">Cliquez ici</text:span></text:span><text:span text:style-name="Police_20_par_20_défaut"><text:span text:style-name="T37"><text:tab/></text:span></text:span><text:span text:style-name="Police_20_par_20_défaut"><text:span text:style-name="T36">au :</text:span></text:span><text:span text:style-name="Police_20_par_20_défaut"><text:span text:style-name="T37"><text:tab/></text:span></text:span><text:span text:style-name="Texte_20_de_20_l_27_espace_20_réservé"><text:span text:style-name="T29">Cliquez ici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70839624688">
          <table:table-cell table:style-name="Tableau12.A28" table:number-columns-spanned="5" office:value-type="string">
            <text:p text:style-name="P75"/>
          </table:table-cell>
          <table:covered-table-cell/>
          <table:covered-table-cell/>
          <table:covered-table-cell/>
          <table:covered-table-cell/>
          <table:table-cell table:style-name="TableBox2570839626704" office:value-type="string">
            <text:p text:style-name="P75"/>
          </table:table-cell>
        </table:table-row>
        <table:table-row table:style-name="TableLine2570839626128">
          <table:table-cell table:style-name="Tableau12.A29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TableBox2570839626704" office:value-type="string">
            <text:p text:style-name="P72"/>
          </table:table-cell>
        </table:table-row>
        <table:table-row table:style-name="TableLine2570839629008">
          <table:table-cell table:style-name="Tableau12.A30" table:number-columns-spanned="5" office:value-type="string">
            <text:p text:style-name="P9"><text:span text:style-name="Police_20_par_20_défaut"><text:span text:style-name="T37">5. Informations complémentaires </text:span></text:span><text:span text:style-name="Police_20_par_20_défaut"><text:span text:style-name="T50">(facultatif)</text:span></text:span></text:p>
          </table:table-cell>
          <table:covered-table-cell/>
          <table:covered-table-cell/>
          <table:covered-table-cell/>
          <table:covered-table-cell/>
          <table:table-cell table:style-name="TableBox2570839626704" office:value-type="string">
            <text:p text:style-name="P9"/>
          </table:table-cell>
        </table:table-row>
        <table:table-row table:style-name="Tableau12.6">
          <table:table-cell table:style-name="Tableau12.A31" table:number-columns-spanned="6" office:value-type="string">
            <text:p text:style-name="P8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7">
          <table:table-cell table:style-name="Tableau12.A32" table:number-columns-spanned="6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7">
          <table:table-cell table:style-name="Tableau12.A33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ext:p text:style-name="P90"/>
      <text:p text:style-name="Normal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able:table-column table:style-name="Tableau13.B"/>
        <table:table-row table:style-name="Tableau13.1">
          <table:table-cell table:style-name="Tableau13.A1" office:value-type="string">
            <text:p text:style-name="P87">Activité-type </text:p>
          </table:table-cell>
          <table:table-cell table:style-name="Tableau13.A1" office:value-type="string">
            <text:p text:style-name="P19"><text:span text:style-name="Police_20_par_20_défaut"><text:span text:style-name="T26">2</text:span></text:span></text:p>
          </table:table-cell>
          <table:table-cell table:style-name="Tableau13.A1" table:number-columns-spanned="4" office:value-type="string">
            <text:p text:style-name="P8"><text:span text:style-name="Texte_20_de_20_l_27_espace_20_réservé"><text:span text:style-name="T47">Cliquez ici pour entrer l’intitulé de l’activité</text:span></text:span></text:p>
          </table:table-cell>
          <table:covered-table-cell/>
          <table:covered-table-cell/>
          <table:covered-table-cell/>
        </table:table-row>
        <table:table-row table:style-name="Tableau13.2">
          <table:table-cell table:style-name="Tableau13.A2" table:number-columns-spanned="2" office:value-type="string">
            <text:p text:style-name="P7"><text:span text:style-name="Police_20_par_20_défaut"><text:span text:style-name="T49">Exemple n° 1</text:span></text:span><text:span text:style-name="Police_20_par_20_défaut"><text:span text:style-name="T42"> <text:s/></text:span></text:span><text:span text:style-name="Police_20_par_20_défaut"><text:span text:style-name="T23"></text:span></text:span></text:p>
          </table:table-cell>
          <table:covered-table-cell/>
          <table:table-cell table:style-name="Tableau13.C2" table:number-columns-spanned="4" office:value-type="string">
            <text:p text:style-name="P20"><text:span text:style-name="Texte_20_de_20_l_27_espace_20_réservé"><text:span text:style-name="T52">Cliquez ici pour entrer l’intitulé de l’exemple</text:span></text:span></text:p>
          </table:table-cell>
          <table:covered-table-cell/>
          <table:covered-table-cell/>
          <table:covered-table-cell/>
        </table:table-row>
        <table:table-row table:style-name="Tableau13.2">
          <table:table-cell table:style-name="Tableau13.A3" table:number-columns-spanned="6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70839611152">
          <table:table-cell table:style-name="Tableau13.A4" table:number-columns-spanned="6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70839601360">
          <table:table-cell table:style-name="Tableau13.A5" table:number-columns-spanned="6" office:value-type="string">
            <text:p text:style-name="P79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3.6">
          <table:table-cell table:style-name="Tableau13.A6" table:number-columns-spanned="6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3.7">
          <table:table-cell table:style-name="Tableau13.A7" table:number-columns-spanned="6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3.7">
          <table:table-cell table:style-name="Tableau13.A8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70839608560">
          <table:table-cell table:style-name="Tableau13.A9" table:number-columns-spanned="5" office:value-type="string">
            <text:p text:style-name="P75"/>
          </table:table-cell>
          <table:covered-table-cell/>
          <table:covered-table-cell/>
          <table:covered-table-cell/>
          <table:covered-table-cell/>
          <table:table-cell table:style-name="TableBox2570839601648" office:value-type="string">
            <text:p text:style-name="P75"/>
          </table:table-cell>
        </table:table-row>
        <table:table-row table:style-name="TableLine2570839612016">
          <table:table-cell table:style-name="Tableau13.A10" table:number-columns-spanned="6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70839611440">
          <table:table-cell table:style-name="Tableau13.A11" table:number-columns-spanned="6" office:value-type="string">
            <text:p text:style-name="P79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3.6">
          <table:table-cell table:style-name="Tableau13.A12" table:number-columns-spanned="6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3.7">
          <table:table-cell table:style-name="Tableau13.A13" table:number-columns-spanned="6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3.7">
          <table:table-cell table:style-name="Tableau13.A14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70839609136">
          <table:table-cell table:style-name="Tableau13.A15" table:number-columns-spanned="6" office:value-type="string">
            <text:p text:style-name="P9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70839612592">
          <table:table-cell table:style-name="Tableau13.A16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70839605680">
          <table:table-cell table:style-name="Tableau13.A17" table:number-columns-spanned="6" office:value-type="string">
            <text:p text:style-name="P79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3.6">
          <table:table-cell table:style-name="Tableau13.A18" table:number-columns-spanned="6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3.7">
          <table:table-cell table:style-name="Tableau13.A19" table:number-columns-spanned="6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3.7">
          <table:table-cell table:style-name="Tableau13.A20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70839616336">
          <table:table-cell table:style-name="Tableau13.A21" table:number-columns-spanned="5" office:value-type="string">
            <text:p text:style-name="P75"/>
          </table:table-cell>
          <table:covered-table-cell/>
          <table:covered-table-cell/>
          <table:covered-table-cell/>
          <table:covered-table-cell/>
          <table:table-cell table:style-name="TableBox2570839601648" office:value-type="string">
            <text:p text:style-name="P75"/>
          </table:table-cell>
        </table:table-row>
        <table:table-row table:style-name="TableLine2570839615472">
          <table:table-cell table:style-name="Tableau13.A22" table:number-columns-spanned="6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70839614032">
          <table:table-cell table:style-name="Tableau13.A23" table:number-columns-spanned="6" office:value-type="string">
            <text:p text:style-name="P79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3.6">
          <table:table-cell table:style-name="Tableau13.A24" table:number-columns-spanned="4" office:value-type="string">
            <text:p text:style-name="P76"/>
          </table:table-cell>
          <table:covered-table-cell/>
          <table:covered-table-cell/>
          <table:covered-table-cell/>
          <table:table-cell table:style-name="Tableau13.E24" table:number-columns-spanned="2" office:value-type="string">
            <text:p text:style-name="P76"/>
          </table:table-cell>
          <table:covered-table-cell/>
        </table:table-row>
        <table:table-row table:style-name="Tableau13.25">
          <table:table-cell table:style-name="Tableau13.A25" table:number-columns-spanned="4" office:value-type="string">
            <text:p text:style-name="P16"><text:span text:style-name="Police_20_par_20_défaut"><text:span text:style-name="T36">Nom de l’entreprise, organisme ou association</text:span></text:span><text:span text:style-name="Police_20_par_20_défaut"><text:span text:style-name="T37"> <text:s/></text:span></text:span><text:span text:style-name="Police_20_par_20_défaut"><text:span text:style-name="T23"></text:span></text:span></text:p>
          </table:table-cell>
          <table:covered-table-cell/>
          <table:covered-table-cell/>
          <table:covered-table-cell/>
          <table:table-cell table:style-name="Tableau13.E25" table:number-columns-spanned="2" office:value-type="string">
            <text:p text:style-name="P12"><text:span text:style-name="Texte_20_de_20_l_27_espace_20_réservé"><text:span text:style-name="T29">Cliquez ici pour taper du texte.</text:span></text:span></text:p>
          </table:table-cell>
          <table:covered-table-cell/>
        </table:table-row>
        <table:table-row table:style-name="Tableau13.26">
          <table:table-cell table:style-name="Tableau13.A26" table:number-columns-spanned="3" office:value-type="string">
            <text:p text:style-name="P21"><text:span text:style-name="Police_20_par_20_défaut"><text:span text:style-name="T36">Chantier, atelier, service</text:span></text:span><text:span text:style-name="Police_20_par_20_défaut"><text:span text:style-name="T37"><text:tab/></text:span></text:span><text:span text:style-name="Police_20_par_20_défaut"><text:span text:style-name="T23"></text:span></text:span></text:p>
          </table:table-cell>
          <table:covered-table-cell/>
          <table:covered-table-cell/>
          <table:table-cell table:style-name="Tableau13.D26" table:number-columns-spanned="3" office:value-type="string">
            <text:p text:style-name="P21"><text:span text:style-name="Texte_20_de_20_l_27_espace_20_réservé"><text:span text:style-name="T29">Cliquez ici pour taper du texte.</text:span></text:span></text:p>
          </table:table-cell>
          <table:covered-table-cell/>
          <table:covered-table-cell/>
        </table:table-row>
        <table:table-row table:style-name="Tableau13.27">
          <table:table-cell table:style-name="Tableau13.A27" table:number-columns-spanned="6" office:value-type="string">
            <text:p text:style-name="P21"><text:span text:style-name="Police_20_par_20_défaut"><text:span text:style-name="T36">Période d’exercice</text:span></text:span><text:span text:style-name="Police_20_par_20_défaut"><text:span text:style-name="T37"> <text:s/><text:tab/></text:span></text:span><text:span text:style-name="Police_20_par_20_défaut"><text:span text:style-name="T23"></text:span></text:span><text:span text:style-name="Police_20_par_20_défaut"><text:span text:style-name="T36">Du :<text:tab/></text:span></text:span><text:span text:style-name="Texte_20_de_20_l_27_espace_20_réservé"><text:span text:style-name="T29">Cliquez ici</text:span></text:span><text:span text:style-name="Police_20_par_20_défaut"><text:span text:style-name="T37"><text:tab/></text:span></text:span><text:span text:style-name="Police_20_par_20_défaut"><text:span text:style-name="T36">au :</text:span></text:span><text:span text:style-name="Police_20_par_20_défaut"><text:span text:style-name="T37"><text:tab/></text:span></text:span><text:span text:style-name="Texte_20_de_20_l_27_espace_20_réservé"><text:span text:style-name="T29">Cliquez ici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70839669712">
          <table:table-cell table:style-name="Tableau13.A28" table:number-columns-spanned="5" office:value-type="string">
            <text:p text:style-name="P75"/>
          </table:table-cell>
          <table:covered-table-cell/>
          <table:covered-table-cell/>
          <table:covered-table-cell/>
          <table:covered-table-cell/>
          <table:table-cell table:style-name="TableBox2570839601648" office:value-type="string">
            <text:p text:style-name="P75"/>
          </table:table-cell>
        </table:table-row>
        <table:table-row table:style-name="TableLine2570839663088">
          <table:table-cell table:style-name="Tableau13.A29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TableBox2570839601648" office:value-type="string">
            <text:p text:style-name="P72"/>
          </table:table-cell>
        </table:table-row>
        <table:table-row table:style-name="TableLine2570839660496">
          <table:table-cell table:style-name="Tableau13.A30" table:number-columns-spanned="5" office:value-type="string">
            <text:p text:style-name="P9"><text:span text:style-name="Police_20_par_20_défaut"><text:span text:style-name="T37">5. Informations complémentaires </text:span></text:span><text:span text:style-name="Police_20_par_20_défaut"><text:span text:style-name="T50">(facultatif)</text:span></text:span></text:p>
          </table:table-cell>
          <table:covered-table-cell/>
          <table:covered-table-cell/>
          <table:covered-table-cell/>
          <table:covered-table-cell/>
          <table:table-cell table:style-name="TableBox2570839601648" office:value-type="string">
            <text:p text:style-name="P9"/>
          </table:table-cell>
        </table:table-row>
        <table:table-row table:style-name="Tableau13.6">
          <table:table-cell table:style-name="Tableau13.A31" table:number-columns-spanned="6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3.7">
          <table:table-cell table:style-name="Tableau13.A32" table:number-columns-spanned="6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3.7">
          <table:table-cell table:style-name="Tableau13.A33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ext:p text:style-name="P90"/>
      <text:p text:style-name="Normal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column table:style-name="Tableau14.E"/>
        <table:table-column table:style-name="Tableau14.B"/>
        <table:table-row table:style-name="Tableau14.1">
          <table:table-cell table:style-name="Tableau14.A1" office:value-type="string">
            <text:p text:style-name="P87">Activité-type </text:p>
          </table:table-cell>
          <table:table-cell table:style-name="Tableau14.A1" office:value-type="string">
            <text:p text:style-name="P19"><text:span text:style-name="Police_20_par_20_défaut"><text:span text:style-name="T26">3</text:span></text:span></text:p>
          </table:table-cell>
          <table:table-cell table:style-name="Tableau14.A1" table:number-columns-spanned="4" office:value-type="string">
            <text:p text:style-name="P8"><text:span text:style-name="Texte_20_de_20_l_27_espace_20_réservé"><text:span text:style-name="T47">Cliquez ici pour entrer l’intitulé de l’activité</text:span></text:span></text:p>
          </table:table-cell>
          <table:covered-table-cell/>
          <table:covered-table-cell/>
          <table:covered-table-cell/>
        </table:table-row>
        <table:table-row table:style-name="Tableau14.2">
          <table:table-cell table:style-name="Tableau14.A2" table:number-columns-spanned="2" office:value-type="string">
            <text:p text:style-name="P7"><text:span text:style-name="Police_20_par_20_défaut"><text:span text:style-name="T49">Exemple n° 1</text:span></text:span><text:span text:style-name="Police_20_par_20_défaut"><text:span text:style-name="T42"> <text:s/></text:span></text:span><text:span text:style-name="Police_20_par_20_défaut"><text:span text:style-name="T23"></text:span></text:span></text:p>
          </table:table-cell>
          <table:covered-table-cell/>
          <table:table-cell table:style-name="Tableau14.C2" table:number-columns-spanned="4" office:value-type="string">
            <text:p text:style-name="P20"><text:span text:style-name="Texte_20_de_20_l_27_espace_20_réservé"><text:span text:style-name="T52">Cliquez ici pour entrer l’intitulé de l’exemple</text:span></text:span></text:p>
          </table:table-cell>
          <table:covered-table-cell/>
          <table:covered-table-cell/>
          <table:covered-table-cell/>
        </table:table-row>
        <table:table-row table:style-name="Tableau14.2">
          <table:table-cell table:style-name="Tableau14.A3" table:number-columns-spanned="6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70839668272">
          <table:table-cell table:style-name="Tableau14.A4" table:number-columns-spanned="6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70839669136">
          <table:table-cell table:style-name="Tableau14.A5" table:number-columns-spanned="6" office:value-type="string">
            <text:p text:style-name="P79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4.6">
          <table:table-cell table:style-name="Tableau14.A6" table:number-columns-spanned="6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4.7">
          <table:table-cell table:style-name="Tableau14.A7" table:number-columns-spanned="6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4.7">
          <table:table-cell table:style-name="Tableau14.A8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70839667408">
          <table:table-cell table:style-name="Tableau14.A9" table:number-columns-spanned="5" office:value-type="string">
            <text:p text:style-name="P75"/>
          </table:table-cell>
          <table:covered-table-cell/>
          <table:covered-table-cell/>
          <table:covered-table-cell/>
          <table:covered-table-cell/>
          <table:table-cell table:style-name="TableBox2570839669424" office:value-type="string">
            <text:p text:style-name="P75"/>
          </table:table-cell>
        </table:table-row>
        <table:table-row table:style-name="TableLine2570839657616">
          <table:table-cell table:style-name="Tableau14.A10" table:number-columns-spanned="6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70839671440">
          <table:table-cell table:style-name="Tableau14.A11" table:number-columns-spanned="6" office:value-type="string">
            <text:p text:style-name="P79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4.6">
          <table:table-cell table:style-name="Tableau14.A12" table:number-columns-spanned="6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4.7">
          <table:table-cell table:style-name="Tableau14.A13" table:number-columns-spanned="6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4.7">
          <table:table-cell table:style-name="Tableau14.A14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70839662512">
          <table:table-cell table:style-name="Tableau14.A15" table:number-columns-spanned="6" office:value-type="string">
            <text:p text:style-name="P9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70839642064">
          <table:table-cell table:style-name="Tableau14.A16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70839647824">
          <table:table-cell table:style-name="Tableau14.A17" table:number-columns-spanned="6" office:value-type="string">
            <text:p text:style-name="P79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4.6">
          <table:table-cell table:style-name="Tableau14.A18" table:number-columns-spanned="6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4.7">
          <table:table-cell table:style-name="Tableau14.A19" table:number-columns-spanned="6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4.7">
          <table:table-cell table:style-name="Tableau14.A20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70839653008">
          <table:table-cell table:style-name="Tableau14.A21" table:number-columns-spanned="5" office:value-type="string">
            <text:p text:style-name="P75"/>
          </table:table-cell>
          <table:covered-table-cell/>
          <table:covered-table-cell/>
          <table:covered-table-cell/>
          <table:covered-table-cell/>
          <table:table-cell table:style-name="TableBox2570839669424" office:value-type="string">
            <text:p text:style-name="P75"/>
          </table:table-cell>
        </table:table-row>
        <table:table-row table:style-name="TableLine2570839648688">
          <table:table-cell table:style-name="Tableau14.A22" table:number-columns-spanned="6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70839654736">
          <table:table-cell table:style-name="Tableau14.A23" table:number-columns-spanned="6" office:value-type="string">
            <text:p text:style-name="P79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4.6">
          <table:table-cell table:style-name="Tableau14.A24" table:number-columns-spanned="4" office:value-type="string">
            <text:p text:style-name="P76"/>
          </table:table-cell>
          <table:covered-table-cell/>
          <table:covered-table-cell/>
          <table:covered-table-cell/>
          <table:table-cell table:style-name="Tableau14.E24" table:number-columns-spanned="2" office:value-type="string">
            <text:p text:style-name="P76"/>
          </table:table-cell>
          <table:covered-table-cell/>
        </table:table-row>
        <table:table-row table:style-name="Tableau14.25">
          <table:table-cell table:style-name="Tableau14.A25" table:number-columns-spanned="4" office:value-type="string">
            <text:p text:style-name="P16"><text:span text:style-name="Police_20_par_20_défaut"><text:span text:style-name="T36">Nom de l’entreprise, organisme ou association</text:span></text:span><text:span text:style-name="Police_20_par_20_défaut"><text:span text:style-name="T37"> <text:s/></text:span></text:span><text:span text:style-name="Police_20_par_20_défaut"><text:span text:style-name="T23"></text:span></text:span></text:p>
          </table:table-cell>
          <table:covered-table-cell/>
          <table:covered-table-cell/>
          <table:covered-table-cell/>
          <table:table-cell table:style-name="Tableau14.E25" table:number-columns-spanned="2" office:value-type="string">
            <text:p text:style-name="P12"><text:span text:style-name="Texte_20_de_20_l_27_espace_20_réservé"><text:span text:style-name="T29">Cliquez ici pour taper du texte.</text:span></text:span></text:p>
          </table:table-cell>
          <table:covered-table-cell/>
        </table:table-row>
        <table:table-row table:style-name="Tableau14.26">
          <table:table-cell table:style-name="Tableau14.A26" table:number-columns-spanned="3" office:value-type="string">
            <text:p text:style-name="P21"><text:span text:style-name="Police_20_par_20_défaut"><text:span text:style-name="T36">Chantier, atelier, service</text:span></text:span><text:span text:style-name="Police_20_par_20_défaut"><text:span text:style-name="T37"><text:tab/></text:span></text:span><text:span text:style-name="Police_20_par_20_défaut"><text:span text:style-name="T23"></text:span></text:span></text:p>
          </table:table-cell>
          <table:covered-table-cell/>
          <table:covered-table-cell/>
          <table:table-cell table:style-name="Tableau14.D26" table:number-columns-spanned="3" office:value-type="string">
            <text:p text:style-name="P21"><text:span text:style-name="Texte_20_de_20_l_27_espace_20_réservé"><text:span text:style-name="T29">Cliquez ici pour taper du texte.</text:span></text:span></text:p>
          </table:table-cell>
          <table:covered-table-cell/>
          <table:covered-table-cell/>
        </table:table-row>
        <table:table-row table:style-name="Tableau14.27">
          <table:table-cell table:style-name="Tableau14.A27" table:number-columns-spanned="6" office:value-type="string">
            <text:p text:style-name="P21"><text:span text:style-name="Police_20_par_20_défaut"><text:span text:style-name="T36">Période d’exercice</text:span></text:span><text:span text:style-name="Police_20_par_20_défaut"><text:span text:style-name="T37"> <text:s/><text:tab/></text:span></text:span><text:span text:style-name="Police_20_par_20_défaut"><text:span text:style-name="T23"></text:span></text:span><text:span text:style-name="Police_20_par_20_défaut"><text:span text:style-name="T36">Du :<text:tab/></text:span></text:span><text:span text:style-name="Texte_20_de_20_l_27_espace_20_réservé"><text:span text:style-name="T29">Cliquez ici</text:span></text:span><text:span text:style-name="Police_20_par_20_défaut"><text:span text:style-name="T37"><text:tab/></text:span></text:span><text:span text:style-name="Police_20_par_20_défaut"><text:span text:style-name="T36">au :</text:span></text:span><text:span text:style-name="Police_20_par_20_défaut"><text:span text:style-name="T37"><text:tab/></text:span></text:span><text:span text:style-name="Texte_20_de_20_l_27_espace_20_réservé"><text:span text:style-name="T29">Cliquez ici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70839644944">
          <table:table-cell table:style-name="Tableau14.A28" table:number-columns-spanned="5" office:value-type="string">
            <text:p text:style-name="P75"/>
          </table:table-cell>
          <table:covered-table-cell/>
          <table:covered-table-cell/>
          <table:covered-table-cell/>
          <table:covered-table-cell/>
          <table:table-cell table:style-name="TableBox2570839669424" office:value-type="string">
            <text:p text:style-name="P75"/>
          </table:table-cell>
        </table:table-row>
        <table:table-row table:style-name="TableLine2570839646096">
          <table:table-cell table:style-name="Tableau14.A29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  <table:table-cell table:style-name="TableBox2570839669424" office:value-type="string">
            <text:p text:style-name="P72"/>
          </table:table-cell>
        </table:table-row>
        <table:table-row table:style-name="TableLine2570839639472">
          <table:table-cell table:style-name="Tableau14.A30" table:number-columns-spanned="5" office:value-type="string">
            <text:p text:style-name="P9"><text:span text:style-name="Police_20_par_20_défaut"><text:span text:style-name="T37">5. Informations complémentaires </text:span></text:span><text:span text:style-name="Police_20_par_20_défaut"><text:span text:style-name="T50">(facultatif)</text:span></text:span></text:p>
          </table:table-cell>
          <table:covered-table-cell/>
          <table:covered-table-cell/>
          <table:covered-table-cell/>
          <table:covered-table-cell/>
          <table:table-cell table:style-name="TableBox2570839669424" office:value-type="string">
            <text:p text:style-name="P9"/>
          </table:table-cell>
        </table:table-row>
        <table:table-row table:style-name="Tableau14.6">
          <table:table-cell table:style-name="Tableau14.A31" table:number-columns-spanned="6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4.7">
          <table:table-cell table:style-name="Tableau14.A32" table:number-columns-spanned="6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4.7">
          <table:table-cell table:style-name="Tableau14.A33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ext:p text:style-name="P90"/>
      <text:p text:style-name="Normal"/>
      <text:p text:style-name="P29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row table:style-name="TableLine2570839643216">
          <table:table-cell table:style-name="Tableau15.A1" table:number-columns-spanned="3" office:value-type="string">
            <text:p text:style-name="P88">Titres, diplômes, CQP, attestations de formation </text:p>
          </table:table-cell>
          <table:covered-table-cell/>
          <table:covered-table-cell/>
        </table:table-row>
        <table:table-row table:style-name="Tableau15.2">
          <table:table-cell table:style-name="Tableau15.A2" table:number-columns-spanned="3" office:value-type="string">
            <text:p text:style-name="P89"/>
          </table:table-cell>
          <table:covered-table-cell/>
          <table:covered-table-cell/>
        </table:table-row>
        <table:table-row table:style-name="Tableau15.3">
          <table:table-cell table:style-name="Tableau15.A3" table:number-columns-spanned="3" office:value-type="string">
            <text:p text:style-name="P38">(facultatif)</text:p>
            <text:p text:style-name="P38"/>
            <text:p text:style-name="P39"/>
          </table:table-cell>
          <table:covered-table-cell/>
          <table:covered-table-cell/>
        </table:table-row>
        <table:table-row table:style-name="TableLine2570839648400">
          <table:table-cell table:style-name="Tableau15.A4" office:value-type="string">
            <text:p text:style-name="P35">Intitulé</text:p>
          </table:table-cell>
          <table:table-cell table:style-name="Tableau15.B4" office:value-type="string">
            <text:p text:style-name="P35">Autorité ou organisme</text:p>
          </table:table-cell>
          <table:table-cell table:style-name="Tableau15.C4" office:value-type="string">
            <text:p text:style-name="P35">Date</text:p>
          </table:table-cell>
        </table:table-row>
        <table:table-row table:style-name="Tableau15.5">
          <table:table-cell table:style-name="Tableau15.A5" office:value-type="string">
            <text:p text:style-name="P22"><text:span text:style-name="Texte_20_de_20_l_27_espace_20_réservé"><text:span text:style-name="T53">Cliquez ici.</text:span></text:span></text:p>
          </table:table-cell>
          <table:table-cell table:style-name="Tableau15.B5" office:value-type="string">
            <text:p text:style-name="P22"><text:span text:style-name="Texte_20_de_20_l_27_espace_20_réservé"><text:span text:style-name="T53">Cliquez ici pour taper du texte.</text:span></text:span></text:p>
          </table:table-cell>
          <table:table-cell table:style-name="Tableau15.C5" office:value-type="string">
            <text:p text:style-name="P3"><text:span text:style-name="Texte_20_de_20_l_27_espace_20_réservé"><text:span text:style-name="T53">Cliquez ici pour sélectionner une date.</text:span></text:span></text:p>
          </table:table-cell>
        </table:table-row>
        <table:table-row table:style-name="Tableau15.5">
          <table:table-cell table:style-name="Tableau15.A6" office:value-type="string">
            <text:p text:style-name="P46"/>
          </table:table-cell>
          <table:table-cell table:style-name="Tableau15.B6" office:value-type="string">
            <text:p text:style-name="P46"/>
          </table:table-cell>
          <table:table-cell table:style-name="Tableau15.C6" office:value-type="string">
            <text:p text:style-name="P2"/>
          </table:table-cell>
        </table:table-row>
        <table:table-row table:style-name="Tableau15.5">
          <table:table-cell table:style-name="Tableau15.A7" office:value-type="string">
            <text:p text:style-name="P46"/>
          </table:table-cell>
          <table:table-cell table:style-name="Tableau15.B7" office:value-type="string">
            <text:p text:style-name="P46"/>
          </table:table-cell>
          <table:table-cell table:style-name="Tableau15.C7" office:value-type="string">
            <text:p text:style-name="P2"/>
          </table:table-cell>
        </table:table-row>
        <table:table-row table:style-name="Tableau15.5">
          <table:table-cell table:style-name="Tableau15.A8" office:value-type="string">
            <text:p text:style-name="P46"/>
          </table:table-cell>
          <table:table-cell table:style-name="Tableau15.B8" office:value-type="string">
            <text:p text:style-name="P46"/>
          </table:table-cell>
          <table:table-cell table:style-name="Tableau15.C8" office:value-type="string">
            <text:p text:style-name="P2"/>
          </table:table-cell>
        </table:table-row>
        <table:table-row table:style-name="Tableau15.5">
          <table:table-cell table:style-name="Tableau15.A9" office:value-type="string">
            <text:p text:style-name="P46"/>
          </table:table-cell>
          <table:table-cell table:style-name="Tableau15.B9" office:value-type="string">
            <text:p text:style-name="P46"/>
          </table:table-cell>
          <table:table-cell table:style-name="Tableau15.C9" office:value-type="string">
            <text:p text:style-name="P2"/>
          </table:table-cell>
        </table:table-row>
        <table:table-row table:style-name="Tableau15.5">
          <table:table-cell table:style-name="Tableau15.A10" office:value-type="string">
            <text:p text:style-name="P46"/>
          </table:table-cell>
          <table:table-cell table:style-name="Tableau15.B10" office:value-type="string">
            <text:p text:style-name="P46"/>
          </table:table-cell>
          <table:table-cell table:style-name="Tableau15.C10" office:value-type="string">
            <text:p text:style-name="P2"/>
          </table:table-cell>
        </table:table-row>
        <table:table-row table:style-name="Tableau15.5">
          <table:table-cell table:style-name="Tableau15.A11" office:value-type="string">
            <text:p text:style-name="P46"/>
          </table:table-cell>
          <table:table-cell table:style-name="Tableau15.B11" office:value-type="string">
            <text:p text:style-name="P46"/>
          </table:table-cell>
          <table:table-cell table:style-name="Tableau15.C11" office:value-type="string">
            <text:p text:style-name="P2"/>
          </table:table-cell>
        </table:table-row>
        <table:table-row table:style-name="Tableau15.5">
          <table:table-cell table:style-name="Tableau15.A12" office:value-type="string">
            <text:p text:style-name="P46"/>
          </table:table-cell>
          <table:table-cell table:style-name="Tableau15.B12" office:value-type="string">
            <text:p text:style-name="P46"/>
          </table:table-cell>
          <table:table-cell table:style-name="Tableau15.C12" office:value-type="string">
            <text:p text:style-name="P2"/>
          </table:table-cell>
        </table:table-row>
        <table:table-row table:style-name="Tableau15.5">
          <table:table-cell table:style-name="Tableau15.A13" office:value-type="string">
            <text:p text:style-name="P46"/>
          </table:table-cell>
          <table:table-cell table:style-name="Tableau15.B13" office:value-type="string">
            <text:p text:style-name="P46"/>
          </table:table-cell>
          <table:table-cell table:style-name="Tableau15.C13" office:value-type="string">
            <text:p text:style-name="P2"/>
          </table:table-cell>
        </table:table-row>
        <table:table-row table:style-name="Tableau15.5">
          <table:table-cell table:style-name="Tableau15.A14" office:value-type="string">
            <text:p text:style-name="P46"/>
          </table:table-cell>
          <table:table-cell table:style-name="Tableau15.B14" office:value-type="string">
            <text:p text:style-name="P46"/>
          </table:table-cell>
          <table:table-cell table:style-name="Tableau15.C14" office:value-type="string">
            <text:p text:style-name="P2"/>
          </table:table-cell>
        </table:table-row>
      </table:table>
      <text:p text:style-name="P31"/>
      <text:p text:style-name="P57"/>
      <text:p text:style-name="P30"/>
      <table:table table:name="Tableau16" table:style-name="Tableau16">
        <table:table-column table:style-name="Tableau16.A"/>
        <table:table-row table:style-name="TableLine2570839367264">
          <table:table-cell table:style-name="Tableau16.A1" office:value-type="string">
            <text:p text:style-name="P88">Déclaration sur l’honneur</text:p>
          </table:table-cell>
        </table:table-row>
        <table:table-row table:style-name="Tableau16.2">
          <table:table-cell table:style-name="Tableau16.A2" office:value-type="string">
            <text:p text:style-name="P89"/>
          </table:table-cell>
        </table:table-row>
        <table:table-row table:style-name="Tableau16.3">
          <table:table-cell table:style-name="Tableau16.A3" office:value-type="string">
            <text:p text:style-name="P40"/>
          </table:table-cell>
        </table:table-row>
      </table:table>
      <text:p text:style-name="P32"/>
      <text:p text:style-name="P62"/>
      <text:p text:style-name="P62"/>
      <text:p text:style-name="P93"><draw:frame draw:style-name="fr1" draw:name="Zone de texte 2" text:anchor-type="paragraph" svg:x="5.586cm" svg:y="0.342cm" svg:width="10.052cm" style:rel-width="scale" svg:height="1.08cm" style:rel-height="scale" draw:z-index="15"><draw:text-box><text:p text:style-name="P105"><text:span text:style-name="Texte_20_de_20_l_27_espace_20_réservé"><text:span text:style-name="T46">Hachim YOUSSOUFA</text:span></text:span></text:p></draw:text-box></draw:frame><text:span text:style-name="Police_20_par_20_défaut"><text:span text:style-name="T43"/></text:span></text:p>
      <text:p text:style-name="P94"><text:span text:style-name="Police_20_par_20_défaut"><text:span text:style-name="T44">Je soussigné(e) [prénom et nom] </text:span></text:span><text:span text:style-name="Police_20_par_20_défaut"><text:span text:style-name="T54"><text:tab/></text:span></text:span><text:span text:style-name="Police_20_par_20_défaut"><text:span text:style-name="T44">,</text:span></text:span></text:p>
      <text:p text:style-name="P63">déclare sur l’honneur que les renseignements fournis dans ce dossier sont exacts et que je suis l’auteur(e) des réalisations jointes.</text:p>
      <text:p text:style-name="P64"/>
      <text:p text:style-name="P95"><draw:frame draw:style-name="fr1" draw:name="Zone de texte 21" text:anchor-type="paragraph" svg:x="1.014cm" svg:y="0.917cm" svg:width="8.227cm" style:rel-width="scale" svg:height="1.155cm" style:rel-height="scale" draw:z-index="16"><draw:text-box><text:p text:style-name="P105"><text:span text:style-name="Police_20_par_20_défaut"><text:span text:style-name="T46">Marseille</text:span></text:span></text:p></draw:text-box></draw:frame><draw:frame draw:style-name="fr1" draw:name="Zone de texte 22" text:anchor-type="paragraph" svg:x="9.798cm" svg:y="0.854cm" svg:width="6.08cm" style:rel-width="scale" svg:height="1.374cm" style:rel-height="scale" draw:z-index="14"><draw:text-box><text:p text:style-name="P105"><text:span text:style-name="Texte_20_de_20_l_27_espace_20_réservé"><text:span text:style-name="T46">02 juin 2022</text:span></text:span></text:p></draw:text-box></draw:frame><text:span text:style-name="Police_20_par_20_défaut"><text:span text:style-name="T7"/></text:span></text:p>
      <text:p text:style-name="P96"><text:span text:style-name="Police_20_par_20_défaut"><text:span text:style-name="T44">Fait à </text:span></text:span><text:span text:style-name="Police_20_par_20_défaut"><text:span text:style-name="T54"><text:tab/> </text:span></text:span><text:span text:style-name="Police_20_par_20_défaut"><text:span text:style-name="T44">le</text:span></text:span><text:span text:style-name="Police_20_par_20_défaut"><text:span text:style-name="T54"> <text:tab/></text:span></text:span></text:p>
      <text:p text:style-name="P65">pour faire valoir ce que de droit.</text:p>
      <text:p text:style-name="P64"/>
      <text:p text:style-name="P64">Signature :</text:p>
      <text:p text:style-name="P62"/>
      <text:p text:style-name="P54"/>
      <text:p text:style-name="P29"/>
      <table:table table:name="Tableau17" table:style-name="Tableau17">
        <table:table-column table:style-name="Tableau17.A"/>
        <table:table-row table:style-name="TableLine2570839366976">
          <table:table-cell table:style-name="Tableau17.A1" office:value-type="string">
            <text:p text:style-name="P88">Documents illustrant la pratique professionnelle </text:p>
          </table:table-cell>
        </table:table-row>
        <table:table-row table:style-name="Tableau17.2">
          <table:table-cell table:style-name="Tableau17.A2" office:value-type="string">
            <text:p text:style-name="P89"/>
          </table:table-cell>
        </table:table-row>
        <table:table-row table:style-name="Tableau17.3">
          <table:table-cell table:style-name="Tableau17.A3" office:value-type="string">
            <text:p text:style-name="P38">(facultatif)</text:p>
            <text:p text:style-name="P38"/>
            <text:p text:style-name="P38"/>
          </table:table-cell>
        </table:table-row>
        <table:table-row table:style-name="TableLine2570839375328">
          <table:table-cell table:style-name="Tableau17.A4" office:value-type="string">
            <text:p text:style-name="P37">Intitulé</text:p>
          </table:table-cell>
        </table:table-row>
        <table:table-row table:style-name="Tableau17.5">
          <table:table-cell table:style-name="Tableau17.A5" office:value-type="string">
            <text:p text:style-name="P22"><text:span text:style-name="Texte_20_de_20_l_27_espace_20_réservé"><text:span text:style-name="T53">Cliquez ici pour taper du texte.</text:span></text:span></text:p>
          </table:table-cell>
        </table:table-row>
        <table:table-row table:style-name="Tableau17.5">
          <table:table-cell table:style-name="Tableau17.A5" office:value-type="string">
            <text:p text:style-name="P46"/>
          </table:table-cell>
        </table:table-row>
        <table:table-row table:style-name="Tableau17.5">
          <table:table-cell table:style-name="Tableau17.A5" office:value-type="string">
            <text:p text:style-name="P46"/>
          </table:table-cell>
        </table:table-row>
        <table:table-row table:style-name="Tableau17.5">
          <table:table-cell table:style-name="Tableau17.A5" office:value-type="string">
            <text:p text:style-name="P46"/>
          </table:table-cell>
        </table:table-row>
        <table:table-row table:style-name="Tableau17.5">
          <table:table-cell table:style-name="Tableau17.A5" office:value-type="string">
            <text:p text:style-name="P46"/>
          </table:table-cell>
        </table:table-row>
        <table:table-row table:style-name="Tableau17.5">
          <table:table-cell table:style-name="Tableau17.A5" office:value-type="string">
            <text:p text:style-name="P46"/>
          </table:table-cell>
        </table:table-row>
        <table:table-row table:style-name="Tableau17.5">
          <table:table-cell table:style-name="Tableau17.A5" office:value-type="string">
            <text:p text:style-name="P46"/>
          </table:table-cell>
        </table:table-row>
        <table:table-row table:style-name="Tableau17.5">
          <table:table-cell table:style-name="Tableau17.A5" office:value-type="string">
            <text:p text:style-name="P46"/>
          </table:table-cell>
        </table:table-row>
        <table:table-row table:style-name="Tableau17.5">
          <table:table-cell table:style-name="Tableau17.A5" office:value-type="string">
            <text:p text:style-name="P46"/>
          </table:table-cell>
        </table:table-row>
        <table:table-row table:style-name="Tableau17.5">
          <table:table-cell table:style-name="Tableau17.A14" office:value-type="string">
            <text:p text:style-name="P46"/>
          </table:table-cell>
        </table:table-row>
      </table:table>
      <text:p text:style-name="P31"/>
      <text:p text:style-name="P42"/>
      <text:p text:style-name="P81"/>
      <table:table table:name="Tableau18" table:style-name="Tableau18">
        <table:table-column table:style-name="Tableau18.A"/>
        <table:table-row table:style-name="TableLine2570839375904">
          <table:table-cell table:style-name="Tableau18.A1" office:value-type="string">
            <text:p text:style-name="P2"><text:span text:style-name="Police_20_par_20_défaut"><text:span text:style-name="T8">Annexes</text:span></text:span></text:p>
          </table:table-cell>
        </table:table-row>
        <table:table-row table:style-name="Tableau18.2">
          <table:table-cell table:style-name="Tableau18.A2" office:value-type="string">
            <text:p text:style-name="P89"/>
          </table:table-cell>
        </table:table-row>
        <table:table-row table:style-name="Tableau18.3">
          <table:table-cell table:style-name="Tableau18.A3" office:value-type="string">
            <text:p text:style-name="P2"><text:span text:style-name="Police_20_par_20_défaut"><text:span text:style-name="T48">(Si le RC le prévoit)</text:span></text:span></text:p>
          </table:table-cell>
        </table:table-row>
      </table:table>
      <text:p text:style-name="P9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Wingdings 3" svg:font-family="'Wingdings 3'" style:font-family-generic="roman" style:font-pitch="variable" style:font-charset="x-symbol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fr" fo:country="FR" fo:font-style="normal" style:text-underline-style="none" fo:font-weight="normal" style:letter-kerning="false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fr" fo:country="FR" fo:font-style="normal" style:text-underline-style="none" fo:font-weight="normal" style:letter-kerning="false" fo:background-color="transparent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Texte_20_de_20_bulles" style:display-name="Texte de bulles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ommentaire" style:family="paragraph" style:parent-style-name="Normal">
      <style:paragraph-properties fo:line-height="100%" fo:hyphenation-ladder-count="no-limit"/>
      <style:text-properties fo:font-size="10pt" style:font-size-asian="10pt" style:font-size-complex="10pt" fo:hyphenate="false" loext:hyphenation-no-caps="false"/>
    </style:style>
    <style:style style:name="Objet_20_du_20_commentaire" style:display-name="Objet du commentaire" style:family="paragraph" style:parent-style-name="Commentaire" style:next-style-name="Commentaire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Commentaire_20_Car" style:display-name="Commentaire Car" style:family="text" style:parent-style-name="Police_20_par_20_défau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Texte_20_de_20_l_27_espace_20_réservé" style:display-name="Texte de l'espace réservé" style:family="text" style:parent-style-name="Police_20_par_20_défaut">
      <style:text-properties fo:color="#808080" loext:opacity="100%"/>
    </style:style>
    <style:style style:name="Lien_20_hypertexte" style:display-name="Lien hypertexte" style:family="text" style:parent-style-name="Police_20_par_20_défaut">
      <style:text-properties fo:color="#404040" loext:opacity="100%" style:font-name="Calibri1" fo:font-family="Calibri" style:font-family-generic="swiss" style:font-pitch="variable" style:text-underline-style="none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asian="Calibri1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fo:color="#d60093" loext:opacity="100%" style:font-name="Wingdings 3" fo:font-family="'Wingdings 3'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fo:color="#d60093" loext:opacity="100%" style:font-name="Wingdings 3" fo:font-family="'Wingdings 3'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fo:color="#d60093" loext:opacity="100%" style:font-name="Wingdings 3" fo:font-family="'Wingdings 3'" style:font-family-generic="roman" style:font-pitch="variable" style:font-charset="x-symbol" fo:font-size="6pt" style:font-size-asian="6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fo:color="#d60093" loext:opacity="100%" fo:font-style="normal" fo:font-weight="bold" style:font-style-asian="normal" style:font-weight-asian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au1" style:family="table">
      <style:table-properties style:width="17.194cm" fo:margin-left="-0.501cm" table:align="left"/>
    </style:style>
    <style:style style:name="Tableau1.A" style:family="table-column">
      <style:table-column-properties style:column-width="3.565cm"/>
    </style:style>
    <style:style style:name="Tableau1.B" style:family="table-column">
      <style:table-column-properties style:column-width="5.205cm"/>
    </style:style>
    <style:style style:name="Tableau1.C" style:family="table-column">
      <style:table-column-properties style:column-width="4.207cm"/>
    </style:style>
    <style:style style:name="Tableau1.D" style:family="table-column">
      <style:table-column-properties style:column-width="4.217cm"/>
    </style:style>
    <style:style style:name="Tableau1.1" style:family="table-row">
      <style:table-row-properties style:min-row-height="0.499cm"/>
    </style:style>
    <style:style style:name="Tableau1.A1" style:family="table-cell">
      <style:table-cell-properties fo:padding-left="0.191cm" fo:padding-right="0.191cm" fo:padding-top="0cm" fo:padding-bottom="0cm" fo:border="none" style:writing-mode="lr-tb"/>
    </style:style>
    <style:style style:name="Tableau1.B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1.2" style:family="table-row">
      <style:table-row-properties style:min-row-height="1.071cm"/>
    </style:style>
    <style:style style:name="Tableau1.B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1.3" style:family="table-row">
      <style:table-row-properties style:min-row-height="0.101cm"/>
    </style:style>
    <style:style style:name="Tableau1.B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1.4" style:family="table-row">
      <style:table-row-properties style:min-row-height="1.199cm"/>
    </style:style>
    <style:style style:name="Tableau1.B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1.C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1.D4" style:family="table-cell">
      <style:table-cell-properties style:vertical-align="bottom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1.B5" style:family="table-cell">
      <style:table-cell-properties fo:padding-left="0.191cm" fo:padding-right="0.191cm" fo:padding-top="0cm" fo:padding-bottom="0cm" fo:border-left="none" fo:border-right="none" fo:border-top="none" fo:border-bottom="2.25pt solid #d60093" style:writing-mode="lr-tb"/>
    </style:style>
    <style:style style:name="Tableau1.C5" style:family="table-cell">
      <style:table-cell-properties fo:padding-left="0.191cm" fo:padding-right="0.191cm" fo:padding-top="0cm" fo:padding-bottom="0cm" fo:border-left="none" fo:border-right="none" fo:border-top="none" fo:border-bottom="2.25pt solid #d60093" style:writing-mode="lr-tb"/>
    </style:style>
    <style:style style:name="Tableau1.D5" style:family="table-cell">
      <style:table-cell-properties fo:padding-left="0.191cm" fo:padding-right="0.191cm" fo:padding-top="0cm" fo:padding-bottom="0cm" fo:border-left="none" fo:border-right="none" fo:border-top="none" fo:border-bottom="2.25pt solid #d60093" style:writing-mode="lr-tb"/>
    </style:style>
    <style:style style:name="Tableau2" style:family="table">
      <style:table-properties style:width="18.254cm" fo:margin-left="-0.561cm" table:align="left"/>
    </style:style>
    <style:style style:name="Tableau2.A" style:family="table-column">
      <style:table-column-properties style:column-width="5.528cm"/>
    </style:style>
    <style:style style:name="Tableau2.B" style:family="table-column">
      <style:table-column-properties style:column-width="4.477cm"/>
    </style:style>
    <style:style style:name="Tableau2.C" style:family="table-column">
      <style:table-column-properties style:column-width="8.25cm"/>
    </style:style>
    <style:style style:name="Tableau2.1" style:family="table-row">
      <style:table-row-properties style:min-row-height="0.212cm"/>
    </style:style>
    <style:style style:name="Tableau2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2.2" style:family="table-row">
      <style:table-row-properties style:min-row-height="1.134cm"/>
    </style:style>
    <style:style style:name="Tableau2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2.3" style:family="table-row">
      <style:table-row-properties style:min-row-height="0.106cm"/>
    </style:style>
    <style:style style:name="Tableau2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3" style:family="table">
      <style:table-properties style:width="18.254cm" fo:margin-left="-0.561cm" table:align="left"/>
    </style:style>
    <style:style style:name="Tableau3.A" style:family="table-column">
      <style:table-column-properties style:column-width="5.53cm"/>
    </style:style>
    <style:style style:name="Tableau3.B" style:family="table-column">
      <style:table-column-properties style:column-width="4.477cm"/>
    </style:style>
    <style:style style:name="Tableau3.C" style:family="table-column">
      <style:table-column-properties style:column-width="8.248cm"/>
    </style:style>
    <style:style style:name="Tableau3.1" style:family="table-row">
      <style:table-row-properties style:min-row-height="0.106cm"/>
    </style:style>
    <style:style style:name="Tableau3.A1" style:family="table-cell">
      <style:table-cell-properties fo:padding-left="0.191cm" fo:padding-right="0.191cm" fo:padding-top="0cm" fo:padding-bottom="0cm" fo:border-left="none" fo:border-right="none" fo:border-top="none" fo:border-bottom="2.25pt solid #d60093" style:writing-mode="lr-tb"/>
    </style:style>
    <style:style style:name="Tableau4" style:family="table">
      <style:table-properties style:width="18.254cm" fo:margin-left="-0.561cm" table:align="left"/>
    </style:style>
    <style:style style:name="Tableau4.A" style:family="table-column">
      <style:table-column-properties style:column-width="5.087cm"/>
    </style:style>
    <style:style style:name="Tableau4.B" style:family="table-column">
      <style:table-column-properties style:column-width="4.477cm"/>
    </style:style>
    <style:style style:name="Tableau4.C" style:family="table-column">
      <style:table-column-properties style:column-width="8.691cm"/>
    </style:style>
    <style:style style:name="Tableau4.1" style:family="table-row">
      <style:table-row-properties style:min-row-height="0.212cm"/>
    </style:style>
    <style:style style:name="Tableau4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4.2" style:family="table-row">
      <style:table-row-properties style:min-row-height="1.134cm"/>
    </style:style>
    <style:style style:name="Tableau4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4.3" style:family="table-row">
      <style:table-row-properties style:min-row-height="0.106cm"/>
    </style:style>
    <style:style style:name="Tableau4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5" style:family="table">
      <style:table-properties style:width="18.254cm" fo:margin-left="-0.561cm" table:align="left"/>
    </style:style>
    <style:style style:name="Tableau5.A" style:family="table-column">
      <style:table-column-properties style:column-width="5.53cm"/>
    </style:style>
    <style:style style:name="Tableau5.B" style:family="table-column">
      <style:table-column-properties style:column-width="4.477cm"/>
    </style:style>
    <style:style style:name="Tableau5.C" style:family="table-column">
      <style:table-column-properties style:column-width="8.248cm"/>
    </style:style>
    <style:style style:name="Tableau5.1" style:family="table-row">
      <style:table-row-properties style:min-row-height="0.12cm"/>
    </style:style>
    <style:style style:name="Tableau5.A1" style:family="table-cell">
      <style:table-cell-properties fo:padding-left="0.191cm" fo:padding-right="0.191cm" fo:padding-top="0cm" fo:padding-bottom="0cm" fo:border-left="none" fo:border-right="none" fo:border-top="none" fo:border-bottom="2.25pt solid #d60093" style:writing-mode="lr-tb"/>
    </style:style>
    <style:style style:name="Tableau6" style:family="table">
      <style:table-properties style:width="18.254cm" fo:margin-left="-0.561cm" table:align="left"/>
    </style:style>
    <style:style style:name="Tableau6.A" style:family="table-column">
      <style:table-column-properties style:column-width="5.528cm"/>
    </style:style>
    <style:style style:name="Tableau6.B" style:family="table-column">
      <style:table-column-properties style:column-width="4.477cm"/>
    </style:style>
    <style:style style:name="Tableau6.C" style:family="table-column">
      <style:table-column-properties style:column-width="8.25cm"/>
    </style:style>
    <style:style style:name="Tableau6.1" style:family="table-row">
      <style:table-row-properties style:min-row-height="0.212cm"/>
    </style:style>
    <style:style style:name="Tableau6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6.2" style:family="table-row">
      <style:table-row-properties style:min-row-height="1.134cm"/>
    </style:style>
    <style:style style:name="Tableau6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6.3" style:family="table-row">
      <style:table-row-properties style:min-row-height="0.106cm"/>
    </style:style>
    <style:style style:name="Tableau6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7" style:family="table">
      <style:table-properties style:width="18.254cm" fo:margin-left="-0.561cm" table:align="left"/>
    </style:style>
    <style:style style:name="Tableau7.A" style:family="table-column">
      <style:table-column-properties style:column-width="5.53cm"/>
    </style:style>
    <style:style style:name="Tableau7.B" style:family="table-column">
      <style:table-column-properties style:column-width="4.477cm"/>
    </style:style>
    <style:style style:name="Tableau7.C" style:family="table-column">
      <style:table-column-properties style:column-width="8.248cm"/>
    </style:style>
    <style:style style:name="Tableau7.1" style:family="table-row">
      <style:table-row-properties style:min-row-height="0.106cm"/>
    </style:style>
    <style:style style:name="Tableau7.A1" style:family="table-cell">
      <style:table-cell-properties fo:padding-left="0.191cm" fo:padding-right="0.191cm" fo:padding-top="0cm" fo:padding-bottom="0cm" fo:border-left="none" fo:border-right="none" fo:border-top="none" fo:border-bottom="2.25pt solid #d60093" style:writing-mode="lr-tb"/>
    </style:style>
    <style:style style:name="MP1" style:family="paragraph" style:parent-style-name="Normal">
      <style:paragraph-properties fo:margin-top="0cm" fo:margin-bottom="0cm" style:contextual-spacing="false" fo:text-align="end" style:justify-single-word="false"/>
      <style:text-properties fo:font-variant="small-caps" style:font-name="Arial" fo:font-size="10pt" style:font-size-asian="10pt" style:font-name-complex="Arial" style:font-size-complex="16pt"/>
    </style:style>
    <style:style style:name="MP2" style:family="paragraph" style:parent-style-name="Footer">
      <style:paragraph-properties fo:margin-left="-0.751cm" fo:margin-right="1.198cm" fo:text-indent="0cm" style:auto-text-indent="false">
        <style:tab-stops>
          <style:tab-stop style:position="11.728cm"/>
          <style:tab-stop style:position="17.254cm" style:type="right"/>
          <style:tab-stop style:position="18.004cm" style:type="right"/>
        </style:tab-stops>
      </style:paragraph-properties>
    </style:style>
    <style:style style:name="MP3" style:family="paragraph">
      <loext:graphic-properties draw:fill="none"/>
      <style:paragraph-properties style:writing-mode="lr-tb" style:font-independent-line-spacing="false"/>
    </style:style>
    <style:style style:name="MP4" style:family="paragraph" style:parent-style-name="Footer">
      <style:paragraph-properties fo:margin-left="-0.25cm" fo:margin-right="-0.302cm" fo:text-indent="0cm" style:auto-text-indent="false">
        <style:tab-stops>
          <style:tab-stop style:position="1.251cm" style:type="right"/>
          <style:tab-stop style:position="18.004cm" style:type="right"/>
        </style:tab-stops>
      </style:paragraph-properties>
    </style:style>
    <style:style style:name="MP5" style:family="paragraph" style:parent-style-name="Header">
      <style:text-properties fo:font-size="8pt" style:font-size-asian="8pt"/>
    </style:style>
    <style:style style:name="MP6" style:family="paragraph" style:parent-style-name="Normal">
      <style:paragraph-properties fo:margin-top="0cm" fo:margin-bottom="0cm" style:contextual-spacing="false" fo:line-height="100%" fo:text-align="justify" style:justify-single-word="false"/>
    </style:style>
    <style:style style:name="MP7" style:family="paragraph" style:parent-style-name="Normal">
      <style:paragraph-properties fo:margin-top="0cm" fo:margin-bottom="0cm" style:contextual-spacing="false" fo:line-height="100%"/>
      <style:text-properties fo:font-variant="small-caps" style:font-name="Arial" fo:font-size="10pt" style:font-size-asian="10pt" style:font-name-complex="Arial" style:font-size-complex="10pt"/>
    </style:style>
    <style:style style:name="MP8" style:family="paragraph" style:parent-style-name="Normal">
      <style:paragraph-properties fo:margin-top="0cm" fo:margin-bottom="0cm" style:contextual-spacing="false" fo:line-height="100%" fo:text-align="center" style:justify-single-word="false"/>
    </style:style>
    <style:style style:name="MP9" style:family="paragraph" style:parent-style-name="Normal">
      <style:paragraph-properties fo:margin-top="0cm" fo:margin-bottom="0cm" style:contextual-spacing="false" fo:line-height="100%"/>
      <style:text-properties fo:font-variant="small-caps" style:font-name="Arial" fo:font-size="1pt" style:font-size-asian="1pt" style:font-name-complex="Arial" style:font-size-complex="1pt"/>
    </style:style>
    <style:style style:name="MP10" style:family="paragraph" style:parent-style-name="Normal">
      <style:paragraph-properties fo:margin-top="0cm" fo:margin-bottom="0cm" style:contextual-spacing="false" fo:line-height="100%"/>
      <style:text-properties fo:font-variant="small-caps" style:font-name="Arial" fo:font-size="18pt" style:font-size-asian="18pt" style:font-name-complex="Arial" style:font-size-complex="18pt"/>
    </style:style>
    <style:style style:name="MP11" style:family="paragraph" style:parent-style-name="Normal">
      <style:paragraph-properties fo:margin-top="0cm" fo:margin-bottom="0cm" style:contextual-spacing="false" fo:line-height="100%" fo:text-align="end" style:justify-single-word="false"/>
    </style:style>
    <style:style style:name="MT1" style:family="text">
      <style:text-properties fo:color="#7f7f7f" loext:opacity="100%" fo:font-size="9pt" style:font-size-asian="9pt" style:font-size-complex="9pt"/>
    </style:style>
    <style:style style:name="MT2" style:family="text">
      <style:text-properties fo:color="#7f7f7f" loext:opacity="100%" fo:font-size="10pt" style:font-size-asian="10pt" style:font-size-complex="9pt"/>
    </style:style>
    <style:style style:name="MT3" style:family="text">
      <style:text-properties fo:color="#7f7f7f" loext:opacity="100%" style:font-size-complex="9pt"/>
    </style:style>
    <style:style style:name="MT4" style:family="text">
      <style:text-properties fo:color="#7f7f7f" loext:opacity="100%" fo:font-size="9pt" style:font-size-asian="9pt"/>
    </style:style>
    <style:style style:name="MT5" style:family="text">
      <style:text-properties fo:color="#7f7f7f" loext:opacity="100%"/>
    </style:style>
    <style:style style:name="MT6" style:family="text">
      <style:text-properties fo:color="#7f7f7f" loext:opacity="100%" fo:font-size="12pt" style:font-size-asian="12pt"/>
    </style:style>
    <style:style style:name="MT7" style:family="text">
      <style:text-properties fo:color="#7f7f7f" loext:opacity="100%" fo:font-size="10pt" style:font-size-asian="10pt" style:font-size-complex="10pt"/>
    </style:style>
    <style:style style:name="MT8" style:family="text">
      <style:text-properties style:font-name="Arial" style:language-asian="fr" style:country-asian="FR" style:font-name-complex="Arial"/>
    </style:style>
    <style:style style:name="MT9" style:family="text">
      <style:text-properties fo:font-variant="small-caps" fo:color="#595959" loext:opacity="100%" fo:font-size="36pt" fo:font-weight="bold" style:font-size-asian="36pt" style:font-weight-asian="bold" style:font-name-complex="Calibri1" style:font-size-complex="36pt"/>
    </style:style>
    <style:style style:name="MT10" style:family="text">
      <style:text-properties fo:font-variant="small-caps" fo:color="#595959" loext:opacity="100%" fo:font-size="24pt" style:font-size-asian="24pt" style:font-name-complex="Calibri1" style:font-size-complex="24pt"/>
    </style:style>
    <style:style style:name="MT11" style:family="text">
      <style:text-properties fo:font-variant="small-caps" fo:color="#595959" loext:opacity="100%" style:text-position="14% 100%" fo:font-size="22pt" style:font-size-asian="22pt" style:font-name-complex="Calibri1" style:font-size-complex="22pt"/>
    </style:style>
    <style:style style:name="MT12" style:family="text">
      <style:text-properties fo:color="#ffffff" loext:opacity="100%" style:font-name="Wingdings 3" fo:font-size="24pt" style:font-size-asian="24pt" style:font-name-complex="Calibri1" style:font-size-complex="24pt"/>
    </style:style>
    <style:style style:name="MT13" style:family="text">
      <style:text-properties fo:font-variant="small-caps" fo:color="#595959" loext:opacity="100%" fo:font-size="24pt" fo:font-weight="bold" style:font-size-asian="24pt" style:font-weight-asian="bold" style:font-name-complex="Calibri1" style:font-size-complex="24pt"/>
    </style:style>
    <style:style style:name="MT14" style:family="text">
      <style:text-properties fo:font-variant="small-caps" fo:color="#595959" loext:opacity="100%" style:text-position="21% 100%" fo:font-size="14pt" style:font-size-asian="14pt" style:font-name-complex="Calibri1" style:font-size-complex="14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d9d9d9" svg:stroke-opacity="100%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9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501cm" fo:margin-left="0cm" fo:margin-right="0cm" fo:margin-bottom="0cm" style:dynamic-spacing="true"/>
      </style:header-style>
      <style:footer-style>
        <style:header-footer-properties fo:min-height="1.602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3cm" fo:margin-bottom="0.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01cm" fo:margin-left="0cm" fo:margin-right="0cm" fo:margin-bottom="0cm" style:dynamic-spacing="true"/>
      </style:header-style>
      <style:footer-style>
        <style:header-footer-properties fo:min-height="1.602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row table:style-name="Tableau1.1">
            <table:table-cell table:style-name="Tableau1.A1" table:number-rows-spanned="5" office:value-type="string">
              <text:p text:style-name="MP6"><text:span text:style-name="Police_20_par_20_défaut"><text:span text:style-name="MT8"><draw:frame draw:style-name="Mfr1" draw:name="Image 1" text:anchor-type="as-char" svg:y="0cm" svg:width="3.198cm" style:rel-width="scale" svg:height="3.588cm" style:rel-height="scale" draw:z-index="13"><draw:image xlink:href="Pictures/1000000000000287000002D770FE3C7F8F7FFF0F.jpg" xlink:type="simple" xlink:show="embed" xlink:actuate="onLoad" draw:mime-type="image/jpeg"/><svg:desc>charge_de_emploi_CMJN</svg:desc></draw:frame></text:span></text:span></text:p>
            </table:table-cell>
            <table:table-cell table:style-name="Tableau1.B1" office:value-type="string">
              <text:p text:style-name="MP7"/>
            </table:table-cell>
            <table:table-cell table:style-name="Tableau1.B1" office:value-type="string">
              <text:p text:style-name="MP7"/>
            </table:table-cell>
            <table:table-cell table:style-name="Tableau1.B1" office:value-type="string">
              <text:p text:style-name="MP7"/>
            </table:table-cell>
          </table:table-row>
          <table:table-row table:style-name="Tableau1.2">
            <table:covered-table-cell table:style-name="Tableau1.A1"/>
            <table:table-cell table:style-name="Tableau1.B2" table:number-columns-spanned="3" office:value-type="string">
              <text:p text:style-name="MP8"><text:span text:style-name="Police_20_par_20_défaut"><text:span text:style-name="MT9">Dossier Professionnel</text:span></text:span><text:span text:style-name="Police_20_par_20_défaut"><text:span text:style-name="MT10"> </text:span></text:span><text:span text:style-name="Police_20_par_20_défaut"><text:span text:style-name="MT11">(DP)</text:span></text:span></text:p>
            </table:table-cell>
            <table:covered-table-cell/>
            <table:covered-table-cell/>
          </table:table-row>
          <table:table-row table:style-name="Tableau1.3">
            <table:covered-table-cell table:style-name="Tableau1.A1"/>
            <table:table-cell table:style-name="Tableau1.B3" table:number-columns-spanned="3" office:value-type="string">
              <text:p text:style-name="MP9"/>
            </table:table-cell>
            <table:covered-table-cell/>
            <table:covered-table-cell/>
          </table:table-row>
          <table:table-row table:style-name="Tableau1.4">
            <table:covered-table-cell table:style-name="Tableau1.A1"/>
            <table:table-cell table:style-name="Tableau1.B4" office:value-type="string">
              <text:p text:style-name="MP10"/>
            </table:table-cell>
            <table:table-cell table:style-name="Tableau1.C4" office:value-type="string">
              <text:p text:style-name="MP10"/>
            </table:table-cell>
            <table:table-cell table:style-name="Tableau1.D4" office:value-type="string">
              <text:p text:style-name="MP11"><text:span text:style-name="Police_20_par_20_défaut"><text:span text:style-name="MT12"></text:span></text:span></text:p>
            </table:table-cell>
          </table:table-row>
          <table:table-row table:style-name="Tableau1.3">
            <table:covered-table-cell table:style-name="Tableau1.A1"/>
            <table:table-cell table:style-name="Tableau1.B5" office:value-type="string">
              <text:p text:style-name="MP9"/>
            </table:table-cell>
            <table:table-cell table:style-name="Tableau1.C5" office:value-type="string">
              <text:p text:style-name="MP9"/>
            </table:table-cell>
            <table:table-cell table:style-name="Tableau1.D5" office:value-type="string">
              <text:p text:style-name="MP9"/>
            </table:table-cell>
          </table:table-row>
        </table:table>
        <text:p text:style-name="Header"/>
      </style:header>
      <style:header-left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 table:style-name="Tableau2.1">
            <table:table-cell table:style-name="Tableau2.A1" office:value-type="string">
              <text:p text:style-name="MP9"/>
            </table:table-cell>
            <table:table-cell table:style-name="Tableau2.A1" office:value-type="string">
              <text:p text:style-name="MP9"/>
            </table:table-cell>
            <table:table-cell table:style-name="Tableau2.A1" office:value-type="string">
              <text:p text:style-name="MP9"/>
            </table:table-cell>
          </table:table-row>
          <table:table-row table:style-name="Tableau2.2">
            <table:table-cell table:style-name="Tableau2.A2" table:number-columns-spanned="3" office:value-type="string">
              <text:p text:style-name="MP8"><text:span text:style-name="Police_20_par_20_défaut"><text:span text:style-name="MT13">Dossier Professionnel</text:span></text:span><text:span text:style-name="Police_20_par_20_défaut"><text:span text:style-name="MT10"> </text:span></text:span><text:span text:style-name="Police_20_par_20_défaut"><text:span text:style-name="MT14">(DP)</text:span></text:span></text:p>
            </table:table-cell>
            <table:covered-table-cell/>
            <table:covered-table-cell/>
          </table:table-row>
          <table:table-row table:style-name="Tableau2.3">
            <table:table-cell table:style-name="Tableau2.A3" table:number-columns-spanned="3" office:value-type="string">
              <text:p text:style-name="MP9"/>
            </table:table-cell>
            <table:covered-table-cell/>
            <table:covered-table-cell/>
          </table:table-row>
        </table:table>
        <text:p text:style-name="MP1"/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9"/>
            </table:table-cell>
            <table:table-cell table:style-name="Tableau3.A1" office:value-type="string">
              <text:p text:style-name="MP9"/>
            </table:table-cell>
            <table:table-cell table:style-name="Tableau3.A1" office:value-type="string">
              <text:p text:style-name="MP9"/>
            </table:table-cell>
          </table:table-row>
        </table:table>
        <text:p text:style-name="Header"/>
      </style:header-left>
      <style:footer>
        <text:p text:style-name="MP2"><draw:custom-shape text:anchor-type="paragraph" draw:z-index="7" draw:name="Forme automatique 2" draw:style-name="Mgr1" draw:text-style-name="MP3" svg:width="0.989cm" svg:height="1.588cm" draw:transform="rotate (-1.5707963267949) translate (17.3690138888889cm 27.6046944444444cm)"><text:p/><draw:enhanced-geometry svg:viewBox="0 0 21600 21600" draw:path-stretchpoint-x="21600" draw:path-stretchpoint-y="21600" draw:text-areas="?f22 ?f22 ?f23 ?f24" draw:type="non-primitive" draw:modifiers="8333" draw:enhanced-path="S M ?f15 ?f6 A ?f64 ?f65 ?f66 ?f67 ?f15 ?f6 ?f61 ?f63 W ?f68 ?f69 ?f70 ?f71 ?f15 ?f6 ?f61 ?f63 L ?f14 ?f19 A ?f111 ?f112 ?f113 ?f114 ?f14 ?f19 ?f108 ?f110 W ?f115 ?f116 ?f117 ?f118 ?f14 ?f19 ?f108 ?f110 A ?f141 ?f142 ?f143 ?f144 ?f108 ?f110 ?f138 ?f140 W ?f145 ?f146 ?f147 ?f148 ?f108 ?f110 ?f138 ?f140 L ?f14 ?f14 A ?f184 ?f185 ?f186 ?f187 ?f14 ?f14 ?f181 ?f183 W ?f188 ?f189 ?f190 ?f191 ?f14 ?f14 ?f181 ?f183 L ?f16 ?f5 A ?f227 ?f228 ?f229 ?f230 ?f16 ?f5 ?f224 ?f226 W ?f231 ?f232 ?f233 ?f234 ?f16 ?f5 ?f224 ?f226 L ?f17 ?f18 A ?f257 ?f258 ?f259 ?f260 ?f17 ?f18 ?f254 ?f256 W ?f261 ?f262 ?f263 ?f264 ?f17 ?f18 ?f254 ?f256 A ?f287 ?f288 ?f289 ?f290 ?f254 ?f256 ?f284 ?f286 W ?f291 ?f292 ?f293 ?f294 ?f254 ?f256 ?f284 ?f286 L ?f17 ?f20 A ?f317 ?f318 ?f319 ?f320 ?f17 ?f20 ?f314 ?f316 W ?f321 ?f322 ?f323 ?f324 ?f17 ?f20 ?f314 ?f316 Z N F M ?f15 ?f6 A ?f64 ?f65 ?f66 ?f67 ?f15 ?f6 ?f61 ?f63 W ?f68 ?f69 ?f70 ?f71 ?f15 ?f6 ?f61 ?f63 L ?f14 ?f19 A ?f111 ?f112 ?f113 ?f114 ?f14 ?f19 ?f108 ?f110 W ?f115 ?f116 ?f117 ?f118 ?f14 ?f19 ?f108 ?f110 A ?f141 ?f142 ?f143 ?f144 ?f108 ?f110 ?f138 ?f140 W ?f145 ?f146 ?f147 ?f148 ?f108 ?f110 ?f138 ?f140 L ?f14 ?f14 A ?f184 ?f185 ?f186 ?f187 ?f14 ?f14 ?f181 ?f183 W ?f188 ?f189 ?f190 ?f191 ?f14 ?f14 ?f181 ?f183 M ?f16 ?f5 A ?f227 ?f228 ?f229 ?f230 ?f16 ?f5 ?f224 ?f226 W ?f231 ?f232 ?f233 ?f234 ?f16 ?f5 ?f224 ?f226 L ?f17 ?f18 A ?f257 ?f258 ?f259 ?f260 ?f17 ?f18 ?f254 ?f256 W ?f261 ?f262 ?f263 ?f264 ?f17 ?f18 ?f254 ?f256 A ?f287 ?f288 ?f289 ?f290 ?f254 ?f256 ?f284 ?f286 W ?f291 ?f292 ?f293 ?f294 ?f254 ?f256 ?f284 ?f286 L ?f17 ?f20 A ?f317 ?f318 ?f319 ?f320 ?f17 ?f20 ?f314 ?f316 W ?f321 ?f322 ?f323 ?f324 ?f17 ?f20 ?f314 ?f316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min(?f10, ?f7)"/><draw:equation draw:name="f12" draw:formula="5419351 / 1725033"/><draw:equation draw:name="f13" draw:formula="$0"/><draw:equation draw:name="f14" draw:formula="?f11 * ?f13 / 100000"/><draw:equation draw:name="f15" draw:formula="?f11 * ?f13 / 50000"/><draw:equation draw:name="f16" draw:formula="?f4 - ?f15"/><draw:equation draw:name="f17" draw:formula="?f4 - ?f14"/><draw:equation draw:name="f18" draw:formula="?f9 - ?f14"/><draw:equation draw:name="f19" draw:formula="?f9 + ?f14"/><draw:equation draw:name="f20" draw:formula="?f6 - ?f14"/><draw:equation draw:name="f21" draw:formula="?f14 * 29289 / 100000"/><draw:equation draw:name="f22" draw:formula="?f14 + ?f21"/><draw:equation draw:name="f23" draw:formula="?f4 - ?f22"/><draw:equation draw:name="f24" draw:formula="?f6 - ?f21"/><draw:equation draw:name="f25" draw:formula="21550000 - ?f2"/><draw:equation draw:name="f26" draw:formula="if(?f25, ?f2, 21550000)"/><draw:equation draw:name="f27" draw:formula="-21550000 - ?f26"/><draw:equation draw:name="f28" draw:formula="if(?f27, -21550000, ?f26)"/><draw:equation draw:name="f29" draw:formula="?f2 + ?f28"/><draw:equation draw:name="f30" draw:formula="?f2 + ?f2"/><draw:equation draw:name="f31" draw:formula="?f30 * ?f12 / ?f1"/><draw:equation draw:name="f32" draw:formula="0 - ?f31"/><draw:equation draw:name="f33" draw:formula="cos(?f32)"/><draw:equation draw:name="f34" draw:formula="0 - ?f33"/><draw:equation draw:name="f35" draw:formula="?f34 * ?f14"/><draw:equation draw:name="f36" draw:formula="sin(?f32)"/><draw:equation draw:name="f37" draw:formula="0 - ?f36"/><draw:equation draw:name="f38" draw:formula="?f37 * ?f14"/><draw:equation draw:name="f39" draw:formula="sqrt(?f35 * ?f35 + ?f38 * ?f38 + 0 * 0)"/><draw:equation draw:name="f40" draw:formula="?f14 * ?f14 / ?f39"/><draw:equation draw:name="f41" draw:formula="?f37 * ?f40"/><draw:equation draw:name="f42" draw:formula="?f15 - ?f41"/><draw:equation draw:name="f43" draw:formula="?f34 * ?f40"/><draw:equation draw:name="f44" draw:formula="?f6 - ?f43"/><draw:equation draw:name="f45" draw:formula="?f42 - ?f14"/><draw:equation draw:name="f46" draw:formula="?f44 - ?f14"/><draw:equation draw:name="f47" draw:formula="?f42 + ?f14"/><draw:equation draw:name="f48" draw:formula="?f44 + ?f14"/><draw:equation draw:name="f49" draw:formula="?f29 + ?f2"/><draw:equation draw:name="f50" draw:formula="?f49 * ?f12 / ?f1"/><draw:equation draw:name="f51" draw:formula="0 - ?f50"/><draw:equation draw:name="f52" draw:formula="cos(?f51)"/><draw:equation draw:name="f53" draw:formula="0 - ?f52"/><draw:equation draw:name="f54" draw:formula="?f53 * ?f14"/><draw:equation draw:name="f55" draw:formula="sin(?f51)"/><draw:equation draw:name="f56" draw:formula="0 - ?f55"/><draw:equation draw:name="f57" draw:formula="?f56 * ?f14"/><draw:equation draw:name="f58" draw:formula="sqrt(?f54 * ?f54 + ?f57 * ?f57 + 0 * 0)"/><draw:equation draw:name="f59" draw:formula="?f14 * ?f14 / ?f58"/><draw:equation draw:name="f60" draw:formula="?f56 * ?f59"/><draw:equation draw:name="f61" draw:formula="?f42 + ?f60"/><draw:equation draw:name="f62" draw:formula="?f53 * ?f59"/><draw:equation draw:name="f63" draw:formula="?f44 + ?f62"/><draw:equation draw:name="f64" draw:formula="if(?f28, ?f15, ?f45)"/><draw:equation draw:name="f65" draw:formula="if(?f28, ?f6, ?f46)"/><draw:equation draw:name="f66" draw:formula="if(?f28, ?f15, ?f47)"/><draw:equation draw:name="f67" draw:formula="if(?f28, ?f6, ?f48)"/><draw:equation draw:name="f68" draw:formula="if(?f28, ?f45, ?f61)"/><draw:equation draw:name="f69" draw:formula="if(?f28, ?f46, ?f63)"/><draw:equation draw:name="f70" draw:formula="if(?f28, ?f47, ?f61)"/><draw:equation draw:name="f71" draw:formula="if(?f28, ?f48, ?f63)"/><draw:equation draw:name="f72" draw:formula="21550000 - -5400000"/><draw:equation draw:name="f73" draw:formula="if(?f72, -5400000, 21550000)"/><draw:equation draw:name="f74" draw:formula="-21550000 - ?f73"/><draw:equation draw:name="f75" draw:formula="if(?f74, -21550000, ?f73)"/><draw:equation draw:name="f76" draw:formula="0 + ?f75"/><draw:equation draw:name="f77" draw:formula="0 + ?f2"/><draw:equation draw:name="f78" draw:formula="?f77 * ?f12 / ?f1"/><draw:equation draw:name="f79" draw:formula="0 - ?f78"/><draw:equation draw:name="f80" draw:formula="cos(?f79)"/><draw:equation draw:name="f81" draw:formula="0 - ?f80"/><draw:equation draw:name="f82" draw:formula="?f81 * ?f14"/><draw:equation draw:name="f83" draw:formula="sin(?f79)"/><draw:equation draw:name="f84" draw:formula="0 - ?f83"/><draw:equation draw:name="f85" draw:formula="?f84 * ?f14"/><draw:equation draw:name="f86" draw:formula="sqrt(?f82 * ?f82 + ?f85 * ?f85 + 0 * 0)"/><draw:equation draw:name="f87" draw:formula="?f14 * ?f14 / ?f86"/><draw:equation draw:name="f88" draw:formula="?f84 * ?f87"/><draw:equation draw:name="f89" draw:formula="?f14 - ?f88"/><draw:equation draw:name="f90" draw:formula="?f81 * ?f87"/><draw:equation draw:name="f91" draw:formula="?f19 - ?f90"/><draw:equation draw:name="f92" draw:formula="?f89 - ?f14"/><draw:equation draw:name="f93" draw:formula="?f91 - ?f14"/><draw:equation draw:name="f94" draw:formula="?f89 + ?f14"/><draw:equation draw:name="f95" draw:formula="?f91 + ?f14"/><draw:equation draw:name="f96" draw:formula="?f76 + ?f2"/><draw:equation draw:name="f97" draw:formula="?f96 * ?f12 / ?f1"/><draw:equation draw:name="f98" draw:formula="0 - ?f97"/><draw:equation draw:name="f99" draw:formula="cos(?f98)"/><draw:equation draw:name="f100" draw:formula="0 - ?f99"/><draw:equation draw:name="f101" draw:formula="?f100 * ?f14"/><draw:equation draw:name="f102" draw:formula="sin(?f98)"/><draw:equation draw:name="f103" draw:formula="0 - ?f102"/><draw:equation draw:name="f104" draw:formula="?f103 * ?f14"/><draw:equation draw:name="f105" draw:formula="sqrt(?f101 * ?f101 + ?f104 * ?f104 + 0 * 0)"/><draw:equation draw:name="f106" draw:formula="?f14 * ?f14 / ?f105"/><draw:equation draw:name="f107" draw:formula="?f103 * ?f106"/><draw:equation draw:name="f108" draw:formula="?f89 + ?f107"/><draw:equation draw:name="f109" draw:formula="?f100 * ?f106"/><draw:equation draw:name="f110" draw:formula="?f91 + ?f109"/><draw:equation draw:name="f111" draw:formula="if(?f75, ?f14, ?f92)"/><draw:equation draw:name="f112" draw:formula="if(?f75, ?f19, ?f93)"/><draw:equation draw:name="f113" draw:formula="if(?f75, ?f14, ?f94)"/><draw:equation draw:name="f114" draw:formula="if(?f75, ?f19, ?f95)"/><draw:equation draw:name="f115" draw:formula="if(?f75, ?f92, ?f108)"/><draw:equation draw:name="f116" draw:formula="if(?f75, ?f93, ?f110)"/><draw:equation draw:name="f117" draw:formula="if(?f75, ?f94, ?f108)"/><draw:equation draw:name="f118" draw:formula="if(?f75, ?f95, ?f110)"/><draw:equation draw:name="f119" draw:formula="?f2 + ?f75"/><draw:equation draw:name="f120" draw:formula="?f108 - ?f41"/><draw:equation draw:name="f121" draw:formula="?f110 - ?f43"/><draw:equation draw:name="f122" draw:formula="?f120 - ?f14"/><draw:equation draw:name="f123" draw:formula="?f121 - ?f14"/><draw:equation draw:name="f124" draw:formula="?f120 + ?f14"/><draw:equation draw:name="f125" draw:formula="?f121 + ?f14"/><draw:equation draw:name="f126" draw:formula="?f119 + ?f2"/><draw:equation draw:name="f127" draw:formula="?f126 * ?f12 / ?f1"/><draw:equation draw:name="f128" draw:formula="0 - ?f127"/><draw:equation draw:name="f129" draw:formula="cos(?f128)"/><draw:equation draw:name="f130" draw:formula="0 - ?f129"/><draw:equation draw:name="f131" draw:formula="?f130 * ?f14"/><draw:equation draw:name="f132" draw:formula="sin(?f128)"/><draw:equation draw:name="f133" draw:formula="0 - ?f132"/><draw:equation draw:name="f134" draw:formula="?f133 * ?f14"/><draw:equation draw:name="f135" draw:formula="sqrt(?f131 * ?f131 + ?f134 * ?f134 + 0 * 0)"/><draw:equation draw:name="f136" draw:formula="?f14 * ?f14 / ?f135"/><draw:equation draw:name="f137" draw:formula="?f133 * ?f136"/><draw:equation draw:name="f138" draw:formula="?f120 + ?f137"/><draw:equation draw:name="f139" draw:formula="?f130 * ?f136"/><draw:equation draw:name="f140" draw:formula="?f121 + ?f139"/><draw:equation draw:name="f141" draw:formula="if(?f75, ?f108, ?f122)"/><draw:equation draw:name="f142" draw:formula="if(?f75, ?f110, ?f123)"/><draw:equation draw:name="f143" draw:formula="if(?f75, ?f108, ?f124)"/><draw:equation draw:name="f144" draw:formula="if(?f75, ?f110, ?f125)"/><draw:equation draw:name="f145" draw:formula="if(?f75, ?f122, ?f138)"/><draw:equation draw:name="f146" draw:formula="if(?f75, ?f123, ?f140)"/><draw:equation draw:name="f147" draw:formula="if(?f75, ?f124, ?f138)"/><draw:equation draw:name="f148" draw:formula="if(?f75, ?f125, ?f140)"/><draw:equation draw:name="f149" draw:formula="?f1 + ?f28"/><draw:equation draw:name="f150" draw:formula="?f1 + ?f2"/><draw:equation draw:name="f151" draw:formula="?f150 * ?f12 / ?f1"/><draw:equation draw:name="f152" draw:formula="0 - ?f151"/><draw:equation draw:name="f153" draw:formula="cos(?f152)"/><draw:equation draw:name="f154" draw:formula="0 - ?f153"/><draw:equation draw:name="f155" draw:formula="?f154 * ?f14"/><draw:equation draw:name="f156" draw:formula="sin(?f152)"/><draw:equation draw:name="f157" draw:formula="0 - ?f156"/><draw:equation draw:name="f158" draw:formula="?f157 * ?f14"/><draw:equation draw:name="f159" draw:formula="sqrt(?f155 * ?f155 + ?f158 * ?f158 + 0 * 0)"/><draw:equation draw:name="f160" draw:formula="?f14 * ?f14 / ?f159"/><draw:equation draw:name="f161" draw:formula="?f157 * ?f160"/><draw:equation draw:name="f162" draw:formula="?f14 - ?f161"/><draw:equation draw:name="f163" draw:formula="?f154 * ?f160"/><draw:equation draw:name="f164" draw:formula="?f14 - ?f163"/><draw:equation draw:name="f165" draw:formula="?f162 - ?f14"/><draw:equation draw:name="f166" draw:formula="?f164 - ?f14"/><draw:equation draw:name="f167" draw:formula="?f162 + ?f14"/><draw:equation draw:name="f168" draw:formula="?f164 + ?f14"/><draw:equation draw:name="f169" draw:formula="?f149 + ?f2"/><draw:equation draw:name="f170" draw:formula="?f169 * ?f12 / ?f1"/><draw:equation draw:name="f171" draw:formula="0 - ?f170"/><draw:equation draw:name="f172" draw:formula="cos(?f171)"/><draw:equation draw:name="f173" draw:formula="0 - ?f172"/><draw:equation draw:name="f174" draw:formula="?f173 * ?f14"/><draw:equation draw:name="f175" draw:formula="sin(?f171)"/><draw:equation draw:name="f176" draw:formula="0 - ?f175"/><draw:equation draw:name="f177" draw:formula="?f176 * ?f14"/><draw:equation draw:name="f178" draw:formula="sqrt(?f174 * ?f174 + ?f177 * ?f177 + 0 * 0)"/><draw:equation draw:name="f179" draw:formula="?f14 * ?f14 / ?f178"/><draw:equation draw:name="f180" draw:formula="?f176 * ?f179"/><draw:equation draw:name="f181" draw:formula="?f162 + ?f180"/><draw:equation draw:name="f182" draw:formula="?f173 * ?f179"/><draw:equation draw:name="f183" draw:formula="?f164 + ?f182"/><draw:equation draw:name="f184" draw:formula="if(?f28, ?f14, ?f165)"/><draw:equation draw:name="f185" draw:formula="if(?f28, ?f14, ?f166)"/><draw:equation draw:name="f186" draw:formula="if(?f28, ?f14, ?f167)"/><draw:equation draw:name="f187" draw:formula="if(?f28, ?f14, ?f168)"/><draw:equation draw:name="f188" draw:formula="if(?f28, ?f165, ?f181)"/><draw:equation draw:name="f189" draw:formula="if(?f28, ?f166, ?f183)"/><draw:equation draw:name="f190" draw:formula="if(?f28, ?f167, ?f181)"/><draw:equation draw:name="f191" draw:formula="if(?f28, ?f168, ?f183)"/><draw:equation draw:name="f192" draw:formula="?f0 + ?f28"/><draw:equation draw:name="f193" draw:formula="?f0 + ?f2"/><draw:equation draw:name="f194" draw:formula="?f193 * ?f12 / ?f1"/><draw:equation draw:name="f195" draw:formula="0 - ?f194"/><draw:equation draw:name="f196" draw:formula="cos(?f195)"/><draw:equation draw:name="f197" draw:formula="0 - ?f196"/><draw:equation draw:name="f198" draw:formula="?f197 * ?f14"/><draw:equation draw:name="f199" draw:formula="sin(?f195)"/><draw:equation draw:name="f200" draw:formula="0 - ?f199"/><draw:equation draw:name="f201" draw:formula="?f200 * ?f14"/><draw:equation draw:name="f202" draw:formula="sqrt(?f198 * ?f198 + ?f201 * ?f201 + 0 * 0)"/><draw:equation draw:name="f203" draw:formula="?f14 * ?f14 / ?f202"/><draw:equation draw:name="f204" draw:formula="?f200 * ?f203"/><draw:equation draw:name="f205" draw:formula="?f16 - ?f204"/><draw:equation draw:name="f206" draw:formula="?f197 * ?f203"/><draw:equation draw:name="f207" draw:formula="?f5 - ?f206"/><draw:equation draw:name="f208" draw:formula="?f205 - ?f14"/><draw:equation draw:name="f209" draw:formula="?f207 - ?f14"/><draw:equation draw:name="f210" draw:formula="?f205 + ?f14"/><draw:equation draw:name="f211" draw:formula="?f207 + ?f14"/><draw:equation draw:name="f212" draw:formula="?f192 + ?f2"/><draw:equation draw:name="f213" draw:formula="?f212 * ?f12 / ?f1"/><draw:equation draw:name="f214" draw:formula="0 - ?f213"/><draw:equation draw:name="f215" draw:formula="cos(?f214)"/><draw:equation draw:name="f216" draw:formula="0 - ?f215"/><draw:equation draw:name="f217" draw:formula="?f216 * ?f14"/><draw:equation draw:name="f218" draw:formula="sin(?f214)"/><draw:equation draw:name="f219" draw:formula="0 - ?f218"/><draw:equation draw:name="f220" draw:formula="?f219 * ?f14"/><draw:equation draw:name="f221" draw:formula="sqrt(?f217 * ?f217 + ?f220 * ?f220 + 0 * 0)"/><draw:equation draw:name="f222" draw:formula="?f14 * ?f14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28, ?f16, ?f208)"/><draw:equation draw:name="f228" draw:formula="if(?f28, ?f5, ?f209)"/><draw:equation draw:name="f229" draw:formula="if(?f28, ?f16, ?f210)"/><draw:equation draw:name="f230" draw:formula="if(?f28, ?f5, ?f211)"/><draw:equation draw:name="f231" draw:formula="if(?f28, ?f208, ?f224)"/><draw:equation draw:name="f232" draw:formula="if(?f28, ?f209, ?f226)"/><draw:equation draw:name="f233" draw:formula="if(?f28, ?f210, ?f224)"/><draw:equation draw:name="f234" draw:formula="if(?f28, ?f211, ?f226)"/><draw:equation draw:name="f235" draw:formula="?f1 + ?f75"/><draw:equation draw:name="f236" draw:formula="?f17 - ?f161"/><draw:equation draw:name="f237" draw:formula="?f18 - ?f163"/><draw:equation draw:name="f238" draw:formula="?f236 - ?f14"/><draw:equation draw:name="f239" draw:formula="?f237 - ?f14"/><draw:equation draw:name="f240" draw:formula="?f236 + ?f14"/><draw:equation draw:name="f241" draw:formula="?f237 + ?f14"/><draw:equation draw:name="f242" draw:formula="?f235 + ?f2"/><draw:equation draw:name="f243" draw:formula="?f242 * ?f12 / ?f1"/><draw:equation draw:name="f244" draw:formula="0 - ?f243"/><draw:equation draw:name="f245" draw:formula="cos(?f244)"/><draw:equation draw:name="f246" draw:formula="0 - ?f245"/><draw:equation draw:name="f247" draw:formula="?f246 * ?f14"/><draw:equation draw:name="f248" draw:formula="sin(?f244)"/><draw:equation draw:name="f249" draw:formula="0 - ?f248"/><draw:equation draw:name="f250" draw:formula="?f249 * ?f14"/><draw:equation draw:name="f251" draw:formula="sqrt(?f247 * ?f247 + ?f250 * ?f250 + 0 * 0)"/><draw:equation draw:name="f252" draw:formula="?f14 * ?f14 / ?f251"/><draw:equation draw:name="f253" draw:formula="?f249 * ?f252"/><draw:equation draw:name="f254" draw:formula="?f236 + ?f253"/><draw:equation draw:name="f255" draw:formula="?f246 * ?f252"/><draw:equation draw:name="f256" draw:formula="?f237 + ?f255"/><draw:equation draw:name="f257" draw:formula="if(?f75, ?f17, ?f238)"/><draw:equation draw:name="f258" draw:formula="if(?f75, ?f18, ?f239)"/><draw:equation draw:name="f259" draw:formula="if(?f75, ?f17, ?f240)"/><draw:equation draw:name="f260" draw:formula="if(?f75, ?f18, ?f241)"/><draw:equation draw:name="f261" draw:formula="if(?f75, ?f238, ?f254)"/><draw:equation draw:name="f262" draw:formula="if(?f75, ?f239, ?f256)"/><draw:equation draw:name="f263" draw:formula="if(?f75, ?f240, ?f254)"/><draw:equation draw:name="f264" draw:formula="if(?f75, ?f241, ?f256)"/><draw:equation draw:name="f265" draw:formula="?f0 + ?f75"/><draw:equation draw:name="f266" draw:formula="?f254 - ?f204"/><draw:equation draw:name="f267" draw:formula="?f256 - ?f206"/><draw:equation draw:name="f268" draw:formula="?f266 - ?f14"/><draw:equation draw:name="f269" draw:formula="?f267 - ?f14"/><draw:equation draw:name="f270" draw:formula="?f266 + ?f14"/><draw:equation draw:name="f271" draw:formula="?f267 + ?f14"/><draw:equation draw:name="f272" draw:formula="?f265 + ?f2"/><draw:equation draw:name="f273" draw:formula="?f272 * ?f12 / ?f1"/><draw:equation draw:name="f274" draw:formula="0 - ?f273"/><draw:equation draw:name="f275" draw:formula="cos(?f274)"/><draw:equation draw:name="f276" draw:formula="0 - ?f275"/><draw:equation draw:name="f277" draw:formula="?f276 * ?f14"/><draw:equation draw:name="f278" draw:formula="sin(?f274)"/><draw:equation draw:name="f279" draw:formula="0 - ?f278"/><draw:equation draw:name="f280" draw:formula="?f279 * ?f14"/><draw:equation draw:name="f281" draw:formula="sqrt(?f277 * ?f277 + ?f280 * ?f280 + 0 * 0)"/><draw:equation draw:name="f282" draw:formula="?f14 * ?f14 / ?f281"/><draw:equation draw:name="f283" draw:formula="?f279 * ?f282"/><draw:equation draw:name="f284" draw:formula="?f266 + ?f283"/><draw:equation draw:name="f285" draw:formula="?f276 * ?f282"/><draw:equation draw:name="f286" draw:formula="?f267 + ?f285"/><draw:equation draw:name="f287" draw:formula="if(?f75, ?f254, ?f268)"/><draw:equation draw:name="f288" draw:formula="if(?f75, ?f256, ?f269)"/><draw:equation draw:name="f289" draw:formula="if(?f75, ?f254, ?f270)"/><draw:equation draw:name="f290" draw:formula="if(?f75, ?f256, ?f271)"/><draw:equation draw:name="f291" draw:formula="if(?f75, ?f268, ?f284)"/><draw:equation draw:name="f292" draw:formula="if(?f75, ?f269, ?f286)"/><draw:equation draw:name="f293" draw:formula="if(?f75, ?f270, ?f284)"/><draw:equation draw:name="f294" draw:formula="if(?f75, ?f271, ?f286)"/><draw:equation draw:name="f295" draw:formula="0 + ?f28"/><draw:equation draw:name="f296" draw:formula="?f17 - ?f88"/><draw:equation draw:name="f297" draw:formula="?f20 - ?f90"/><draw:equation draw:name="f298" draw:formula="?f296 - ?f14"/><draw:equation draw:name="f299" draw:formula="?f297 - ?f14"/><draw:equation draw:name="f300" draw:formula="?f296 + ?f14"/><draw:equation draw:name="f301" draw:formula="?f297 + ?f14"/><draw:equation draw:name="f302" draw:formula="?f295 + ?f2"/><draw:equation draw:name="f303" draw:formula="?f302 * ?f12 / ?f1"/><draw:equation draw:name="f304" draw:formula="0 - ?f303"/><draw:equation draw:name="f305" draw:formula="cos(?f304)"/><draw:equation draw:name="f306" draw:formula="0 - ?f305"/><draw:equation draw:name="f307" draw:formula="?f306 * ?f14"/><draw:equation draw:name="f308" draw:formula="sin(?f304)"/><draw:equation draw:name="f309" draw:formula="0 - ?f308"/><draw:equation draw:name="f310" draw:formula="?f309 * ?f14"/><draw:equation draw:name="f311" draw:formula="sqrt(?f307 * ?f307 + ?f310 * ?f310 + 0 * 0)"/><draw:equation draw:name="f312" draw:formula="?f14 * ?f14 / ?f311"/><draw:equation draw:name="f313" draw:formula="?f309 * ?f312"/><draw:equation draw:name="f314" draw:formula="?f296 + ?f313"/><draw:equation draw:name="f315" draw:formula="?f306 * ?f312"/><draw:equation draw:name="f316" draw:formula="?f297 + ?f315"/><draw:equation draw:name="f317" draw:formula="if(?f28, ?f17, ?f298)"/><draw:equation draw:name="f318" draw:formula="if(?f28, ?f20, ?f299)"/><draw:equation draw:name="f319" draw:formula="if(?f28, ?f17, ?f300)"/><draw:equation draw:name="f320" draw:formula="if(?f28, ?f20, ?f301)"/><draw:equation draw:name="f321" draw:formula="if(?f28, ?f298, ?f314)"/><draw:equation draw:name="f322" draw:formula="if(?f28, ?f299, ?f316)"/><draw:equation draw:name="f323" draw:formula="if(?f28, ?f300, ?f314)"/><draw:equation draw:name="f324" draw:formula="if(?f28, ?f301, ?f316)"/></draw:enhanced-geometry></draw:custom-shape><text:span text:style-name="Police_20_par_20_défaut"><text:span text:style-name="MT1">DOSSIER PROFESSIONNEL-Version Traitement de texte – Version du 11/09/2017 <text:tab/><text:tab/>Page</text:span></text:span><text:span text:style-name="Police_20_par_20_défaut"><text:span text:style-name="MT2"><text:tab/></text:span></text:span><text:span text:style-name="Police_20_par_20_défaut"><text:span text:style-name="MT3"><text:page-number text:select-page="current">1</text:page-number></text:span></text:span></text:p>
        <text:p text:style-name="Footer"/>
      </style:footer>
      <style:footer-left>
        <text:p text:style-name="MP4"><draw:custom-shape text:anchor-type="paragraph" draw:z-index="0" draw:name="Forme automatique 2" draw:style-name="Mgr1" draw:text-style-name="MP3" svg:width="0.989cm" svg:height="1.588cm" draw:transform="rotate (-1.5707963267949) translate (1.13947222222222cm 27.6225cm)"><text:p/><draw:enhanced-geometry svg:viewBox="0 0 21600 21600" draw:path-stretchpoint-x="21600" draw:path-stretchpoint-y="21600" draw:text-areas="?f22 ?f22 ?f23 ?f24" draw:type="non-primitive" draw:modifiers="8333" draw:enhanced-path="S M ?f15 ?f6 A ?f64 ?f65 ?f66 ?f67 ?f15 ?f6 ?f61 ?f63 W ?f68 ?f69 ?f70 ?f71 ?f15 ?f6 ?f61 ?f63 L ?f14 ?f19 A ?f111 ?f112 ?f113 ?f114 ?f14 ?f19 ?f108 ?f110 W ?f115 ?f116 ?f117 ?f118 ?f14 ?f19 ?f108 ?f110 A ?f141 ?f142 ?f143 ?f144 ?f108 ?f110 ?f138 ?f140 W ?f145 ?f146 ?f147 ?f148 ?f108 ?f110 ?f138 ?f140 L ?f14 ?f14 A ?f184 ?f185 ?f186 ?f187 ?f14 ?f14 ?f181 ?f183 W ?f188 ?f189 ?f190 ?f191 ?f14 ?f14 ?f181 ?f183 L ?f16 ?f5 A ?f227 ?f228 ?f229 ?f230 ?f16 ?f5 ?f224 ?f226 W ?f231 ?f232 ?f233 ?f234 ?f16 ?f5 ?f224 ?f226 L ?f17 ?f18 A ?f257 ?f258 ?f259 ?f260 ?f17 ?f18 ?f254 ?f256 W ?f261 ?f262 ?f263 ?f264 ?f17 ?f18 ?f254 ?f256 A ?f287 ?f288 ?f289 ?f290 ?f254 ?f256 ?f284 ?f286 W ?f291 ?f292 ?f293 ?f294 ?f254 ?f256 ?f284 ?f286 L ?f17 ?f20 A ?f317 ?f318 ?f319 ?f320 ?f17 ?f20 ?f314 ?f316 W ?f321 ?f322 ?f323 ?f324 ?f17 ?f20 ?f314 ?f316 Z N F M ?f15 ?f6 A ?f64 ?f65 ?f66 ?f67 ?f15 ?f6 ?f61 ?f63 W ?f68 ?f69 ?f70 ?f71 ?f15 ?f6 ?f61 ?f63 L ?f14 ?f19 A ?f111 ?f112 ?f113 ?f114 ?f14 ?f19 ?f108 ?f110 W ?f115 ?f116 ?f117 ?f118 ?f14 ?f19 ?f108 ?f110 A ?f141 ?f142 ?f143 ?f144 ?f108 ?f110 ?f138 ?f140 W ?f145 ?f146 ?f147 ?f148 ?f108 ?f110 ?f138 ?f140 L ?f14 ?f14 A ?f184 ?f185 ?f186 ?f187 ?f14 ?f14 ?f181 ?f183 W ?f188 ?f189 ?f190 ?f191 ?f14 ?f14 ?f181 ?f183 M ?f16 ?f5 A ?f227 ?f228 ?f229 ?f230 ?f16 ?f5 ?f224 ?f226 W ?f231 ?f232 ?f233 ?f234 ?f16 ?f5 ?f224 ?f226 L ?f17 ?f18 A ?f257 ?f258 ?f259 ?f260 ?f17 ?f18 ?f254 ?f256 W ?f261 ?f262 ?f263 ?f264 ?f17 ?f18 ?f254 ?f256 A ?f287 ?f288 ?f289 ?f290 ?f254 ?f256 ?f284 ?f286 W ?f291 ?f292 ?f293 ?f294 ?f254 ?f256 ?f284 ?f286 L ?f17 ?f20 A ?f317 ?f318 ?f319 ?f320 ?f17 ?f20 ?f314 ?f316 W ?f321 ?f322 ?f323 ?f324 ?f17 ?f20 ?f314 ?f316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min(?f10, ?f7)"/><draw:equation draw:name="f12" draw:formula="5419351 / 1725033"/><draw:equation draw:name="f13" draw:formula="$0"/><draw:equation draw:name="f14" draw:formula="?f11 * ?f13 / 100000"/><draw:equation draw:name="f15" draw:formula="?f11 * ?f13 / 50000"/><draw:equation draw:name="f16" draw:formula="?f4 - ?f15"/><draw:equation draw:name="f17" draw:formula="?f4 - ?f14"/><draw:equation draw:name="f18" draw:formula="?f9 - ?f14"/><draw:equation draw:name="f19" draw:formula="?f9 + ?f14"/><draw:equation draw:name="f20" draw:formula="?f6 - ?f14"/><draw:equation draw:name="f21" draw:formula="?f14 * 29289 / 100000"/><draw:equation draw:name="f22" draw:formula="?f14 + ?f21"/><draw:equation draw:name="f23" draw:formula="?f4 - ?f22"/><draw:equation draw:name="f24" draw:formula="?f6 - ?f21"/><draw:equation draw:name="f25" draw:formula="21550000 - ?f2"/><draw:equation draw:name="f26" draw:formula="if(?f25, ?f2, 21550000)"/><draw:equation draw:name="f27" draw:formula="-21550000 - ?f26"/><draw:equation draw:name="f28" draw:formula="if(?f27, -21550000, ?f26)"/><draw:equation draw:name="f29" draw:formula="?f2 + ?f28"/><draw:equation draw:name="f30" draw:formula="?f2 + ?f2"/><draw:equation draw:name="f31" draw:formula="?f30 * ?f12 / ?f1"/><draw:equation draw:name="f32" draw:formula="0 - ?f31"/><draw:equation draw:name="f33" draw:formula="cos(?f32)"/><draw:equation draw:name="f34" draw:formula="0 - ?f33"/><draw:equation draw:name="f35" draw:formula="?f34 * ?f14"/><draw:equation draw:name="f36" draw:formula="sin(?f32)"/><draw:equation draw:name="f37" draw:formula="0 - ?f36"/><draw:equation draw:name="f38" draw:formula="?f37 * ?f14"/><draw:equation draw:name="f39" draw:formula="sqrt(?f35 * ?f35 + ?f38 * ?f38 + 0 * 0)"/><draw:equation draw:name="f40" draw:formula="?f14 * ?f14 / ?f39"/><draw:equation draw:name="f41" draw:formula="?f37 * ?f40"/><draw:equation draw:name="f42" draw:formula="?f15 - ?f41"/><draw:equation draw:name="f43" draw:formula="?f34 * ?f40"/><draw:equation draw:name="f44" draw:formula="?f6 - ?f43"/><draw:equation draw:name="f45" draw:formula="?f42 - ?f14"/><draw:equation draw:name="f46" draw:formula="?f44 - ?f14"/><draw:equation draw:name="f47" draw:formula="?f42 + ?f14"/><draw:equation draw:name="f48" draw:formula="?f44 + ?f14"/><draw:equation draw:name="f49" draw:formula="?f29 + ?f2"/><draw:equation draw:name="f50" draw:formula="?f49 * ?f12 / ?f1"/><draw:equation draw:name="f51" draw:formula="0 - ?f50"/><draw:equation draw:name="f52" draw:formula="cos(?f51)"/><draw:equation draw:name="f53" draw:formula="0 - ?f52"/><draw:equation draw:name="f54" draw:formula="?f53 * ?f14"/><draw:equation draw:name="f55" draw:formula="sin(?f51)"/><draw:equation draw:name="f56" draw:formula="0 - ?f55"/><draw:equation draw:name="f57" draw:formula="?f56 * ?f14"/><draw:equation draw:name="f58" draw:formula="sqrt(?f54 * ?f54 + ?f57 * ?f57 + 0 * 0)"/><draw:equation draw:name="f59" draw:formula="?f14 * ?f14 / ?f58"/><draw:equation draw:name="f60" draw:formula="?f56 * ?f59"/><draw:equation draw:name="f61" draw:formula="?f42 + ?f60"/><draw:equation draw:name="f62" draw:formula="?f53 * ?f59"/><draw:equation draw:name="f63" draw:formula="?f44 + ?f62"/><draw:equation draw:name="f64" draw:formula="if(?f28, ?f15, ?f45)"/><draw:equation draw:name="f65" draw:formula="if(?f28, ?f6, ?f46)"/><draw:equation draw:name="f66" draw:formula="if(?f28, ?f15, ?f47)"/><draw:equation draw:name="f67" draw:formula="if(?f28, ?f6, ?f48)"/><draw:equation draw:name="f68" draw:formula="if(?f28, ?f45, ?f61)"/><draw:equation draw:name="f69" draw:formula="if(?f28, ?f46, ?f63)"/><draw:equation draw:name="f70" draw:formula="if(?f28, ?f47, ?f61)"/><draw:equation draw:name="f71" draw:formula="if(?f28, ?f48, ?f63)"/><draw:equation draw:name="f72" draw:formula="21550000 - -5400000"/><draw:equation draw:name="f73" draw:formula="if(?f72, -5400000, 21550000)"/><draw:equation draw:name="f74" draw:formula="-21550000 - ?f73"/><draw:equation draw:name="f75" draw:formula="if(?f74, -21550000, ?f73)"/><draw:equation draw:name="f76" draw:formula="0 + ?f75"/><draw:equation draw:name="f77" draw:formula="0 + ?f2"/><draw:equation draw:name="f78" draw:formula="?f77 * ?f12 / ?f1"/><draw:equation draw:name="f79" draw:formula="0 - ?f78"/><draw:equation draw:name="f80" draw:formula="cos(?f79)"/><draw:equation draw:name="f81" draw:formula="0 - ?f80"/><draw:equation draw:name="f82" draw:formula="?f81 * ?f14"/><draw:equation draw:name="f83" draw:formula="sin(?f79)"/><draw:equation draw:name="f84" draw:formula="0 - ?f83"/><draw:equation draw:name="f85" draw:formula="?f84 * ?f14"/><draw:equation draw:name="f86" draw:formula="sqrt(?f82 * ?f82 + ?f85 * ?f85 + 0 * 0)"/><draw:equation draw:name="f87" draw:formula="?f14 * ?f14 / ?f86"/><draw:equation draw:name="f88" draw:formula="?f84 * ?f87"/><draw:equation draw:name="f89" draw:formula="?f14 - ?f88"/><draw:equation draw:name="f90" draw:formula="?f81 * ?f87"/><draw:equation draw:name="f91" draw:formula="?f19 - ?f90"/><draw:equation draw:name="f92" draw:formula="?f89 - ?f14"/><draw:equation draw:name="f93" draw:formula="?f91 - ?f14"/><draw:equation draw:name="f94" draw:formula="?f89 + ?f14"/><draw:equation draw:name="f95" draw:formula="?f91 + ?f14"/><draw:equation draw:name="f96" draw:formula="?f76 + ?f2"/><draw:equation draw:name="f97" draw:formula="?f96 * ?f12 / ?f1"/><draw:equation draw:name="f98" draw:formula="0 - ?f97"/><draw:equation draw:name="f99" draw:formula="cos(?f98)"/><draw:equation draw:name="f100" draw:formula="0 - ?f99"/><draw:equation draw:name="f101" draw:formula="?f100 * ?f14"/><draw:equation draw:name="f102" draw:formula="sin(?f98)"/><draw:equation draw:name="f103" draw:formula="0 - ?f102"/><draw:equation draw:name="f104" draw:formula="?f103 * ?f14"/><draw:equation draw:name="f105" draw:formula="sqrt(?f101 * ?f101 + ?f104 * ?f104 + 0 * 0)"/><draw:equation draw:name="f106" draw:formula="?f14 * ?f14 / ?f105"/><draw:equation draw:name="f107" draw:formula="?f103 * ?f106"/><draw:equation draw:name="f108" draw:formula="?f89 + ?f107"/><draw:equation draw:name="f109" draw:formula="?f100 * ?f106"/><draw:equation draw:name="f110" draw:formula="?f91 + ?f109"/><draw:equation draw:name="f111" draw:formula="if(?f75, ?f14, ?f92)"/><draw:equation draw:name="f112" draw:formula="if(?f75, ?f19, ?f93)"/><draw:equation draw:name="f113" draw:formula="if(?f75, ?f14, ?f94)"/><draw:equation draw:name="f114" draw:formula="if(?f75, ?f19, ?f95)"/><draw:equation draw:name="f115" draw:formula="if(?f75, ?f92, ?f108)"/><draw:equation draw:name="f116" draw:formula="if(?f75, ?f93, ?f110)"/><draw:equation draw:name="f117" draw:formula="if(?f75, ?f94, ?f108)"/><draw:equation draw:name="f118" draw:formula="if(?f75, ?f95, ?f110)"/><draw:equation draw:name="f119" draw:formula="?f2 + ?f75"/><draw:equation draw:name="f120" draw:formula="?f108 - ?f41"/><draw:equation draw:name="f121" draw:formula="?f110 - ?f43"/><draw:equation draw:name="f122" draw:formula="?f120 - ?f14"/><draw:equation draw:name="f123" draw:formula="?f121 - ?f14"/><draw:equation draw:name="f124" draw:formula="?f120 + ?f14"/><draw:equation draw:name="f125" draw:formula="?f121 + ?f14"/><draw:equation draw:name="f126" draw:formula="?f119 + ?f2"/><draw:equation draw:name="f127" draw:formula="?f126 * ?f12 / ?f1"/><draw:equation draw:name="f128" draw:formula="0 - ?f127"/><draw:equation draw:name="f129" draw:formula="cos(?f128)"/><draw:equation draw:name="f130" draw:formula="0 - ?f129"/><draw:equation draw:name="f131" draw:formula="?f130 * ?f14"/><draw:equation draw:name="f132" draw:formula="sin(?f128)"/><draw:equation draw:name="f133" draw:formula="0 - ?f132"/><draw:equation draw:name="f134" draw:formula="?f133 * ?f14"/><draw:equation draw:name="f135" draw:formula="sqrt(?f131 * ?f131 + ?f134 * ?f134 + 0 * 0)"/><draw:equation draw:name="f136" draw:formula="?f14 * ?f14 / ?f135"/><draw:equation draw:name="f137" draw:formula="?f133 * ?f136"/><draw:equation draw:name="f138" draw:formula="?f120 + ?f137"/><draw:equation draw:name="f139" draw:formula="?f130 * ?f136"/><draw:equation draw:name="f140" draw:formula="?f121 + ?f139"/><draw:equation draw:name="f141" draw:formula="if(?f75, ?f108, ?f122)"/><draw:equation draw:name="f142" draw:formula="if(?f75, ?f110, ?f123)"/><draw:equation draw:name="f143" draw:formula="if(?f75, ?f108, ?f124)"/><draw:equation draw:name="f144" draw:formula="if(?f75, ?f110, ?f125)"/><draw:equation draw:name="f145" draw:formula="if(?f75, ?f122, ?f138)"/><draw:equation draw:name="f146" draw:formula="if(?f75, ?f123, ?f140)"/><draw:equation draw:name="f147" draw:formula="if(?f75, ?f124, ?f138)"/><draw:equation draw:name="f148" draw:formula="if(?f75, ?f125, ?f140)"/><draw:equation draw:name="f149" draw:formula="?f1 + ?f28"/><draw:equation draw:name="f150" draw:formula="?f1 + ?f2"/><draw:equation draw:name="f151" draw:formula="?f150 * ?f12 / ?f1"/><draw:equation draw:name="f152" draw:formula="0 - ?f151"/><draw:equation draw:name="f153" draw:formula="cos(?f152)"/><draw:equation draw:name="f154" draw:formula="0 - ?f153"/><draw:equation draw:name="f155" draw:formula="?f154 * ?f14"/><draw:equation draw:name="f156" draw:formula="sin(?f152)"/><draw:equation draw:name="f157" draw:formula="0 - ?f156"/><draw:equation draw:name="f158" draw:formula="?f157 * ?f14"/><draw:equation draw:name="f159" draw:formula="sqrt(?f155 * ?f155 + ?f158 * ?f158 + 0 * 0)"/><draw:equation draw:name="f160" draw:formula="?f14 * ?f14 / ?f159"/><draw:equation draw:name="f161" draw:formula="?f157 * ?f160"/><draw:equation draw:name="f162" draw:formula="?f14 - ?f161"/><draw:equation draw:name="f163" draw:formula="?f154 * ?f160"/><draw:equation draw:name="f164" draw:formula="?f14 - ?f163"/><draw:equation draw:name="f165" draw:formula="?f162 - ?f14"/><draw:equation draw:name="f166" draw:formula="?f164 - ?f14"/><draw:equation draw:name="f167" draw:formula="?f162 + ?f14"/><draw:equation draw:name="f168" draw:formula="?f164 + ?f14"/><draw:equation draw:name="f169" draw:formula="?f149 + ?f2"/><draw:equation draw:name="f170" draw:formula="?f169 * ?f12 / ?f1"/><draw:equation draw:name="f171" draw:formula="0 - ?f170"/><draw:equation draw:name="f172" draw:formula="cos(?f171)"/><draw:equation draw:name="f173" draw:formula="0 - ?f172"/><draw:equation draw:name="f174" draw:formula="?f173 * ?f14"/><draw:equation draw:name="f175" draw:formula="sin(?f171)"/><draw:equation draw:name="f176" draw:formula="0 - ?f175"/><draw:equation draw:name="f177" draw:formula="?f176 * ?f14"/><draw:equation draw:name="f178" draw:formula="sqrt(?f174 * ?f174 + ?f177 * ?f177 + 0 * 0)"/><draw:equation draw:name="f179" draw:formula="?f14 * ?f14 / ?f178"/><draw:equation draw:name="f180" draw:formula="?f176 * ?f179"/><draw:equation draw:name="f181" draw:formula="?f162 + ?f180"/><draw:equation draw:name="f182" draw:formula="?f173 * ?f179"/><draw:equation draw:name="f183" draw:formula="?f164 + ?f182"/><draw:equation draw:name="f184" draw:formula="if(?f28, ?f14, ?f165)"/><draw:equation draw:name="f185" draw:formula="if(?f28, ?f14, ?f166)"/><draw:equation draw:name="f186" draw:formula="if(?f28, ?f14, ?f167)"/><draw:equation draw:name="f187" draw:formula="if(?f28, ?f14, ?f168)"/><draw:equation draw:name="f188" draw:formula="if(?f28, ?f165, ?f181)"/><draw:equation draw:name="f189" draw:formula="if(?f28, ?f166, ?f183)"/><draw:equation draw:name="f190" draw:formula="if(?f28, ?f167, ?f181)"/><draw:equation draw:name="f191" draw:formula="if(?f28, ?f168, ?f183)"/><draw:equation draw:name="f192" draw:formula="?f0 + ?f28"/><draw:equation draw:name="f193" draw:formula="?f0 + ?f2"/><draw:equation draw:name="f194" draw:formula="?f193 * ?f12 / ?f1"/><draw:equation draw:name="f195" draw:formula="0 - ?f194"/><draw:equation draw:name="f196" draw:formula="cos(?f195)"/><draw:equation draw:name="f197" draw:formula="0 - ?f196"/><draw:equation draw:name="f198" draw:formula="?f197 * ?f14"/><draw:equation draw:name="f199" draw:formula="sin(?f195)"/><draw:equation draw:name="f200" draw:formula="0 - ?f199"/><draw:equation draw:name="f201" draw:formula="?f200 * ?f14"/><draw:equation draw:name="f202" draw:formula="sqrt(?f198 * ?f198 + ?f201 * ?f201 + 0 * 0)"/><draw:equation draw:name="f203" draw:formula="?f14 * ?f14 / ?f202"/><draw:equation draw:name="f204" draw:formula="?f200 * ?f203"/><draw:equation draw:name="f205" draw:formula="?f16 - ?f204"/><draw:equation draw:name="f206" draw:formula="?f197 * ?f203"/><draw:equation draw:name="f207" draw:formula="?f5 - ?f206"/><draw:equation draw:name="f208" draw:formula="?f205 - ?f14"/><draw:equation draw:name="f209" draw:formula="?f207 - ?f14"/><draw:equation draw:name="f210" draw:formula="?f205 + ?f14"/><draw:equation draw:name="f211" draw:formula="?f207 + ?f14"/><draw:equation draw:name="f212" draw:formula="?f192 + ?f2"/><draw:equation draw:name="f213" draw:formula="?f212 * ?f12 / ?f1"/><draw:equation draw:name="f214" draw:formula="0 - ?f213"/><draw:equation draw:name="f215" draw:formula="cos(?f214)"/><draw:equation draw:name="f216" draw:formula="0 - ?f215"/><draw:equation draw:name="f217" draw:formula="?f216 * ?f14"/><draw:equation draw:name="f218" draw:formula="sin(?f214)"/><draw:equation draw:name="f219" draw:formula="0 - ?f218"/><draw:equation draw:name="f220" draw:formula="?f219 * ?f14"/><draw:equation draw:name="f221" draw:formula="sqrt(?f217 * ?f217 + ?f220 * ?f220 + 0 * 0)"/><draw:equation draw:name="f222" draw:formula="?f14 * ?f14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28, ?f16, ?f208)"/><draw:equation draw:name="f228" draw:formula="if(?f28, ?f5, ?f209)"/><draw:equation draw:name="f229" draw:formula="if(?f28, ?f16, ?f210)"/><draw:equation draw:name="f230" draw:formula="if(?f28, ?f5, ?f211)"/><draw:equation draw:name="f231" draw:formula="if(?f28, ?f208, ?f224)"/><draw:equation draw:name="f232" draw:formula="if(?f28, ?f209, ?f226)"/><draw:equation draw:name="f233" draw:formula="if(?f28, ?f210, ?f224)"/><draw:equation draw:name="f234" draw:formula="if(?f28, ?f211, ?f226)"/><draw:equation draw:name="f235" draw:formula="?f1 + ?f75"/><draw:equation draw:name="f236" draw:formula="?f17 - ?f161"/><draw:equation draw:name="f237" draw:formula="?f18 - ?f163"/><draw:equation draw:name="f238" draw:formula="?f236 - ?f14"/><draw:equation draw:name="f239" draw:formula="?f237 - ?f14"/><draw:equation draw:name="f240" draw:formula="?f236 + ?f14"/><draw:equation draw:name="f241" draw:formula="?f237 + ?f14"/><draw:equation draw:name="f242" draw:formula="?f235 + ?f2"/><draw:equation draw:name="f243" draw:formula="?f242 * ?f12 / ?f1"/><draw:equation draw:name="f244" draw:formula="0 - ?f243"/><draw:equation draw:name="f245" draw:formula="cos(?f244)"/><draw:equation draw:name="f246" draw:formula="0 - ?f245"/><draw:equation draw:name="f247" draw:formula="?f246 * ?f14"/><draw:equation draw:name="f248" draw:formula="sin(?f244)"/><draw:equation draw:name="f249" draw:formula="0 - ?f248"/><draw:equation draw:name="f250" draw:formula="?f249 * ?f14"/><draw:equation draw:name="f251" draw:formula="sqrt(?f247 * ?f247 + ?f250 * ?f250 + 0 * 0)"/><draw:equation draw:name="f252" draw:formula="?f14 * ?f14 / ?f251"/><draw:equation draw:name="f253" draw:formula="?f249 * ?f252"/><draw:equation draw:name="f254" draw:formula="?f236 + ?f253"/><draw:equation draw:name="f255" draw:formula="?f246 * ?f252"/><draw:equation draw:name="f256" draw:formula="?f237 + ?f255"/><draw:equation draw:name="f257" draw:formula="if(?f75, ?f17, ?f238)"/><draw:equation draw:name="f258" draw:formula="if(?f75, ?f18, ?f239)"/><draw:equation draw:name="f259" draw:formula="if(?f75, ?f17, ?f240)"/><draw:equation draw:name="f260" draw:formula="if(?f75, ?f18, ?f241)"/><draw:equation draw:name="f261" draw:formula="if(?f75, ?f238, ?f254)"/><draw:equation draw:name="f262" draw:formula="if(?f75, ?f239, ?f256)"/><draw:equation draw:name="f263" draw:formula="if(?f75, ?f240, ?f254)"/><draw:equation draw:name="f264" draw:formula="if(?f75, ?f241, ?f256)"/><draw:equation draw:name="f265" draw:formula="?f0 + ?f75"/><draw:equation draw:name="f266" draw:formula="?f254 - ?f204"/><draw:equation draw:name="f267" draw:formula="?f256 - ?f206"/><draw:equation draw:name="f268" draw:formula="?f266 - ?f14"/><draw:equation draw:name="f269" draw:formula="?f267 - ?f14"/><draw:equation draw:name="f270" draw:formula="?f266 + ?f14"/><draw:equation draw:name="f271" draw:formula="?f267 + ?f14"/><draw:equation draw:name="f272" draw:formula="?f265 + ?f2"/><draw:equation draw:name="f273" draw:formula="?f272 * ?f12 / ?f1"/><draw:equation draw:name="f274" draw:formula="0 - ?f273"/><draw:equation draw:name="f275" draw:formula="cos(?f274)"/><draw:equation draw:name="f276" draw:formula="0 - ?f275"/><draw:equation draw:name="f277" draw:formula="?f276 * ?f14"/><draw:equation draw:name="f278" draw:formula="sin(?f274)"/><draw:equation draw:name="f279" draw:formula="0 - ?f278"/><draw:equation draw:name="f280" draw:formula="?f279 * ?f14"/><draw:equation draw:name="f281" draw:formula="sqrt(?f277 * ?f277 + ?f280 * ?f280 + 0 * 0)"/><draw:equation draw:name="f282" draw:formula="?f14 * ?f14 / ?f281"/><draw:equation draw:name="f283" draw:formula="?f279 * ?f282"/><draw:equation draw:name="f284" draw:formula="?f266 + ?f283"/><draw:equation draw:name="f285" draw:formula="?f276 * ?f282"/><draw:equation draw:name="f286" draw:formula="?f267 + ?f285"/><draw:equation draw:name="f287" draw:formula="if(?f75, ?f254, ?f268)"/><draw:equation draw:name="f288" draw:formula="if(?f75, ?f256, ?f269)"/><draw:equation draw:name="f289" draw:formula="if(?f75, ?f254, ?f270)"/><draw:equation draw:name="f290" draw:formula="if(?f75, ?f256, ?f271)"/><draw:equation draw:name="f291" draw:formula="if(?f75, ?f268, ?f284)"/><draw:equation draw:name="f292" draw:formula="if(?f75, ?f269, ?f286)"/><draw:equation draw:name="f293" draw:formula="if(?f75, ?f270, ?f284)"/><draw:equation draw:name="f294" draw:formula="if(?f75, ?f271, ?f286)"/><draw:equation draw:name="f295" draw:formula="0 + ?f28"/><draw:equation draw:name="f296" draw:formula="?f17 - ?f88"/><draw:equation draw:name="f297" draw:formula="?f20 - ?f90"/><draw:equation draw:name="f298" draw:formula="?f296 - ?f14"/><draw:equation draw:name="f299" draw:formula="?f297 - ?f14"/><draw:equation draw:name="f300" draw:formula="?f296 + ?f14"/><draw:equation draw:name="f301" draw:formula="?f297 + ?f14"/><draw:equation draw:name="f302" draw:formula="?f295 + ?f2"/><draw:equation draw:name="f303" draw:formula="?f302 * ?f12 / ?f1"/><draw:equation draw:name="f304" draw:formula="0 - ?f303"/><draw:equation draw:name="f305" draw:formula="cos(?f304)"/><draw:equation draw:name="f306" draw:formula="0 - ?f305"/><draw:equation draw:name="f307" draw:formula="?f306 * ?f14"/><draw:equation draw:name="f308" draw:formula="sin(?f304)"/><draw:equation draw:name="f309" draw:formula="0 - ?f308"/><draw:equation draw:name="f310" draw:formula="?f309 * ?f14"/><draw:equation draw:name="f311" draw:formula="sqrt(?f307 * ?f307 + ?f310 * ?f310 + 0 * 0)"/><draw:equation draw:name="f312" draw:formula="?f14 * ?f14 / ?f311"/><draw:equation draw:name="f313" draw:formula="?f309 * ?f312"/><draw:equation draw:name="f314" draw:formula="?f296 + ?f313"/><draw:equation draw:name="f315" draw:formula="?f306 * ?f312"/><draw:equation draw:name="f316" draw:formula="?f297 + ?f315"/><draw:equation draw:name="f317" draw:formula="if(?f28, ?f17, ?f298)"/><draw:equation draw:name="f318" draw:formula="if(?f28, ?f20, ?f299)"/><draw:equation draw:name="f319" draw:formula="if(?f28, ?f17, ?f300)"/><draw:equation draw:name="f320" draw:formula="if(?f28, ?f20, ?f301)"/><draw:equation draw:name="f321" draw:formula="if(?f28, ?f298, ?f314)"/><draw:equation draw:name="f322" draw:formula="if(?f28, ?f299, ?f316)"/><draw:equation draw:name="f323" draw:formula="if(?f28, ?f300, ?f314)"/><draw:equation draw:name="f324" draw:formula="if(?f28, ?f301, ?f316)"/></draw:enhanced-geometry></draw:custom-shape><text:span text:style-name="Police_20_par_20_défaut"><text:span text:style-name="MT4">Page</text:span></text:span><text:span text:style-name="Police_20_par_20_défaut"><text:span text:style-name="MT5"><text:tab/></text:span></text:span><text:span text:style-name="Police_20_par_20_défaut"><text:span text:style-name="MT5"><text:page-number text:select-page="current">0</text:page-number></text:span></text:span><text:span text:style-name="Police_20_par_20_défaut"><text:span text:style-name="MT6"><text:tab/></text:span></text:span><text:span text:style-name="Police_20_par_20_défaut"><text:span text:style-name="MT1">DOSSIER PROFESSIONNEL-Version du 11/09/2017</text:span></text:span><text:span text:style-name="Police_20_par_20_défaut"><text:span text:style-name="MT7"> </text:span></text:span><text:span text:style-name="Police_20_par_20_défaut"><text:span text:style-name="MT5"><text:tab/></text:span></text:span></text:p>
        <text:p text:style-name="Footer"/>
      </style:footer-left>
    </style:master-page>
    <style:master-page style:name="MP1" style:page-layout-name="Mpm3" draw:style-name="Mdp1">
      <style:head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MP9"/>
            </table:table-cell>
            <table:table-cell table:style-name="Tableau4.A1" office:value-type="string">
              <text:p text:style-name="MP9"/>
            </table:table-cell>
            <table:table-cell table:style-name="Tableau4.A1" office:value-type="string">
              <text:p text:style-name="MP9"/>
            </table:table-cell>
          </table:table-row>
          <table:table-row table:style-name="Tableau4.2">
            <table:table-cell table:style-name="Tableau4.A2" table:number-columns-spanned="3" office:value-type="string">
              <text:p text:style-name="MP8"><text:span text:style-name="Police_20_par_20_défaut"><text:span text:style-name="MT13">Dossier Professionnel</text:span></text:span><text:span text:style-name="Police_20_par_20_défaut"><text:span text:style-name="MT10"> </text:span></text:span><text:span text:style-name="Police_20_par_20_défaut"><text:span text:style-name="MT14">(DP)</text:span></text:span></text:p>
            </table:table-cell>
            <table:covered-table-cell/>
            <table:covered-table-cell/>
          </table:table-row>
          <table:table-row table:style-name="Tableau4.3">
            <table:table-cell table:style-name="Tableau4.A3" table:number-columns-spanned="3" office:value-type="string">
              <text:p text:style-name="MP9"/>
            </table:table-cell>
            <table:covered-table-cell/>
            <table:covered-table-cell/>
          </table:table-row>
        </table:table>
        <text:p text:style-name="MP1"/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MP9"/>
            </table:table-cell>
            <table:table-cell table:style-name="Tableau5.A1" office:value-type="string">
              <text:p text:style-name="MP9"/>
            </table:table-cell>
            <table:table-cell table:style-name="Tableau5.A1" office:value-type="string">
              <text:p text:style-name="MP9"/>
            </table:table-cell>
          </table:table-row>
        </table:table>
        <text:p text:style-name="MP5"/>
      </style:header>
      <style:header-left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 table:style-name="Tableau6.1">
            <table:table-cell table:style-name="Tableau6.A1" office:value-type="string">
              <text:p text:style-name="MP9"/>
            </table:table-cell>
            <table:table-cell table:style-name="Tableau6.A1" office:value-type="string">
              <text:p text:style-name="MP9"/>
            </table:table-cell>
            <table:table-cell table:style-name="Tableau6.A1" office:value-type="string">
              <text:p text:style-name="MP9"/>
            </table:table-cell>
          </table:table-row>
          <table:table-row table:style-name="Tableau6.2">
            <table:table-cell table:style-name="Tableau6.A2" table:number-columns-spanned="3" office:value-type="string">
              <text:p text:style-name="MP8"><text:span text:style-name="Police_20_par_20_défaut"><text:span text:style-name="MT13">Dossier Professionnel</text:span></text:span><text:span text:style-name="Police_20_par_20_défaut"><text:span text:style-name="MT10"> </text:span></text:span><text:span text:style-name="Police_20_par_20_défaut"><text:span text:style-name="MT14">(DP)</text:span></text:span></text:p>
            </table:table-cell>
            <table:covered-table-cell/>
            <table:covered-table-cell/>
          </table:table-row>
          <table:table-row table:style-name="Tableau6.3">
            <table:table-cell table:style-name="Tableau6.A3" table:number-columns-spanned="3" office:value-type="string">
              <text:p text:style-name="MP9"/>
            </table:table-cell>
            <table:covered-table-cell/>
            <table:covered-table-cell/>
          </table:table-row>
        </table:table>
        <text:p text:style-name="MP1"/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row table:style-name="Tableau7.1">
            <table:table-cell table:style-name="Tableau7.A1" office:value-type="string">
              <text:p text:style-name="MP9"/>
            </table:table-cell>
            <table:table-cell table:style-name="Tableau7.A1" office:value-type="string">
              <text:p text:style-name="MP9"/>
            </table:table-cell>
            <table:table-cell table:style-name="Tableau7.A1" office:value-type="string">
              <text:p text:style-name="MP9"/>
            </table:table-cell>
          </table:table-row>
        </table:table>
        <text:p text:style-name="Header"/>
      </style:header-left>
      <style:footer>
        <text:p text:style-name="MP2"><draw:custom-shape text:anchor-type="paragraph" draw:z-index="12" draw:name="Forme automatique 2" draw:style-name="Mgr1" draw:text-style-name="MP3" svg:width="0.989cm" svg:height="1.588cm" draw:transform="rotate (-1.5707963267949) translate (17.3690138888889cm 27.6046944444444cm)"><text:p/><draw:enhanced-geometry svg:viewBox="0 0 21600 21600" draw:path-stretchpoint-x="21600" draw:path-stretchpoint-y="21600" draw:text-areas="?f22 ?f22 ?f23 ?f24" draw:type="non-primitive" draw:modifiers="8333" draw:enhanced-path="S M ?f15 ?f6 A ?f64 ?f65 ?f66 ?f67 ?f15 ?f6 ?f61 ?f63 W ?f68 ?f69 ?f70 ?f71 ?f15 ?f6 ?f61 ?f63 L ?f14 ?f19 A ?f111 ?f112 ?f113 ?f114 ?f14 ?f19 ?f108 ?f110 W ?f115 ?f116 ?f117 ?f118 ?f14 ?f19 ?f108 ?f110 A ?f141 ?f142 ?f143 ?f144 ?f108 ?f110 ?f138 ?f140 W ?f145 ?f146 ?f147 ?f148 ?f108 ?f110 ?f138 ?f140 L ?f14 ?f14 A ?f184 ?f185 ?f186 ?f187 ?f14 ?f14 ?f181 ?f183 W ?f188 ?f189 ?f190 ?f191 ?f14 ?f14 ?f181 ?f183 L ?f16 ?f5 A ?f227 ?f228 ?f229 ?f230 ?f16 ?f5 ?f224 ?f226 W ?f231 ?f232 ?f233 ?f234 ?f16 ?f5 ?f224 ?f226 L ?f17 ?f18 A ?f257 ?f258 ?f259 ?f260 ?f17 ?f18 ?f254 ?f256 W ?f261 ?f262 ?f263 ?f264 ?f17 ?f18 ?f254 ?f256 A ?f287 ?f288 ?f289 ?f290 ?f254 ?f256 ?f284 ?f286 W ?f291 ?f292 ?f293 ?f294 ?f254 ?f256 ?f284 ?f286 L ?f17 ?f20 A ?f317 ?f318 ?f319 ?f320 ?f17 ?f20 ?f314 ?f316 W ?f321 ?f322 ?f323 ?f324 ?f17 ?f20 ?f314 ?f316 Z N F M ?f15 ?f6 A ?f64 ?f65 ?f66 ?f67 ?f15 ?f6 ?f61 ?f63 W ?f68 ?f69 ?f70 ?f71 ?f15 ?f6 ?f61 ?f63 L ?f14 ?f19 A ?f111 ?f112 ?f113 ?f114 ?f14 ?f19 ?f108 ?f110 W ?f115 ?f116 ?f117 ?f118 ?f14 ?f19 ?f108 ?f110 A ?f141 ?f142 ?f143 ?f144 ?f108 ?f110 ?f138 ?f140 W ?f145 ?f146 ?f147 ?f148 ?f108 ?f110 ?f138 ?f140 L ?f14 ?f14 A ?f184 ?f185 ?f186 ?f187 ?f14 ?f14 ?f181 ?f183 W ?f188 ?f189 ?f190 ?f191 ?f14 ?f14 ?f181 ?f183 M ?f16 ?f5 A ?f227 ?f228 ?f229 ?f230 ?f16 ?f5 ?f224 ?f226 W ?f231 ?f232 ?f233 ?f234 ?f16 ?f5 ?f224 ?f226 L ?f17 ?f18 A ?f257 ?f258 ?f259 ?f260 ?f17 ?f18 ?f254 ?f256 W ?f261 ?f262 ?f263 ?f264 ?f17 ?f18 ?f254 ?f256 A ?f287 ?f288 ?f289 ?f290 ?f254 ?f256 ?f284 ?f286 W ?f291 ?f292 ?f293 ?f294 ?f254 ?f256 ?f284 ?f286 L ?f17 ?f20 A ?f317 ?f318 ?f319 ?f320 ?f17 ?f20 ?f314 ?f316 W ?f321 ?f322 ?f323 ?f324 ?f17 ?f20 ?f314 ?f316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min(?f10, ?f7)"/><draw:equation draw:name="f12" draw:formula="5419351 / 1725033"/><draw:equation draw:name="f13" draw:formula="$0"/><draw:equation draw:name="f14" draw:formula="?f11 * ?f13 / 100000"/><draw:equation draw:name="f15" draw:formula="?f11 * ?f13 / 50000"/><draw:equation draw:name="f16" draw:formula="?f4 - ?f15"/><draw:equation draw:name="f17" draw:formula="?f4 - ?f14"/><draw:equation draw:name="f18" draw:formula="?f9 - ?f14"/><draw:equation draw:name="f19" draw:formula="?f9 + ?f14"/><draw:equation draw:name="f20" draw:formula="?f6 - ?f14"/><draw:equation draw:name="f21" draw:formula="?f14 * 29289 / 100000"/><draw:equation draw:name="f22" draw:formula="?f14 + ?f21"/><draw:equation draw:name="f23" draw:formula="?f4 - ?f22"/><draw:equation draw:name="f24" draw:formula="?f6 - ?f21"/><draw:equation draw:name="f25" draw:formula="21550000 - ?f2"/><draw:equation draw:name="f26" draw:formula="if(?f25, ?f2, 21550000)"/><draw:equation draw:name="f27" draw:formula="-21550000 - ?f26"/><draw:equation draw:name="f28" draw:formula="if(?f27, -21550000, ?f26)"/><draw:equation draw:name="f29" draw:formula="?f2 + ?f28"/><draw:equation draw:name="f30" draw:formula="?f2 + ?f2"/><draw:equation draw:name="f31" draw:formula="?f30 * ?f12 / ?f1"/><draw:equation draw:name="f32" draw:formula="0 - ?f31"/><draw:equation draw:name="f33" draw:formula="cos(?f32)"/><draw:equation draw:name="f34" draw:formula="0 - ?f33"/><draw:equation draw:name="f35" draw:formula="?f34 * ?f14"/><draw:equation draw:name="f36" draw:formula="sin(?f32)"/><draw:equation draw:name="f37" draw:formula="0 - ?f36"/><draw:equation draw:name="f38" draw:formula="?f37 * ?f14"/><draw:equation draw:name="f39" draw:formula="sqrt(?f35 * ?f35 + ?f38 * ?f38 + 0 * 0)"/><draw:equation draw:name="f40" draw:formula="?f14 * ?f14 / ?f39"/><draw:equation draw:name="f41" draw:formula="?f37 * ?f40"/><draw:equation draw:name="f42" draw:formula="?f15 - ?f41"/><draw:equation draw:name="f43" draw:formula="?f34 * ?f40"/><draw:equation draw:name="f44" draw:formula="?f6 - ?f43"/><draw:equation draw:name="f45" draw:formula="?f42 - ?f14"/><draw:equation draw:name="f46" draw:formula="?f44 - ?f14"/><draw:equation draw:name="f47" draw:formula="?f42 + ?f14"/><draw:equation draw:name="f48" draw:formula="?f44 + ?f14"/><draw:equation draw:name="f49" draw:formula="?f29 + ?f2"/><draw:equation draw:name="f50" draw:formula="?f49 * ?f12 / ?f1"/><draw:equation draw:name="f51" draw:formula="0 - ?f50"/><draw:equation draw:name="f52" draw:formula="cos(?f51)"/><draw:equation draw:name="f53" draw:formula="0 - ?f52"/><draw:equation draw:name="f54" draw:formula="?f53 * ?f14"/><draw:equation draw:name="f55" draw:formula="sin(?f51)"/><draw:equation draw:name="f56" draw:formula="0 - ?f55"/><draw:equation draw:name="f57" draw:formula="?f56 * ?f14"/><draw:equation draw:name="f58" draw:formula="sqrt(?f54 * ?f54 + ?f57 * ?f57 + 0 * 0)"/><draw:equation draw:name="f59" draw:formula="?f14 * ?f14 / ?f58"/><draw:equation draw:name="f60" draw:formula="?f56 * ?f59"/><draw:equation draw:name="f61" draw:formula="?f42 + ?f60"/><draw:equation draw:name="f62" draw:formula="?f53 * ?f59"/><draw:equation draw:name="f63" draw:formula="?f44 + ?f62"/><draw:equation draw:name="f64" draw:formula="if(?f28, ?f15, ?f45)"/><draw:equation draw:name="f65" draw:formula="if(?f28, ?f6, ?f46)"/><draw:equation draw:name="f66" draw:formula="if(?f28, ?f15, ?f47)"/><draw:equation draw:name="f67" draw:formula="if(?f28, ?f6, ?f48)"/><draw:equation draw:name="f68" draw:formula="if(?f28, ?f45, ?f61)"/><draw:equation draw:name="f69" draw:formula="if(?f28, ?f46, ?f63)"/><draw:equation draw:name="f70" draw:formula="if(?f28, ?f47, ?f61)"/><draw:equation draw:name="f71" draw:formula="if(?f28, ?f48, ?f63)"/><draw:equation draw:name="f72" draw:formula="21550000 - -5400000"/><draw:equation draw:name="f73" draw:formula="if(?f72, -5400000, 21550000)"/><draw:equation draw:name="f74" draw:formula="-21550000 - ?f73"/><draw:equation draw:name="f75" draw:formula="if(?f74, -21550000, ?f73)"/><draw:equation draw:name="f76" draw:formula="0 + ?f75"/><draw:equation draw:name="f77" draw:formula="0 + ?f2"/><draw:equation draw:name="f78" draw:formula="?f77 * ?f12 / ?f1"/><draw:equation draw:name="f79" draw:formula="0 - ?f78"/><draw:equation draw:name="f80" draw:formula="cos(?f79)"/><draw:equation draw:name="f81" draw:formula="0 - ?f80"/><draw:equation draw:name="f82" draw:formula="?f81 * ?f14"/><draw:equation draw:name="f83" draw:formula="sin(?f79)"/><draw:equation draw:name="f84" draw:formula="0 - ?f83"/><draw:equation draw:name="f85" draw:formula="?f84 * ?f14"/><draw:equation draw:name="f86" draw:formula="sqrt(?f82 * ?f82 + ?f85 * ?f85 + 0 * 0)"/><draw:equation draw:name="f87" draw:formula="?f14 * ?f14 / ?f86"/><draw:equation draw:name="f88" draw:formula="?f84 * ?f87"/><draw:equation draw:name="f89" draw:formula="?f14 - ?f88"/><draw:equation draw:name="f90" draw:formula="?f81 * ?f87"/><draw:equation draw:name="f91" draw:formula="?f19 - ?f90"/><draw:equation draw:name="f92" draw:formula="?f89 - ?f14"/><draw:equation draw:name="f93" draw:formula="?f91 - ?f14"/><draw:equation draw:name="f94" draw:formula="?f89 + ?f14"/><draw:equation draw:name="f95" draw:formula="?f91 + ?f14"/><draw:equation draw:name="f96" draw:formula="?f76 + ?f2"/><draw:equation draw:name="f97" draw:formula="?f96 * ?f12 / ?f1"/><draw:equation draw:name="f98" draw:formula="0 - ?f97"/><draw:equation draw:name="f99" draw:formula="cos(?f98)"/><draw:equation draw:name="f100" draw:formula="0 - ?f99"/><draw:equation draw:name="f101" draw:formula="?f100 * ?f14"/><draw:equation draw:name="f102" draw:formula="sin(?f98)"/><draw:equation draw:name="f103" draw:formula="0 - ?f102"/><draw:equation draw:name="f104" draw:formula="?f103 * ?f14"/><draw:equation draw:name="f105" draw:formula="sqrt(?f101 * ?f101 + ?f104 * ?f104 + 0 * 0)"/><draw:equation draw:name="f106" draw:formula="?f14 * ?f14 / ?f105"/><draw:equation draw:name="f107" draw:formula="?f103 * ?f106"/><draw:equation draw:name="f108" draw:formula="?f89 + ?f107"/><draw:equation draw:name="f109" draw:formula="?f100 * ?f106"/><draw:equation draw:name="f110" draw:formula="?f91 + ?f109"/><draw:equation draw:name="f111" draw:formula="if(?f75, ?f14, ?f92)"/><draw:equation draw:name="f112" draw:formula="if(?f75, ?f19, ?f93)"/><draw:equation draw:name="f113" draw:formula="if(?f75, ?f14, ?f94)"/><draw:equation draw:name="f114" draw:formula="if(?f75, ?f19, ?f95)"/><draw:equation draw:name="f115" draw:formula="if(?f75, ?f92, ?f108)"/><draw:equation draw:name="f116" draw:formula="if(?f75, ?f93, ?f110)"/><draw:equation draw:name="f117" draw:formula="if(?f75, ?f94, ?f108)"/><draw:equation draw:name="f118" draw:formula="if(?f75, ?f95, ?f110)"/><draw:equation draw:name="f119" draw:formula="?f2 + ?f75"/><draw:equation draw:name="f120" draw:formula="?f108 - ?f41"/><draw:equation draw:name="f121" draw:formula="?f110 - ?f43"/><draw:equation draw:name="f122" draw:formula="?f120 - ?f14"/><draw:equation draw:name="f123" draw:formula="?f121 - ?f14"/><draw:equation draw:name="f124" draw:formula="?f120 + ?f14"/><draw:equation draw:name="f125" draw:formula="?f121 + ?f14"/><draw:equation draw:name="f126" draw:formula="?f119 + ?f2"/><draw:equation draw:name="f127" draw:formula="?f126 * ?f12 / ?f1"/><draw:equation draw:name="f128" draw:formula="0 - ?f127"/><draw:equation draw:name="f129" draw:formula="cos(?f128)"/><draw:equation draw:name="f130" draw:formula="0 - ?f129"/><draw:equation draw:name="f131" draw:formula="?f130 * ?f14"/><draw:equation draw:name="f132" draw:formula="sin(?f128)"/><draw:equation draw:name="f133" draw:formula="0 - ?f132"/><draw:equation draw:name="f134" draw:formula="?f133 * ?f14"/><draw:equation draw:name="f135" draw:formula="sqrt(?f131 * ?f131 + ?f134 * ?f134 + 0 * 0)"/><draw:equation draw:name="f136" draw:formula="?f14 * ?f14 / ?f135"/><draw:equation draw:name="f137" draw:formula="?f133 * ?f136"/><draw:equation draw:name="f138" draw:formula="?f120 + ?f137"/><draw:equation draw:name="f139" draw:formula="?f130 * ?f136"/><draw:equation draw:name="f140" draw:formula="?f121 + ?f139"/><draw:equation draw:name="f141" draw:formula="if(?f75, ?f108, ?f122)"/><draw:equation draw:name="f142" draw:formula="if(?f75, ?f110, ?f123)"/><draw:equation draw:name="f143" draw:formula="if(?f75, ?f108, ?f124)"/><draw:equation draw:name="f144" draw:formula="if(?f75, ?f110, ?f125)"/><draw:equation draw:name="f145" draw:formula="if(?f75, ?f122, ?f138)"/><draw:equation draw:name="f146" draw:formula="if(?f75, ?f123, ?f140)"/><draw:equation draw:name="f147" draw:formula="if(?f75, ?f124, ?f138)"/><draw:equation draw:name="f148" draw:formula="if(?f75, ?f125, ?f140)"/><draw:equation draw:name="f149" draw:formula="?f1 + ?f28"/><draw:equation draw:name="f150" draw:formula="?f1 + ?f2"/><draw:equation draw:name="f151" draw:formula="?f150 * ?f12 / ?f1"/><draw:equation draw:name="f152" draw:formula="0 - ?f151"/><draw:equation draw:name="f153" draw:formula="cos(?f152)"/><draw:equation draw:name="f154" draw:formula="0 - ?f153"/><draw:equation draw:name="f155" draw:formula="?f154 * ?f14"/><draw:equation draw:name="f156" draw:formula="sin(?f152)"/><draw:equation draw:name="f157" draw:formula="0 - ?f156"/><draw:equation draw:name="f158" draw:formula="?f157 * ?f14"/><draw:equation draw:name="f159" draw:formula="sqrt(?f155 * ?f155 + ?f158 * ?f158 + 0 * 0)"/><draw:equation draw:name="f160" draw:formula="?f14 * ?f14 / ?f159"/><draw:equation draw:name="f161" draw:formula="?f157 * ?f160"/><draw:equation draw:name="f162" draw:formula="?f14 - ?f161"/><draw:equation draw:name="f163" draw:formula="?f154 * ?f160"/><draw:equation draw:name="f164" draw:formula="?f14 - ?f163"/><draw:equation draw:name="f165" draw:formula="?f162 - ?f14"/><draw:equation draw:name="f166" draw:formula="?f164 - ?f14"/><draw:equation draw:name="f167" draw:formula="?f162 + ?f14"/><draw:equation draw:name="f168" draw:formula="?f164 + ?f14"/><draw:equation draw:name="f169" draw:formula="?f149 + ?f2"/><draw:equation draw:name="f170" draw:formula="?f169 * ?f12 / ?f1"/><draw:equation draw:name="f171" draw:formula="0 - ?f170"/><draw:equation draw:name="f172" draw:formula="cos(?f171)"/><draw:equation draw:name="f173" draw:formula="0 - ?f172"/><draw:equation draw:name="f174" draw:formula="?f173 * ?f14"/><draw:equation draw:name="f175" draw:formula="sin(?f171)"/><draw:equation draw:name="f176" draw:formula="0 - ?f175"/><draw:equation draw:name="f177" draw:formula="?f176 * ?f14"/><draw:equation draw:name="f178" draw:formula="sqrt(?f174 * ?f174 + ?f177 * ?f177 + 0 * 0)"/><draw:equation draw:name="f179" draw:formula="?f14 * ?f14 / ?f178"/><draw:equation draw:name="f180" draw:formula="?f176 * ?f179"/><draw:equation draw:name="f181" draw:formula="?f162 + ?f180"/><draw:equation draw:name="f182" draw:formula="?f173 * ?f179"/><draw:equation draw:name="f183" draw:formula="?f164 + ?f182"/><draw:equation draw:name="f184" draw:formula="if(?f28, ?f14, ?f165)"/><draw:equation draw:name="f185" draw:formula="if(?f28, ?f14, ?f166)"/><draw:equation draw:name="f186" draw:formula="if(?f28, ?f14, ?f167)"/><draw:equation draw:name="f187" draw:formula="if(?f28, ?f14, ?f168)"/><draw:equation draw:name="f188" draw:formula="if(?f28, ?f165, ?f181)"/><draw:equation draw:name="f189" draw:formula="if(?f28, ?f166, ?f183)"/><draw:equation draw:name="f190" draw:formula="if(?f28, ?f167, ?f181)"/><draw:equation draw:name="f191" draw:formula="if(?f28, ?f168, ?f183)"/><draw:equation draw:name="f192" draw:formula="?f0 + ?f28"/><draw:equation draw:name="f193" draw:formula="?f0 + ?f2"/><draw:equation draw:name="f194" draw:formula="?f193 * ?f12 / ?f1"/><draw:equation draw:name="f195" draw:formula="0 - ?f194"/><draw:equation draw:name="f196" draw:formula="cos(?f195)"/><draw:equation draw:name="f197" draw:formula="0 - ?f196"/><draw:equation draw:name="f198" draw:formula="?f197 * ?f14"/><draw:equation draw:name="f199" draw:formula="sin(?f195)"/><draw:equation draw:name="f200" draw:formula="0 - ?f199"/><draw:equation draw:name="f201" draw:formula="?f200 * ?f14"/><draw:equation draw:name="f202" draw:formula="sqrt(?f198 * ?f198 + ?f201 * ?f201 + 0 * 0)"/><draw:equation draw:name="f203" draw:formula="?f14 * ?f14 / ?f202"/><draw:equation draw:name="f204" draw:formula="?f200 * ?f203"/><draw:equation draw:name="f205" draw:formula="?f16 - ?f204"/><draw:equation draw:name="f206" draw:formula="?f197 * ?f203"/><draw:equation draw:name="f207" draw:formula="?f5 - ?f206"/><draw:equation draw:name="f208" draw:formula="?f205 - ?f14"/><draw:equation draw:name="f209" draw:formula="?f207 - ?f14"/><draw:equation draw:name="f210" draw:formula="?f205 + ?f14"/><draw:equation draw:name="f211" draw:formula="?f207 + ?f14"/><draw:equation draw:name="f212" draw:formula="?f192 + ?f2"/><draw:equation draw:name="f213" draw:formula="?f212 * ?f12 / ?f1"/><draw:equation draw:name="f214" draw:formula="0 - ?f213"/><draw:equation draw:name="f215" draw:formula="cos(?f214)"/><draw:equation draw:name="f216" draw:formula="0 - ?f215"/><draw:equation draw:name="f217" draw:formula="?f216 * ?f14"/><draw:equation draw:name="f218" draw:formula="sin(?f214)"/><draw:equation draw:name="f219" draw:formula="0 - ?f218"/><draw:equation draw:name="f220" draw:formula="?f219 * ?f14"/><draw:equation draw:name="f221" draw:formula="sqrt(?f217 * ?f217 + ?f220 * ?f220 + 0 * 0)"/><draw:equation draw:name="f222" draw:formula="?f14 * ?f14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28, ?f16, ?f208)"/><draw:equation draw:name="f228" draw:formula="if(?f28, ?f5, ?f209)"/><draw:equation draw:name="f229" draw:formula="if(?f28, ?f16, ?f210)"/><draw:equation draw:name="f230" draw:formula="if(?f28, ?f5, ?f211)"/><draw:equation draw:name="f231" draw:formula="if(?f28, ?f208, ?f224)"/><draw:equation draw:name="f232" draw:formula="if(?f28, ?f209, ?f226)"/><draw:equation draw:name="f233" draw:formula="if(?f28, ?f210, ?f224)"/><draw:equation draw:name="f234" draw:formula="if(?f28, ?f211, ?f226)"/><draw:equation draw:name="f235" draw:formula="?f1 + ?f75"/><draw:equation draw:name="f236" draw:formula="?f17 - ?f161"/><draw:equation draw:name="f237" draw:formula="?f18 - ?f163"/><draw:equation draw:name="f238" draw:formula="?f236 - ?f14"/><draw:equation draw:name="f239" draw:formula="?f237 - ?f14"/><draw:equation draw:name="f240" draw:formula="?f236 + ?f14"/><draw:equation draw:name="f241" draw:formula="?f237 + ?f14"/><draw:equation draw:name="f242" draw:formula="?f235 + ?f2"/><draw:equation draw:name="f243" draw:formula="?f242 * ?f12 / ?f1"/><draw:equation draw:name="f244" draw:formula="0 - ?f243"/><draw:equation draw:name="f245" draw:formula="cos(?f244)"/><draw:equation draw:name="f246" draw:formula="0 - ?f245"/><draw:equation draw:name="f247" draw:formula="?f246 * ?f14"/><draw:equation draw:name="f248" draw:formula="sin(?f244)"/><draw:equation draw:name="f249" draw:formula="0 - ?f248"/><draw:equation draw:name="f250" draw:formula="?f249 * ?f14"/><draw:equation draw:name="f251" draw:formula="sqrt(?f247 * ?f247 + ?f250 * ?f250 + 0 * 0)"/><draw:equation draw:name="f252" draw:formula="?f14 * ?f14 / ?f251"/><draw:equation draw:name="f253" draw:formula="?f249 * ?f252"/><draw:equation draw:name="f254" draw:formula="?f236 + ?f253"/><draw:equation draw:name="f255" draw:formula="?f246 * ?f252"/><draw:equation draw:name="f256" draw:formula="?f237 + ?f255"/><draw:equation draw:name="f257" draw:formula="if(?f75, ?f17, ?f238)"/><draw:equation draw:name="f258" draw:formula="if(?f75, ?f18, ?f239)"/><draw:equation draw:name="f259" draw:formula="if(?f75, ?f17, ?f240)"/><draw:equation draw:name="f260" draw:formula="if(?f75, ?f18, ?f241)"/><draw:equation draw:name="f261" draw:formula="if(?f75, ?f238, ?f254)"/><draw:equation draw:name="f262" draw:formula="if(?f75, ?f239, ?f256)"/><draw:equation draw:name="f263" draw:formula="if(?f75, ?f240, ?f254)"/><draw:equation draw:name="f264" draw:formula="if(?f75, ?f241, ?f256)"/><draw:equation draw:name="f265" draw:formula="?f0 + ?f75"/><draw:equation draw:name="f266" draw:formula="?f254 - ?f204"/><draw:equation draw:name="f267" draw:formula="?f256 - ?f206"/><draw:equation draw:name="f268" draw:formula="?f266 - ?f14"/><draw:equation draw:name="f269" draw:formula="?f267 - ?f14"/><draw:equation draw:name="f270" draw:formula="?f266 + ?f14"/><draw:equation draw:name="f271" draw:formula="?f267 + ?f14"/><draw:equation draw:name="f272" draw:formula="?f265 + ?f2"/><draw:equation draw:name="f273" draw:formula="?f272 * ?f12 / ?f1"/><draw:equation draw:name="f274" draw:formula="0 - ?f273"/><draw:equation draw:name="f275" draw:formula="cos(?f274)"/><draw:equation draw:name="f276" draw:formula="0 - ?f275"/><draw:equation draw:name="f277" draw:formula="?f276 * ?f14"/><draw:equation draw:name="f278" draw:formula="sin(?f274)"/><draw:equation draw:name="f279" draw:formula="0 - ?f278"/><draw:equation draw:name="f280" draw:formula="?f279 * ?f14"/><draw:equation draw:name="f281" draw:formula="sqrt(?f277 * ?f277 + ?f280 * ?f280 + 0 * 0)"/><draw:equation draw:name="f282" draw:formula="?f14 * ?f14 / ?f281"/><draw:equation draw:name="f283" draw:formula="?f279 * ?f282"/><draw:equation draw:name="f284" draw:formula="?f266 + ?f283"/><draw:equation draw:name="f285" draw:formula="?f276 * ?f282"/><draw:equation draw:name="f286" draw:formula="?f267 + ?f285"/><draw:equation draw:name="f287" draw:formula="if(?f75, ?f254, ?f268)"/><draw:equation draw:name="f288" draw:formula="if(?f75, ?f256, ?f269)"/><draw:equation draw:name="f289" draw:formula="if(?f75, ?f254, ?f270)"/><draw:equation draw:name="f290" draw:formula="if(?f75, ?f256, ?f271)"/><draw:equation draw:name="f291" draw:formula="if(?f75, ?f268, ?f284)"/><draw:equation draw:name="f292" draw:formula="if(?f75, ?f269, ?f286)"/><draw:equation draw:name="f293" draw:formula="if(?f75, ?f270, ?f284)"/><draw:equation draw:name="f294" draw:formula="if(?f75, ?f271, ?f286)"/><draw:equation draw:name="f295" draw:formula="0 + ?f28"/><draw:equation draw:name="f296" draw:formula="?f17 - ?f88"/><draw:equation draw:name="f297" draw:formula="?f20 - ?f90"/><draw:equation draw:name="f298" draw:formula="?f296 - ?f14"/><draw:equation draw:name="f299" draw:formula="?f297 - ?f14"/><draw:equation draw:name="f300" draw:formula="?f296 + ?f14"/><draw:equation draw:name="f301" draw:formula="?f297 + ?f14"/><draw:equation draw:name="f302" draw:formula="?f295 + ?f2"/><draw:equation draw:name="f303" draw:formula="?f302 * ?f12 / ?f1"/><draw:equation draw:name="f304" draw:formula="0 - ?f303"/><draw:equation draw:name="f305" draw:formula="cos(?f304)"/><draw:equation draw:name="f306" draw:formula="0 - ?f305"/><draw:equation draw:name="f307" draw:formula="?f306 * ?f14"/><draw:equation draw:name="f308" draw:formula="sin(?f304)"/><draw:equation draw:name="f309" draw:formula="0 - ?f308"/><draw:equation draw:name="f310" draw:formula="?f309 * ?f14"/><draw:equation draw:name="f311" draw:formula="sqrt(?f307 * ?f307 + ?f310 * ?f310 + 0 * 0)"/><draw:equation draw:name="f312" draw:formula="?f14 * ?f14 / ?f311"/><draw:equation draw:name="f313" draw:formula="?f309 * ?f312"/><draw:equation draw:name="f314" draw:formula="?f296 + ?f313"/><draw:equation draw:name="f315" draw:formula="?f306 * ?f312"/><draw:equation draw:name="f316" draw:formula="?f297 + ?f315"/><draw:equation draw:name="f317" draw:formula="if(?f28, ?f17, ?f298)"/><draw:equation draw:name="f318" draw:formula="if(?f28, ?f20, ?f299)"/><draw:equation draw:name="f319" draw:formula="if(?f28, ?f17, ?f300)"/><draw:equation draw:name="f320" draw:formula="if(?f28, ?f20, ?f301)"/><draw:equation draw:name="f321" draw:formula="if(?f28, ?f298, ?f314)"/><draw:equation draw:name="f322" draw:formula="if(?f28, ?f299, ?f316)"/><draw:equation draw:name="f323" draw:formula="if(?f28, ?f300, ?f314)"/><draw:equation draw:name="f324" draw:formula="if(?f28, ?f301, ?f316)"/></draw:enhanced-geometry></draw:custom-shape><text:span text:style-name="Police_20_par_20_défaut"><text:span text:style-name="MT1">DOSSIER PROFESSIONNEL-Version Traitement de texte – Version du 11/09/2017 <text:tab/><text:tab/>Page</text:span></text:span><text:span text:style-name="Police_20_par_20_défaut"><text:span text:style-name="MT2"><text:tab/></text:span></text:span><text:span text:style-name="Police_20_par_20_défaut"><text:span text:style-name="MT3"><text:page-number text:select-page="current">13</text:page-number></text:span></text:span></text:p>
        <text:p text:style-name="Footer"/>
      </style:footer>
      <style:footer-left>
        <text:p text:style-name="MP4"><draw:custom-shape text:anchor-type="paragraph" draw:z-index="6" draw:name="Forme automatique 2" draw:style-name="Mgr1" draw:text-style-name="MP3" svg:width="0.989cm" svg:height="1.588cm" draw:transform="rotate (-1.5707963267949) translate (1.13947222222222cm 27.6233333333333cm)"><text:p/><draw:enhanced-geometry svg:viewBox="0 0 21600 21600" draw:path-stretchpoint-x="21600" draw:path-stretchpoint-y="21600" draw:text-areas="?f22 ?f22 ?f23 ?f24" draw:type="non-primitive" draw:modifiers="8333" draw:enhanced-path="S M ?f15 ?f6 A ?f64 ?f65 ?f66 ?f67 ?f15 ?f6 ?f61 ?f63 W ?f68 ?f69 ?f70 ?f71 ?f15 ?f6 ?f61 ?f63 L ?f14 ?f19 A ?f111 ?f112 ?f113 ?f114 ?f14 ?f19 ?f108 ?f110 W ?f115 ?f116 ?f117 ?f118 ?f14 ?f19 ?f108 ?f110 A ?f141 ?f142 ?f143 ?f144 ?f108 ?f110 ?f138 ?f140 W ?f145 ?f146 ?f147 ?f148 ?f108 ?f110 ?f138 ?f140 L ?f14 ?f14 A ?f184 ?f185 ?f186 ?f187 ?f14 ?f14 ?f181 ?f183 W ?f188 ?f189 ?f190 ?f191 ?f14 ?f14 ?f181 ?f183 L ?f16 ?f5 A ?f227 ?f228 ?f229 ?f230 ?f16 ?f5 ?f224 ?f226 W ?f231 ?f232 ?f233 ?f234 ?f16 ?f5 ?f224 ?f226 L ?f17 ?f18 A ?f257 ?f258 ?f259 ?f260 ?f17 ?f18 ?f254 ?f256 W ?f261 ?f262 ?f263 ?f264 ?f17 ?f18 ?f254 ?f256 A ?f287 ?f288 ?f289 ?f290 ?f254 ?f256 ?f284 ?f286 W ?f291 ?f292 ?f293 ?f294 ?f254 ?f256 ?f284 ?f286 L ?f17 ?f20 A ?f317 ?f318 ?f319 ?f320 ?f17 ?f20 ?f314 ?f316 W ?f321 ?f322 ?f323 ?f324 ?f17 ?f20 ?f314 ?f316 Z N F M ?f15 ?f6 A ?f64 ?f65 ?f66 ?f67 ?f15 ?f6 ?f61 ?f63 W ?f68 ?f69 ?f70 ?f71 ?f15 ?f6 ?f61 ?f63 L ?f14 ?f19 A ?f111 ?f112 ?f113 ?f114 ?f14 ?f19 ?f108 ?f110 W ?f115 ?f116 ?f117 ?f118 ?f14 ?f19 ?f108 ?f110 A ?f141 ?f142 ?f143 ?f144 ?f108 ?f110 ?f138 ?f140 W ?f145 ?f146 ?f147 ?f148 ?f108 ?f110 ?f138 ?f140 L ?f14 ?f14 A ?f184 ?f185 ?f186 ?f187 ?f14 ?f14 ?f181 ?f183 W ?f188 ?f189 ?f190 ?f191 ?f14 ?f14 ?f181 ?f183 M ?f16 ?f5 A ?f227 ?f228 ?f229 ?f230 ?f16 ?f5 ?f224 ?f226 W ?f231 ?f232 ?f233 ?f234 ?f16 ?f5 ?f224 ?f226 L ?f17 ?f18 A ?f257 ?f258 ?f259 ?f260 ?f17 ?f18 ?f254 ?f256 W ?f261 ?f262 ?f263 ?f264 ?f17 ?f18 ?f254 ?f256 A ?f287 ?f288 ?f289 ?f290 ?f254 ?f256 ?f284 ?f286 W ?f291 ?f292 ?f293 ?f294 ?f254 ?f256 ?f284 ?f286 L ?f17 ?f20 A ?f317 ?f318 ?f319 ?f320 ?f17 ?f20 ?f314 ?f316 W ?f321 ?f322 ?f323 ?f324 ?f17 ?f20 ?f314 ?f316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min(?f10, ?f7)"/><draw:equation draw:name="f12" draw:formula="5419351 / 1725033"/><draw:equation draw:name="f13" draw:formula="$0"/><draw:equation draw:name="f14" draw:formula="?f11 * ?f13 / 100000"/><draw:equation draw:name="f15" draw:formula="?f11 * ?f13 / 50000"/><draw:equation draw:name="f16" draw:formula="?f4 - ?f15"/><draw:equation draw:name="f17" draw:formula="?f4 - ?f14"/><draw:equation draw:name="f18" draw:formula="?f9 - ?f14"/><draw:equation draw:name="f19" draw:formula="?f9 + ?f14"/><draw:equation draw:name="f20" draw:formula="?f6 - ?f14"/><draw:equation draw:name="f21" draw:formula="?f14 * 29289 / 100000"/><draw:equation draw:name="f22" draw:formula="?f14 + ?f21"/><draw:equation draw:name="f23" draw:formula="?f4 - ?f22"/><draw:equation draw:name="f24" draw:formula="?f6 - ?f21"/><draw:equation draw:name="f25" draw:formula="21550000 - ?f2"/><draw:equation draw:name="f26" draw:formula="if(?f25, ?f2, 21550000)"/><draw:equation draw:name="f27" draw:formula="-21550000 - ?f26"/><draw:equation draw:name="f28" draw:formula="if(?f27, -21550000, ?f26)"/><draw:equation draw:name="f29" draw:formula="?f2 + ?f28"/><draw:equation draw:name="f30" draw:formula="?f2 + ?f2"/><draw:equation draw:name="f31" draw:formula="?f30 * ?f12 / ?f1"/><draw:equation draw:name="f32" draw:formula="0 - ?f31"/><draw:equation draw:name="f33" draw:formula="cos(?f32)"/><draw:equation draw:name="f34" draw:formula="0 - ?f33"/><draw:equation draw:name="f35" draw:formula="?f34 * ?f14"/><draw:equation draw:name="f36" draw:formula="sin(?f32)"/><draw:equation draw:name="f37" draw:formula="0 - ?f36"/><draw:equation draw:name="f38" draw:formula="?f37 * ?f14"/><draw:equation draw:name="f39" draw:formula="sqrt(?f35 * ?f35 + ?f38 * ?f38 + 0 * 0)"/><draw:equation draw:name="f40" draw:formula="?f14 * ?f14 / ?f39"/><draw:equation draw:name="f41" draw:formula="?f37 * ?f40"/><draw:equation draw:name="f42" draw:formula="?f15 - ?f41"/><draw:equation draw:name="f43" draw:formula="?f34 * ?f40"/><draw:equation draw:name="f44" draw:formula="?f6 - ?f43"/><draw:equation draw:name="f45" draw:formula="?f42 - ?f14"/><draw:equation draw:name="f46" draw:formula="?f44 - ?f14"/><draw:equation draw:name="f47" draw:formula="?f42 + ?f14"/><draw:equation draw:name="f48" draw:formula="?f44 + ?f14"/><draw:equation draw:name="f49" draw:formula="?f29 + ?f2"/><draw:equation draw:name="f50" draw:formula="?f49 * ?f12 / ?f1"/><draw:equation draw:name="f51" draw:formula="0 - ?f50"/><draw:equation draw:name="f52" draw:formula="cos(?f51)"/><draw:equation draw:name="f53" draw:formula="0 - ?f52"/><draw:equation draw:name="f54" draw:formula="?f53 * ?f14"/><draw:equation draw:name="f55" draw:formula="sin(?f51)"/><draw:equation draw:name="f56" draw:formula="0 - ?f55"/><draw:equation draw:name="f57" draw:formula="?f56 * ?f14"/><draw:equation draw:name="f58" draw:formula="sqrt(?f54 * ?f54 + ?f57 * ?f57 + 0 * 0)"/><draw:equation draw:name="f59" draw:formula="?f14 * ?f14 / ?f58"/><draw:equation draw:name="f60" draw:formula="?f56 * ?f59"/><draw:equation draw:name="f61" draw:formula="?f42 + ?f60"/><draw:equation draw:name="f62" draw:formula="?f53 * ?f59"/><draw:equation draw:name="f63" draw:formula="?f44 + ?f62"/><draw:equation draw:name="f64" draw:formula="if(?f28, ?f15, ?f45)"/><draw:equation draw:name="f65" draw:formula="if(?f28, ?f6, ?f46)"/><draw:equation draw:name="f66" draw:formula="if(?f28, ?f15, ?f47)"/><draw:equation draw:name="f67" draw:formula="if(?f28, ?f6, ?f48)"/><draw:equation draw:name="f68" draw:formula="if(?f28, ?f45, ?f61)"/><draw:equation draw:name="f69" draw:formula="if(?f28, ?f46, ?f63)"/><draw:equation draw:name="f70" draw:formula="if(?f28, ?f47, ?f61)"/><draw:equation draw:name="f71" draw:formula="if(?f28, ?f48, ?f63)"/><draw:equation draw:name="f72" draw:formula="21550000 - -5400000"/><draw:equation draw:name="f73" draw:formula="if(?f72, -5400000, 21550000)"/><draw:equation draw:name="f74" draw:formula="-21550000 - ?f73"/><draw:equation draw:name="f75" draw:formula="if(?f74, -21550000, ?f73)"/><draw:equation draw:name="f76" draw:formula="0 + ?f75"/><draw:equation draw:name="f77" draw:formula="0 + ?f2"/><draw:equation draw:name="f78" draw:formula="?f77 * ?f12 / ?f1"/><draw:equation draw:name="f79" draw:formula="0 - ?f78"/><draw:equation draw:name="f80" draw:formula="cos(?f79)"/><draw:equation draw:name="f81" draw:formula="0 - ?f80"/><draw:equation draw:name="f82" draw:formula="?f81 * ?f14"/><draw:equation draw:name="f83" draw:formula="sin(?f79)"/><draw:equation draw:name="f84" draw:formula="0 - ?f83"/><draw:equation draw:name="f85" draw:formula="?f84 * ?f14"/><draw:equation draw:name="f86" draw:formula="sqrt(?f82 * ?f82 + ?f85 * ?f85 + 0 * 0)"/><draw:equation draw:name="f87" draw:formula="?f14 * ?f14 / ?f86"/><draw:equation draw:name="f88" draw:formula="?f84 * ?f87"/><draw:equation draw:name="f89" draw:formula="?f14 - ?f88"/><draw:equation draw:name="f90" draw:formula="?f81 * ?f87"/><draw:equation draw:name="f91" draw:formula="?f19 - ?f90"/><draw:equation draw:name="f92" draw:formula="?f89 - ?f14"/><draw:equation draw:name="f93" draw:formula="?f91 - ?f14"/><draw:equation draw:name="f94" draw:formula="?f89 + ?f14"/><draw:equation draw:name="f95" draw:formula="?f91 + ?f14"/><draw:equation draw:name="f96" draw:formula="?f76 + ?f2"/><draw:equation draw:name="f97" draw:formula="?f96 * ?f12 / ?f1"/><draw:equation draw:name="f98" draw:formula="0 - ?f97"/><draw:equation draw:name="f99" draw:formula="cos(?f98)"/><draw:equation draw:name="f100" draw:formula="0 - ?f99"/><draw:equation draw:name="f101" draw:formula="?f100 * ?f14"/><draw:equation draw:name="f102" draw:formula="sin(?f98)"/><draw:equation draw:name="f103" draw:formula="0 - ?f102"/><draw:equation draw:name="f104" draw:formula="?f103 * ?f14"/><draw:equation draw:name="f105" draw:formula="sqrt(?f101 * ?f101 + ?f104 * ?f104 + 0 * 0)"/><draw:equation draw:name="f106" draw:formula="?f14 * ?f14 / ?f105"/><draw:equation draw:name="f107" draw:formula="?f103 * ?f106"/><draw:equation draw:name="f108" draw:formula="?f89 + ?f107"/><draw:equation draw:name="f109" draw:formula="?f100 * ?f106"/><draw:equation draw:name="f110" draw:formula="?f91 + ?f109"/><draw:equation draw:name="f111" draw:formula="if(?f75, ?f14, ?f92)"/><draw:equation draw:name="f112" draw:formula="if(?f75, ?f19, ?f93)"/><draw:equation draw:name="f113" draw:formula="if(?f75, ?f14, ?f94)"/><draw:equation draw:name="f114" draw:formula="if(?f75, ?f19, ?f95)"/><draw:equation draw:name="f115" draw:formula="if(?f75, ?f92, ?f108)"/><draw:equation draw:name="f116" draw:formula="if(?f75, ?f93, ?f110)"/><draw:equation draw:name="f117" draw:formula="if(?f75, ?f94, ?f108)"/><draw:equation draw:name="f118" draw:formula="if(?f75, ?f95, ?f110)"/><draw:equation draw:name="f119" draw:formula="?f2 + ?f75"/><draw:equation draw:name="f120" draw:formula="?f108 - ?f41"/><draw:equation draw:name="f121" draw:formula="?f110 - ?f43"/><draw:equation draw:name="f122" draw:formula="?f120 - ?f14"/><draw:equation draw:name="f123" draw:formula="?f121 - ?f14"/><draw:equation draw:name="f124" draw:formula="?f120 + ?f14"/><draw:equation draw:name="f125" draw:formula="?f121 + ?f14"/><draw:equation draw:name="f126" draw:formula="?f119 + ?f2"/><draw:equation draw:name="f127" draw:formula="?f126 * ?f12 / ?f1"/><draw:equation draw:name="f128" draw:formula="0 - ?f127"/><draw:equation draw:name="f129" draw:formula="cos(?f128)"/><draw:equation draw:name="f130" draw:formula="0 - ?f129"/><draw:equation draw:name="f131" draw:formula="?f130 * ?f14"/><draw:equation draw:name="f132" draw:formula="sin(?f128)"/><draw:equation draw:name="f133" draw:formula="0 - ?f132"/><draw:equation draw:name="f134" draw:formula="?f133 * ?f14"/><draw:equation draw:name="f135" draw:formula="sqrt(?f131 * ?f131 + ?f134 * ?f134 + 0 * 0)"/><draw:equation draw:name="f136" draw:formula="?f14 * ?f14 / ?f135"/><draw:equation draw:name="f137" draw:formula="?f133 * ?f136"/><draw:equation draw:name="f138" draw:formula="?f120 + ?f137"/><draw:equation draw:name="f139" draw:formula="?f130 * ?f136"/><draw:equation draw:name="f140" draw:formula="?f121 + ?f139"/><draw:equation draw:name="f141" draw:formula="if(?f75, ?f108, ?f122)"/><draw:equation draw:name="f142" draw:formula="if(?f75, ?f110, ?f123)"/><draw:equation draw:name="f143" draw:formula="if(?f75, ?f108, ?f124)"/><draw:equation draw:name="f144" draw:formula="if(?f75, ?f110, ?f125)"/><draw:equation draw:name="f145" draw:formula="if(?f75, ?f122, ?f138)"/><draw:equation draw:name="f146" draw:formula="if(?f75, ?f123, ?f140)"/><draw:equation draw:name="f147" draw:formula="if(?f75, ?f124, ?f138)"/><draw:equation draw:name="f148" draw:formula="if(?f75, ?f125, ?f140)"/><draw:equation draw:name="f149" draw:formula="?f1 + ?f28"/><draw:equation draw:name="f150" draw:formula="?f1 + ?f2"/><draw:equation draw:name="f151" draw:formula="?f150 * ?f12 / ?f1"/><draw:equation draw:name="f152" draw:formula="0 - ?f151"/><draw:equation draw:name="f153" draw:formula="cos(?f152)"/><draw:equation draw:name="f154" draw:formula="0 - ?f153"/><draw:equation draw:name="f155" draw:formula="?f154 * ?f14"/><draw:equation draw:name="f156" draw:formula="sin(?f152)"/><draw:equation draw:name="f157" draw:formula="0 - ?f156"/><draw:equation draw:name="f158" draw:formula="?f157 * ?f14"/><draw:equation draw:name="f159" draw:formula="sqrt(?f155 * ?f155 + ?f158 * ?f158 + 0 * 0)"/><draw:equation draw:name="f160" draw:formula="?f14 * ?f14 / ?f159"/><draw:equation draw:name="f161" draw:formula="?f157 * ?f160"/><draw:equation draw:name="f162" draw:formula="?f14 - ?f161"/><draw:equation draw:name="f163" draw:formula="?f154 * ?f160"/><draw:equation draw:name="f164" draw:formula="?f14 - ?f163"/><draw:equation draw:name="f165" draw:formula="?f162 - ?f14"/><draw:equation draw:name="f166" draw:formula="?f164 - ?f14"/><draw:equation draw:name="f167" draw:formula="?f162 + ?f14"/><draw:equation draw:name="f168" draw:formula="?f164 + ?f14"/><draw:equation draw:name="f169" draw:formula="?f149 + ?f2"/><draw:equation draw:name="f170" draw:formula="?f169 * ?f12 / ?f1"/><draw:equation draw:name="f171" draw:formula="0 - ?f170"/><draw:equation draw:name="f172" draw:formula="cos(?f171)"/><draw:equation draw:name="f173" draw:formula="0 - ?f172"/><draw:equation draw:name="f174" draw:formula="?f173 * ?f14"/><draw:equation draw:name="f175" draw:formula="sin(?f171)"/><draw:equation draw:name="f176" draw:formula="0 - ?f175"/><draw:equation draw:name="f177" draw:formula="?f176 * ?f14"/><draw:equation draw:name="f178" draw:formula="sqrt(?f174 * ?f174 + ?f177 * ?f177 + 0 * 0)"/><draw:equation draw:name="f179" draw:formula="?f14 * ?f14 / ?f178"/><draw:equation draw:name="f180" draw:formula="?f176 * ?f179"/><draw:equation draw:name="f181" draw:formula="?f162 + ?f180"/><draw:equation draw:name="f182" draw:formula="?f173 * ?f179"/><draw:equation draw:name="f183" draw:formula="?f164 + ?f182"/><draw:equation draw:name="f184" draw:formula="if(?f28, ?f14, ?f165)"/><draw:equation draw:name="f185" draw:formula="if(?f28, ?f14, ?f166)"/><draw:equation draw:name="f186" draw:formula="if(?f28, ?f14, ?f167)"/><draw:equation draw:name="f187" draw:formula="if(?f28, ?f14, ?f168)"/><draw:equation draw:name="f188" draw:formula="if(?f28, ?f165, ?f181)"/><draw:equation draw:name="f189" draw:formula="if(?f28, ?f166, ?f183)"/><draw:equation draw:name="f190" draw:formula="if(?f28, ?f167, ?f181)"/><draw:equation draw:name="f191" draw:formula="if(?f28, ?f168, ?f183)"/><draw:equation draw:name="f192" draw:formula="?f0 + ?f28"/><draw:equation draw:name="f193" draw:formula="?f0 + ?f2"/><draw:equation draw:name="f194" draw:formula="?f193 * ?f12 / ?f1"/><draw:equation draw:name="f195" draw:formula="0 - ?f194"/><draw:equation draw:name="f196" draw:formula="cos(?f195)"/><draw:equation draw:name="f197" draw:formula="0 - ?f196"/><draw:equation draw:name="f198" draw:formula="?f197 * ?f14"/><draw:equation draw:name="f199" draw:formula="sin(?f195)"/><draw:equation draw:name="f200" draw:formula="0 - ?f199"/><draw:equation draw:name="f201" draw:formula="?f200 * ?f14"/><draw:equation draw:name="f202" draw:formula="sqrt(?f198 * ?f198 + ?f201 * ?f201 + 0 * 0)"/><draw:equation draw:name="f203" draw:formula="?f14 * ?f14 / ?f202"/><draw:equation draw:name="f204" draw:formula="?f200 * ?f203"/><draw:equation draw:name="f205" draw:formula="?f16 - ?f204"/><draw:equation draw:name="f206" draw:formula="?f197 * ?f203"/><draw:equation draw:name="f207" draw:formula="?f5 - ?f206"/><draw:equation draw:name="f208" draw:formula="?f205 - ?f14"/><draw:equation draw:name="f209" draw:formula="?f207 - ?f14"/><draw:equation draw:name="f210" draw:formula="?f205 + ?f14"/><draw:equation draw:name="f211" draw:formula="?f207 + ?f14"/><draw:equation draw:name="f212" draw:formula="?f192 + ?f2"/><draw:equation draw:name="f213" draw:formula="?f212 * ?f12 / ?f1"/><draw:equation draw:name="f214" draw:formula="0 - ?f213"/><draw:equation draw:name="f215" draw:formula="cos(?f214)"/><draw:equation draw:name="f216" draw:formula="0 - ?f215"/><draw:equation draw:name="f217" draw:formula="?f216 * ?f14"/><draw:equation draw:name="f218" draw:formula="sin(?f214)"/><draw:equation draw:name="f219" draw:formula="0 - ?f218"/><draw:equation draw:name="f220" draw:formula="?f219 * ?f14"/><draw:equation draw:name="f221" draw:formula="sqrt(?f217 * ?f217 + ?f220 * ?f220 + 0 * 0)"/><draw:equation draw:name="f222" draw:formula="?f14 * ?f14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28, ?f16, ?f208)"/><draw:equation draw:name="f228" draw:formula="if(?f28, ?f5, ?f209)"/><draw:equation draw:name="f229" draw:formula="if(?f28, ?f16, ?f210)"/><draw:equation draw:name="f230" draw:formula="if(?f28, ?f5, ?f211)"/><draw:equation draw:name="f231" draw:formula="if(?f28, ?f208, ?f224)"/><draw:equation draw:name="f232" draw:formula="if(?f28, ?f209, ?f226)"/><draw:equation draw:name="f233" draw:formula="if(?f28, ?f210, ?f224)"/><draw:equation draw:name="f234" draw:formula="if(?f28, ?f211, ?f226)"/><draw:equation draw:name="f235" draw:formula="?f1 + ?f75"/><draw:equation draw:name="f236" draw:formula="?f17 - ?f161"/><draw:equation draw:name="f237" draw:formula="?f18 - ?f163"/><draw:equation draw:name="f238" draw:formula="?f236 - ?f14"/><draw:equation draw:name="f239" draw:formula="?f237 - ?f14"/><draw:equation draw:name="f240" draw:formula="?f236 + ?f14"/><draw:equation draw:name="f241" draw:formula="?f237 + ?f14"/><draw:equation draw:name="f242" draw:formula="?f235 + ?f2"/><draw:equation draw:name="f243" draw:formula="?f242 * ?f12 / ?f1"/><draw:equation draw:name="f244" draw:formula="0 - ?f243"/><draw:equation draw:name="f245" draw:formula="cos(?f244)"/><draw:equation draw:name="f246" draw:formula="0 - ?f245"/><draw:equation draw:name="f247" draw:formula="?f246 * ?f14"/><draw:equation draw:name="f248" draw:formula="sin(?f244)"/><draw:equation draw:name="f249" draw:formula="0 - ?f248"/><draw:equation draw:name="f250" draw:formula="?f249 * ?f14"/><draw:equation draw:name="f251" draw:formula="sqrt(?f247 * ?f247 + ?f250 * ?f250 + 0 * 0)"/><draw:equation draw:name="f252" draw:formula="?f14 * ?f14 / ?f251"/><draw:equation draw:name="f253" draw:formula="?f249 * ?f252"/><draw:equation draw:name="f254" draw:formula="?f236 + ?f253"/><draw:equation draw:name="f255" draw:formula="?f246 * ?f252"/><draw:equation draw:name="f256" draw:formula="?f237 + ?f255"/><draw:equation draw:name="f257" draw:formula="if(?f75, ?f17, ?f238)"/><draw:equation draw:name="f258" draw:formula="if(?f75, ?f18, ?f239)"/><draw:equation draw:name="f259" draw:formula="if(?f75, ?f17, ?f240)"/><draw:equation draw:name="f260" draw:formula="if(?f75, ?f18, ?f241)"/><draw:equation draw:name="f261" draw:formula="if(?f75, ?f238, ?f254)"/><draw:equation draw:name="f262" draw:formula="if(?f75, ?f239, ?f256)"/><draw:equation draw:name="f263" draw:formula="if(?f75, ?f240, ?f254)"/><draw:equation draw:name="f264" draw:formula="if(?f75, ?f241, ?f256)"/><draw:equation draw:name="f265" draw:formula="?f0 + ?f75"/><draw:equation draw:name="f266" draw:formula="?f254 - ?f204"/><draw:equation draw:name="f267" draw:formula="?f256 - ?f206"/><draw:equation draw:name="f268" draw:formula="?f266 - ?f14"/><draw:equation draw:name="f269" draw:formula="?f267 - ?f14"/><draw:equation draw:name="f270" draw:formula="?f266 + ?f14"/><draw:equation draw:name="f271" draw:formula="?f267 + ?f14"/><draw:equation draw:name="f272" draw:formula="?f265 + ?f2"/><draw:equation draw:name="f273" draw:formula="?f272 * ?f12 / ?f1"/><draw:equation draw:name="f274" draw:formula="0 - ?f273"/><draw:equation draw:name="f275" draw:formula="cos(?f274)"/><draw:equation draw:name="f276" draw:formula="0 - ?f275"/><draw:equation draw:name="f277" draw:formula="?f276 * ?f14"/><draw:equation draw:name="f278" draw:formula="sin(?f274)"/><draw:equation draw:name="f279" draw:formula="0 - ?f278"/><draw:equation draw:name="f280" draw:formula="?f279 * ?f14"/><draw:equation draw:name="f281" draw:formula="sqrt(?f277 * ?f277 + ?f280 * ?f280 + 0 * 0)"/><draw:equation draw:name="f282" draw:formula="?f14 * ?f14 / ?f281"/><draw:equation draw:name="f283" draw:formula="?f279 * ?f282"/><draw:equation draw:name="f284" draw:formula="?f266 + ?f283"/><draw:equation draw:name="f285" draw:formula="?f276 * ?f282"/><draw:equation draw:name="f286" draw:formula="?f267 + ?f285"/><draw:equation draw:name="f287" draw:formula="if(?f75, ?f254, ?f268)"/><draw:equation draw:name="f288" draw:formula="if(?f75, ?f256, ?f269)"/><draw:equation draw:name="f289" draw:formula="if(?f75, ?f254, ?f270)"/><draw:equation draw:name="f290" draw:formula="if(?f75, ?f256, ?f271)"/><draw:equation draw:name="f291" draw:formula="if(?f75, ?f268, ?f284)"/><draw:equation draw:name="f292" draw:formula="if(?f75, ?f269, ?f286)"/><draw:equation draw:name="f293" draw:formula="if(?f75, ?f270, ?f284)"/><draw:equation draw:name="f294" draw:formula="if(?f75, ?f271, ?f286)"/><draw:equation draw:name="f295" draw:formula="0 + ?f28"/><draw:equation draw:name="f296" draw:formula="?f17 - ?f88"/><draw:equation draw:name="f297" draw:formula="?f20 - ?f90"/><draw:equation draw:name="f298" draw:formula="?f296 - ?f14"/><draw:equation draw:name="f299" draw:formula="?f297 - ?f14"/><draw:equation draw:name="f300" draw:formula="?f296 + ?f14"/><draw:equation draw:name="f301" draw:formula="?f297 + ?f14"/><draw:equation draw:name="f302" draw:formula="?f295 + ?f2"/><draw:equation draw:name="f303" draw:formula="?f302 * ?f12 / ?f1"/><draw:equation draw:name="f304" draw:formula="0 - ?f303"/><draw:equation draw:name="f305" draw:formula="cos(?f304)"/><draw:equation draw:name="f306" draw:formula="0 - ?f305"/><draw:equation draw:name="f307" draw:formula="?f306 * ?f14"/><draw:equation draw:name="f308" draw:formula="sin(?f304)"/><draw:equation draw:name="f309" draw:formula="0 - ?f308"/><draw:equation draw:name="f310" draw:formula="?f309 * ?f14"/><draw:equation draw:name="f311" draw:formula="sqrt(?f307 * ?f307 + ?f310 * ?f310 + 0 * 0)"/><draw:equation draw:name="f312" draw:formula="?f14 * ?f14 / ?f311"/><draw:equation draw:name="f313" draw:formula="?f309 * ?f312"/><draw:equation draw:name="f314" draw:formula="?f296 + ?f313"/><draw:equation draw:name="f315" draw:formula="?f306 * ?f312"/><draw:equation draw:name="f316" draw:formula="?f297 + ?f315"/><draw:equation draw:name="f317" draw:formula="if(?f28, ?f17, ?f298)"/><draw:equation draw:name="f318" draw:formula="if(?f28, ?f20, ?f299)"/><draw:equation draw:name="f319" draw:formula="if(?f28, ?f17, ?f300)"/><draw:equation draw:name="f320" draw:formula="if(?f28, ?f20, ?f301)"/><draw:equation draw:name="f321" draw:formula="if(?f28, ?f298, ?f314)"/><draw:equation draw:name="f322" draw:formula="if(?f28, ?f299, ?f316)"/><draw:equation draw:name="f323" draw:formula="if(?f28, ?f300, ?f314)"/><draw:equation draw:name="f324" draw:formula="if(?f28, ?f301, ?f316)"/></draw:enhanced-geometry></draw:custom-shape><text:span text:style-name="Police_20_par_20_défaut"><text:span text:style-name="MT4">Page</text:span></text:span><text:span text:style-name="Police_20_par_20_défaut"><text:span text:style-name="MT5"><text:tab/></text:span></text:span><text:span text:style-name="Police_20_par_20_défaut"><text:span text:style-name="MT5"><text:page-number text:select-page="current">12</text:page-number></text:span></text:span><text:span text:style-name="Police_20_par_20_défaut"><text:span text:style-name="MT6"><text:tab/></text:span></text:span><text:span text:style-name="Police_20_par_20_défaut"><text:span text:style-name="MT1">DOSSIER PROFESSIONNEL-Version du 11/09/2017</text:span></text:span><text:span text:style-name="Police_20_par_20_défaut"><text:span text:style-name="MT7"> </text:span></text:span><text:span text:style-name="Police_20_par_20_défaut"><text:span text:style-name="MT5"><text:tab/></text:span></text:span></text:p>
        <text:p text:style-name="Footer"/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meta:initial-creator>Monquet Miguel</meta:initial-creator>
    <meta:creation-date>2021-10-06T11:30:00Z</meta:creation-date>
    <dc:date>2022-06-01T08:29:57.511000000</dc:date>
    <meta:print-date>2021-10-06T11:28:00Z</meta:print-date>
    <meta:editing-cycles>3</meta:editing-cycles>
    <meta:editing-duration>PT5M57S</meta:editing-duration>
    <meta:document-statistic meta:table-count="18" meta:image-count="1" meta:object-count="0" meta:page-count="12" meta:paragraph-count="164" meta:word-count="885" meta:character-count="5508" meta:non-whitespace-character-count="4682"/>
    <meta:template xlink:type="simple" xlink:actuate="onRequest" xlink:title="" xlink:href="Dossier_professionnel_version_traitement_de_texte.odt"/>
  </office:meta>
</office:document-meta>
</file>